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306/content.xml" manifest:media-type="text/xml"/>
  <manifest:file-entry manifest:full-path="Object 306/settings.xml" manifest:media-type="text/xml"/>
  <manifest:file-entry manifest:full-path="Object 306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styles.xml" manifest:media-type="text/xml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meta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layout-cache" manifest:media-type="application/binary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imathoptions.rdf" manifest:media-type="application/rdf+xml"/>
  <manifest:file-entry manifest:full-path="manifest.rdf" manifest:media-type="application/rdf+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317/content.xml" manifest:media-type="text/xml"/>
  <manifest:file-entry manifest:full-path="Object 317/settings.xml" manifest:media-type="text/xml"/>
  <manifest:file-entry manifest:full-path="Object 317/" manifest:version="1.2" manifest:media-type="application/vnd.oasis.opendocument.formula"/>
  <manifest:file-entry manifest:full-path="ObjectReplacements/Object 114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2" manifest:media-type=""/>
  <manifest:file-entry manifest:full-path="ObjectReplacements/Object 1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" manifest:media-type=""/>
  <manifest:file-entry manifest:full-path="ObjectReplacements/Object 79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Thumbnails/thumbnail.png" manifest:media-type="image/png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Pictures/100004040000014A0000014A9D36637C112C66B0.svg" manifest:media-type="image/svg+xml"/>
  <manifest:file-entry manifest:full-path="Pictures/100003DA000001C1000001AC7B3947888E49266F.svg" manifest:media-type="image/svg+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settings.xml" manifest:media-type="text/xml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2" svg:font-family="Mangal"/>
    <style:font-face style:name="Liberation Sans2" svg:font-family="'Liberation Sans'" style:font-family-generic="roman"/>
    <style:font-face style:name="Times New Roman" svg:font-family="'Times New Roman'" style:font-family-generic="roman"/>
    <style:font-face style:name="Liberation Sans Narrow2" svg:font-family="'Liberation Sans Narrow'" style:font-family-generic="swiss"/>
    <style:font-face style:name="Liberation Sans Narrow1" svg:font-family="'Liberation Sans Narrow'" style:font-adornments="Regular" style:font-family-generic="swiss"/>
    <style:font-face style:name="Times New Roman1" svg:font-family="'Times New Roman'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NSimSun" svg:font-family="NSimSun" style:font-family-generic="modern" style:font-pitch="fixed"/>
    <style:font-face style:name="Liberation Sans1" svg:font-family="'Liberation Sans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Liberation Sans Narrow3" svg:font-family="'Liberation Sans Narrow'" style:font-family-generic="swiss" style:font-pitch="variable"/>
    <style:font-face style:name="Liberation Sans Narrow" svg:font-family="'Liberation Sans Narrow'" style:font-adornments="Обычный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13.097cm" table:align="left" style:may-break-between-rows="false"/>
    </style:style>
    <style:style style:name="Таблица3.A" style:family="table-column">
      <style:table-column-properties style:column-width="1.302cm"/>
    </style:style>
    <style:style style:name="Таблица3.B" style:family="table-column">
      <style:table-column-properties style:column-width="6.195cm"/>
    </style:style>
    <style:style style:name="Таблица3.C" style:family="table-column">
      <style:table-column-properties style:column-width="5.6cm"/>
    </style:style>
    <style:style style:name="Таблица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.A4" style:family="table-cell">
      <style:table-cell-properties style:vertical-align="middle" fo:background-color="#c0c0b8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B4" style:family="table-cell">
      <style:table-cell-properties style:vertical-align="middle" fo:background-color="#ffffe2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C4" style:family="table-cell">
      <style:table-cell-properties style:vertical-align="middle" fo:background-color="#ffffe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5.111cm" style:rel-column-width="58251*"/>
    </style:style>
    <style:style style:name="Tabelle4.B" style:family="table-column">
      <style:table-column-properties style:column-width="1.889cm" style:rel-column-width="7284*"/>
    </style:style>
    <style:style style:name="Tabelle4.A1" style:family="table-cell">
      <style:table-cell-properties style:vertical-align="middle" fo:padding="0.097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5.111cm" style:rel-column-width="58251*"/>
    </style:style>
    <style:style style:name="Tabelle2.B" style:family="table-column">
      <style:table-column-properties style:column-width="1.889cm" style:rel-column-width="7284*"/>
    </style:style>
    <style:style style:name="Tabelle2.A1" style:family="table-cell">
      <style:table-cell-properties style:vertical-align="middle" fo:padding="0.097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5.111cm" style:rel-column-width="58251*"/>
    </style:style>
    <style:style style:name="Tabelle3.B" style:family="table-column">
      <style:table-column-properties style:column-width="1.889cm" style:rel-column-width="7284*"/>
    </style:style>
    <style:style style:name="Tabelle3.A1" style:family="table-cell">
      <style:table-cell-properties style:vertical-align="middle" fo:padding="0.097cm" fo:border="none"/>
    </style:style>
    <style:style style:name="Tabelle5" style:family="table">
      <style:table-properties style:width="17cm" table:align="margins" style:may-break-between-rows="true"/>
    </style:style>
    <style:style style:name="Tabelle5.A" style:family="table-column">
      <style:table-column-properties style:column-width="15.111cm" style:rel-column-width="58251*"/>
    </style:style>
    <style:style style:name="Tabelle5.B" style:family="table-column">
      <style:table-column-properties style:column-width="1.889cm" style:rel-column-width="7284*"/>
    </style:style>
    <style:style style:name="Tabelle5.1" style:family="table-row">
      <style:table-row-properties fo:keep-together="always"/>
    </style:style>
    <style:style style:name="Tabelle5.A1" style:family="table-cell">
      <style:table-cell-properties style:vertical-align="middle" fo:padding="0.097cm" fo:border="none"/>
    </style:style>
    <style:style style:name="Таблица2" style:family="table">
      <style:table-properties style:width="5.593cm" table:align="center" style:may-break-between-rows="false"/>
    </style:style>
    <style:style style:name="Таблица2.A" style:family="table-column">
      <style:table-column-properties style:column-width="1.164cm"/>
    </style:style>
    <style:style style:name="Таблица2.B" style:family="table-column">
      <style:table-column-properties style:column-width="0.46cm"/>
    </style:style>
    <style:style style:name="Таблица2.C" style:family="table-column">
      <style:table-column-properties style:column-width="1.145cm"/>
    </style:style>
    <style:style style:name="Таблица2.E" style:family="table-column">
      <style:table-column-properties style:column-width="1.513cm"/>
    </style:style>
    <style:style style:name="Таблица2.G" style:family="table-column">
      <style:table-column-properties style:column-width="0.39cm"/>
    </style:style>
    <style:style style:name="Таблица2.A1" style:family="table-cell">
      <style:table-cell-properties fo:background-color="#cfe7f5" fo:padding="0cm" fo:border="none">
        <style:background-image/>
      </style:table-cell-properties>
    </style:style>
    <style:style style:name="Таблица2.2" style:family="table-row">
      <style:table-row-properties style:min-row-height="0.109cm"/>
    </style:style>
    <style:style style:name="Таблица2.A2" style:family="table-cell">
      <style:table-cell-properties fo:background-color="transparent" fo:padding="0cm" fo:border="none">
        <style:background-image/>
      </style:table-cell-properties>
    </style:style>
    <style:style style:name="Таблица2.E3" style:family="table-cell">
      <style:table-cell-properties fo:background-color="#ccffcc" fo:padding="0cm" fo:border="none">
        <style:background-image/>
      </style:table-cell-properties>
    </style:style>
    <style:style style:name="Таблица1" style:family="table">
      <style:table-properties style:width="6.278cm" table:align="center" style:may-break-between-rows="false"/>
    </style:style>
    <style:style style:name="Таблица1.A" style:family="table-column">
      <style:table-column-properties style:column-width="1.164cm"/>
    </style:style>
    <style:style style:name="Таблица1.B" style:family="table-column">
      <style:table-column-properties style:column-width="0.46cm"/>
    </style:style>
    <style:style style:name="Таблица1.C" style:family="table-column">
      <style:table-column-properties style:column-width="1.145cm"/>
    </style:style>
    <style:style style:name="Таблица1.E" style:family="table-column">
      <style:table-column-properties style:column-width="2.185cm"/>
    </style:style>
    <style:style style:name="Таблица1.G" style:family="table-column">
      <style:table-column-properties style:column-width="0.402cm"/>
    </style:style>
    <style:style style:name="Таблица1.A1" style:family="table-cell">
      <style:table-cell-properties fo:background-color="#cfe7f5" fo:padding="0cm" fo:border="none">
        <style:background-image/>
      </style:table-cell-properties>
    </style:style>
    <style:style style:name="Таблица1.A2" style:family="table-cell">
      <style:table-cell-properties fo:background-color="transparent" fo:padding="0cm" fo:border="none">
        <style:background-image/>
      </style:table-cell-properties>
    </style:style>
    <style:style style:name="Таблица1.E3" style:family="table-cell">
      <style:table-cell-properties fo:background-color="#ffcc99" fo:padding="0cm" fo:border="none">
        <style:background-image/>
      </style:table-cell-properties>
    </style:style>
    <style:style style:name="Таблица1.E7" style:family="table-cell">
      <style:table-cell-properties fo:background-color="#ccffcc" fo:padding="0cm" fo:border="none">
        <style:background-image/>
      </style:table-cell-properties>
    </style:style>
    <style:style style:name="Таблица5" style:family="table">
      <style:table-properties style:width="6.278cm" table:align="center" style:may-break-between-rows="false"/>
    </style:style>
    <style:style style:name="Таблица5.A" style:family="table-column">
      <style:table-column-properties style:column-width="1.164cm"/>
    </style:style>
    <style:style style:name="Таблица5.B" style:family="table-column">
      <style:table-column-properties style:column-width="0.46cm"/>
    </style:style>
    <style:style style:name="Таблица5.C" style:family="table-column">
      <style:table-column-properties style:column-width="1.145cm"/>
    </style:style>
    <style:style style:name="Таблица5.E" style:family="table-column">
      <style:table-column-properties style:column-width="2.185cm"/>
    </style:style>
    <style:style style:name="Таблица5.G" style:family="table-column">
      <style:table-column-properties style:column-width="0.402cm"/>
    </style:style>
    <style:style style:name="Таблица5.A1" style:family="table-cell">
      <style:table-cell-properties fo:background-color="#cfe7f5" fo:padding="0cm" fo:border="none">
        <style:background-image/>
      </style:table-cell-properties>
    </style:style>
    <style:style style:name="Таблица5.A2" style:family="table-cell">
      <style:table-cell-properties fo:background-color="transparent" fo:padding="0cm" fo:border="none">
        <style:background-image/>
      </style:table-cell-properties>
    </style:style>
    <style:style style:name="Таблица5.E3" style:family="table-cell">
      <style:table-cell-properties fo:background-color="#ffcc99" fo:padding="0cm" fo:border="none">
        <style:background-image/>
      </style:table-cell-properties>
    </style:style>
    <style:style style:name="Таблица5.C7" style:family="table-cell">
      <style:table-cell-properties fo:background-color="#ffffcc" fo:padding="0cm" fo:border="none">
        <style:background-image/>
      </style:table-cell-properties>
    </style:style>
    <style:style style:name="P1" style:family="paragraph" style:parent-style-name="Text_20_body">
      <style:text-properties officeooo:rsid="00aa0ca6" officeooo:paragraph-rsid="00035614"/>
    </style:style>
    <style:style style:name="P2" style:family="paragraph" style:parent-style-name="Text_20_body">
      <style:text-properties officeooo:rsid="00aa0ca6" officeooo:paragraph-rsid="00329a5a"/>
    </style:style>
    <style:style style:name="P3" style:family="paragraph" style:parent-style-name="Text_20_body">
      <style:paragraph-properties fo:text-align="center" style:justify-single-word="false"/>
      <style:text-properties officeooo:rsid="00aa0ca6" officeooo:paragraph-rsid="00035614"/>
    </style:style>
    <style:style style:name="P4" style:family="paragraph" style:parent-style-name="Text_20_body">
      <style:text-properties officeooo:paragraph-rsid="0033eb15"/>
    </style:style>
    <style:style style:name="P5" style:family="paragraph" style:parent-style-name="Text_20_body">
      <style:paragraph-properties fo:text-align="start" style:justify-single-word="false"/>
      <style:text-properties officeooo:paragraph-rsid="005de53d"/>
    </style:style>
    <style:style style:name="P6" style:family="paragraph" style:parent-style-name="Text_20_body">
      <style:text-properties officeooo:rsid="00cbea39" officeooo:paragraph-rsid="00035614"/>
    </style:style>
    <style:style style:name="P7" style:family="paragraph" style:parent-style-name="Text_20_body">
      <style:text-properties officeooo:rsid="00945e6c" officeooo:paragraph-rsid="00035614"/>
    </style:style>
    <style:style style:name="P8" style:family="paragraph" style:parent-style-name="Text_20_body">
      <style:text-properties officeooo:paragraph-rsid="00035614"/>
    </style:style>
    <style:style style:name="P9" style:family="paragraph" style:parent-style-name="Text_20_body">
      <style:text-properties officeooo:rsid="00799495" officeooo:paragraph-rsid="00035614"/>
    </style:style>
    <style:style style:name="P10" style:family="paragraph" style:parent-style-name="Text_20_body">
      <style:text-properties officeooo:rsid="00831d82" officeooo:paragraph-rsid="00035614"/>
    </style:style>
    <style:style style:name="P11" style:family="paragraph" style:parent-style-name="Text_20_body">
      <style:text-properties officeooo:rsid="008428ef" officeooo:paragraph-rsid="00035614"/>
    </style:style>
    <style:style style:name="P12" style:family="paragraph" style:parent-style-name="Text_20_body">
      <style:text-properties officeooo:rsid="00873b5e" officeooo:paragraph-rsid="00035614"/>
    </style:style>
    <style:style style:name="P13" style:family="paragraph" style:parent-style-name="Text_20_body">
      <style:text-properties officeooo:rsid="00a80e62" officeooo:paragraph-rsid="00035614"/>
    </style:style>
    <style:style style:name="P14" style:family="paragraph" style:parent-style-name="Text_20_body">
      <style:paragraph-properties fo:text-align="center" style:justify-single-word="false"/>
      <style:text-properties officeooo:rsid="00aabe0a" officeooo:paragraph-rsid="00035614"/>
    </style:style>
    <style:style style:name="P15" style:family="paragraph" style:parent-style-name="Text_20_body">
      <style:text-properties officeooo:rsid="00ae6df2" officeooo:paragraph-rsid="00035614"/>
    </style:style>
    <style:style style:name="P16" style:family="paragraph" style:parent-style-name="Text_20_body">
      <style:text-properties officeooo:rsid="00b20f75" officeooo:paragraph-rsid="00035614"/>
    </style:style>
    <style:style style:name="P17" style:family="paragraph" style:parent-style-name="Text_20_body">
      <style:paragraph-properties fo:text-align="center" style:justify-single-word="false"/>
      <style:text-properties officeooo:rsid="00b20f75" officeooo:paragraph-rsid="00035614"/>
    </style:style>
    <style:style style:name="P18" style:family="paragraph" style:parent-style-name="Text_20_body">
      <style:text-properties officeooo:rsid="00b26e71" officeooo:paragraph-rsid="00035614"/>
    </style:style>
    <style:style style:name="P19" style:family="paragraph" style:parent-style-name="Text_20_body">
      <style:text-properties officeooo:rsid="0013b1bf" officeooo:paragraph-rsid="00177a26" fo:background-color="#66ff66"/>
    </style:style>
    <style:style style:name="P20" style:family="paragraph" style:parent-style-name="Text_20_body">
      <style:text-properties officeooo:rsid="00679867" officeooo:paragraph-rsid="00035614"/>
    </style:style>
    <style:style style:name="P21" style:family="paragraph" style:parent-style-name="Text_20_body">
      <style:text-properties officeooo:rsid="007bc8bd" officeooo:paragraph-rsid="00035614"/>
    </style:style>
    <style:style style:name="P22" style:family="paragraph" style:parent-style-name="Text_20_body">
      <style:text-properties officeooo:rsid="00960303" officeooo:paragraph-rsid="00035614"/>
    </style:style>
    <style:style style:name="P23" style:family="paragraph" style:parent-style-name="Text_20_body">
      <style:text-properties officeooo:paragraph-rsid="004eb5fd"/>
    </style:style>
    <style:style style:name="P24" style:family="paragraph" style:parent-style-name="Text_20_body">
      <style:text-properties officeooo:rsid="00b67517" officeooo:paragraph-rsid="006157ae"/>
    </style:style>
    <style:style style:name="P25" style:family="paragraph" style:parent-style-name="Text_20_body">
      <style:paragraph-properties fo:text-align="start" style:justify-single-word="false"/>
      <style:text-properties style:use-window-font-color="true" officeooo:rsid="0030cde8" officeooo:paragraph-rsid="0057792e" fo:background-color="transparent"/>
    </style:style>
    <style:style style:name="P26" style:family="paragraph" style:parent-style-name="Standard">
      <style:paragraph-properties fo:text-align="center" style:justify-single-word="false"/>
      <style:text-properties officeooo:paragraph-rsid="00035614"/>
    </style:style>
    <style:style style:name="P27" style:family="paragraph" style:parent-style-name="Standard">
      <style:text-properties officeooo:paragraph-rsid="00035614"/>
    </style:style>
    <style:style style:name="P28" style:family="paragraph" style:parent-style-name="Table_20_Contents">
      <style:text-properties officeooo:paragraph-rsid="00035614"/>
    </style:style>
    <style:style style:name="P29" style:family="paragraph" style:parent-style-name="Table_20_Contents">
      <style:text-properties style:use-window-font-color="true" officeooo:paragraph-rsid="00035614" fo:background-color="transparent"/>
    </style:style>
    <style:style style:name="P30" style:family="paragraph" style:parent-style-name="Table_20_Contents">
      <style:paragraph-properties fo:text-align="center" style:justify-single-word="false"/>
      <style:text-properties officeooo:paragraph-rsid="00035614"/>
    </style:style>
    <style:style style:name="P31" style:family="paragraph" style:parent-style-name="Table_20_Contents">
      <style:paragraph-properties fo:text-align="end" style:justify-single-word="false"/>
      <style:text-properties officeooo:paragraph-rsid="00035614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officeooo:rsid="006215d3" officeooo:paragraph-rsid="00035614" style:font-name-asian="Times New Roman" style:font-name-complex="Times New Roman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officeooo:rsid="006a306b" officeooo:paragraph-rsid="00035614" style:font-name-asian="Times New Roman" style:font-name-complex="Times New Roman"/>
    </style:style>
    <style:style style:name="P34" style:family="paragraph" style:parent-style-name="Table_20_Contents">
      <style:text-properties style:font-name="Times New Roman" officeooo:rsid="00a5b0c7" officeooo:paragraph-rsid="00035614" style:font-name-asian="Times New Roman" style:font-name-complex="Times New Roman"/>
    </style:style>
    <style:style style:name="P35" style:family="paragraph" style:parent-style-name="Table_20_Contents">
      <style:text-properties style:font-name="Times New Roman" officeooo:paragraph-rsid="00035614" style:font-name-asian="Times New Roman" style:font-name-complex="Times New Roman"/>
    </style:style>
    <style:style style:name="P36" style:family="paragraph" style:parent-style-name="Table_20_Contents">
      <style:text-properties style:font-name="Times New Roman" officeooo:paragraph-rsid="00035614" style:font-name-asian="SimSun" style:font-name-complex="Mangal"/>
    </style:style>
    <style:style style:name="P37" style:family="paragraph" style:parent-style-name="Table_20_Contents">
      <style:text-properties style:font-name="Times New Roman" fo:font-weight="normal" officeooo:rsid="00a5b0c7" officeooo:paragraph-rsid="00035614" style:font-weight-asian="normal" style:font-weight-complex="normal"/>
    </style:style>
    <style:style style:name="P38" style:family="paragraph" style:parent-style-name="Table_20_Heading">
      <style:text-properties officeooo:paragraph-rsid="00035614"/>
    </style:style>
    <style:style style:name="P39" style:family="paragraph" style:parent-style-name="Table_20_Heading">
      <style:paragraph-properties fo:text-align="center" style:justify-single-word="false"/>
      <style:text-properties officeooo:rsid="00df11e1" officeooo:paragraph-rsid="00035614"/>
    </style:style>
    <style:style style:name="P40" style:family="paragraph" style:parent-style-name="Code">
      <style:text-properties officeooo:paragraph-rsid="00035614"/>
    </style:style>
    <style:style style:name="P41" style:family="paragraph" style:parent-style-name="Subtitle">
      <style:text-properties officeooo:paragraph-rsid="004eb5fd"/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Heading_20_1" style:list-style-name="Numbering_20_5"/>
    <style:style style:name="P45" style:family="paragraph" style:parent-style-name="Heading_20_1" style:list-style-name="Numbering_20_5">
      <style:text-properties officeooo:rsid="0095c4fc" officeooo:paragraph-rsid="00035614"/>
    </style:style>
    <style:style style:name="P46" style:family="paragraph" style:parent-style-name="Heading_20_1" style:list-style-name="Numbering_20_5">
      <style:paragraph-properties fo:break-before="page"/>
    </style:style>
    <style:style style:name="P47" style:family="paragraph" style:parent-style-name="Heading_20_2" style:list-style-name="Numbering_20_5"/>
    <style:style style:name="P48" style:family="paragraph" style:parent-style-name="Heading_20_2" style:list-style-name="Numbering_20_5">
      <style:text-properties officeooo:rsid="00329a5a" officeooo:paragraph-rsid="00329a5a"/>
    </style:style>
    <style:style style:name="P49" style:family="paragraph" style:parent-style-name="Heading_20_2" style:list-style-name="Numbering_20_5" style:master-page-name="">
      <style:paragraph-properties style:page-number="auto" fo:break-before="auto" fo:break-after="auto"/>
    </style:style>
    <style:style style:name="P50" style:family="paragraph" style:parent-style-name="Note" style:list-style-name="Note">
      <style:text-properties officeooo:paragraph-rsid="00499ce4"/>
    </style:style>
    <style:style style:name="P51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52" style:family="paragraph">
      <loext:graphic-properties draw:fill="solid" draw:fill-color="#d2e9f7" draw:fill-image-width="0cm" draw:fill-image-height="0cm"/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 Narrow" fo:font-size="9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53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54" style:family="paragraph">
      <loext:graphic-properties draw:fill="solid" draw:fill-color="#d2e9f7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 Narrow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none" draw:fill-color="#cfe7f5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 Narrow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solid" draw:fill-color="#dddddd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 Narrow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none" draw:fill-color="#cfe7f5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 Narrow" fo:font-size="9pt" fo:font-style="normal" fo:text-shadow="none" style:text-underline-style="none" fo:font-weight="bold" style:letter-kerning="true" fo:background-color="#ffffff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58" style:family="paragraph">
      <loext:graphic-properties draw:fill="solid" draw:fill-color="#ccffcc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 Narrow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b67517"/>
    </style:style>
    <style:style style:name="T2" style:family="text">
      <style:text-properties officeooo:rsid="00329a5a"/>
    </style:style>
    <style:style style:name="T3" style:family="text">
      <style:text-properties officeooo:rsid="00b91e20"/>
    </style:style>
    <style:style style:name="T4" style:family="text">
      <style:text-properties style:use-window-font-color="true" fo:language="en" fo:country="US" officeooo:rsid="00b93500" fo:background-color="transparent" loext:char-shading-value="0"/>
    </style:style>
    <style:style style:name="T5" style:family="text">
      <style:text-properties style:use-window-font-color="true" fo:language="en" fo:country="US" officeooo:rsid="005cf64a" fo:background-color="transparent" loext:char-shading-value="0"/>
    </style:style>
    <style:style style:name="T6" style:family="text">
      <style:text-properties style:use-window-font-color="true" fo:language="en" fo:country="US" officeooo:rsid="002c028a" fo:background-color="transparent" loext:char-shading-value="0"/>
    </style:style>
    <style:style style:name="T7" style:family="text">
      <style:text-properties style:use-window-font-color="true" fo:language="en" fo:country="US" officeooo:rsid="005de53d" fo:background-color="transparent" loext:char-shading-value="0"/>
    </style:style>
    <style:style style:name="T8" style:family="text">
      <style:text-properties style:use-window-font-color="true" officeooo:rsid="0030cde8" fo:background-color="transparent" loext:char-shading-value="0"/>
    </style:style>
    <style:style style:name="T9" style:family="text">
      <style:text-properties style:use-window-font-color="true" officeooo:rsid="002c028a"/>
    </style:style>
    <style:style style:name="T10" style:family="text">
      <style:text-properties officeooo:rsid="006a306b"/>
    </style:style>
    <style:style style:name="T11" style:family="text">
      <style:text-properties officeooo:rsid="007bc8bd"/>
    </style:style>
    <style:style style:name="T12" style:family="text">
      <style:text-properties officeooo:rsid="00a5947a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88481f"/>
    </style:style>
    <style:style style:name="T15" style:family="text">
      <style:text-properties fo:font-weight="normal" officeooo:rsid="0088481f" style:font-weight-asian="normal" style:font-weight-complex="normal"/>
    </style:style>
    <style:style style:name="T16" style:family="text">
      <style:text-properties fo:font-weight="normal" officeooo:rsid="00a5b0c7" style:font-weight-asian="normal" style:font-weight-complex="normal"/>
    </style:style>
    <style:style style:name="T17" style:family="text">
      <style:text-properties fo:font-weight="normal" officeooo:rsid="0088d600" style:font-weight-asian="normal" style:font-weight-complex="normal"/>
    </style:style>
    <style:style style:name="T18" style:family="text">
      <style:text-properties officeooo:rsid="0037ff65"/>
    </style:style>
    <style:style style:name="T19" style:family="text">
      <style:text-properties officeooo:rsid="00a98781"/>
    </style:style>
    <style:style style:name="T20" style:family="text">
      <style:text-properties officeooo:rsid="00b05a62"/>
    </style:style>
    <style:style style:name="T21" style:family="text">
      <style:text-properties officeooo:rsid="00acd0e0"/>
    </style:style>
    <style:style style:name="T22" style:family="text">
      <style:text-properties officeooo:rsid="00ae6df2"/>
    </style:style>
    <style:style style:name="T23" style:family="text">
      <style:text-properties officeooo:rsid="00b26e71"/>
    </style:style>
    <style:style style:name="T24" style:family="text">
      <style:text-properties officeooo:rsid="00192085"/>
    </style:style>
    <style:style style:name="T25" style:family="text">
      <style:text-properties officeooo:rsid="00831d82"/>
    </style:style>
    <style:style style:name="T26" style:family="text">
      <style:text-properties officeooo:rsid="006d1d3b"/>
    </style:style>
    <style:style style:name="T27" style:family="text">
      <style:text-properties officeooo:rsid="00685249"/>
    </style:style>
    <style:style style:name="T28" style:family="text">
      <style:text-properties officeooo:rsid="00873b5e"/>
    </style:style>
    <style:style style:name="T29" style:family="text">
      <style:text-properties officeooo:rsid="008d87a1"/>
    </style:style>
    <style:style style:name="T30" style:family="text">
      <style:text-properties officeooo:rsid="0095c4fc"/>
    </style:style>
    <style:style style:name="T31" style:family="text">
      <style:text-properties officeooo:rsid="00960303"/>
    </style:style>
    <style:style style:name="T32" style:family="text">
      <style:text-properties officeooo:rsid="00939132"/>
    </style:style>
    <style:style style:name="T33" style:family="text">
      <style:text-properties officeooo:rsid="0027a3ab"/>
    </style:style>
    <style:style style:name="T34" style:family="text">
      <style:text-properties officeooo:rsid="003c11ba"/>
    </style:style>
    <style:style style:name="T35" style:family="text">
      <style:text-properties officeooo:rsid="0041171e"/>
    </style:style>
    <style:style style:name="T36" style:family="text">
      <style:text-properties officeooo:rsid="0042955e"/>
    </style:style>
    <style:style style:name="T37" style:family="text">
      <style:text-properties style:font-name="Liberation Sans" fo:font-size="11.3999996185303pt" fo:language="en" fo:country="US" officeooo:rsid="006a306b" style:font-size-asian="10.5pt"/>
    </style:style>
    <style:style style:name="T38" style:family="text">
      <style:text-properties officeooo:rsid="004f61b5"/>
    </style:style>
    <style:style style:name="T39" style:family="text">
      <style:text-properties fo:font-variant="normal" fo:text-transform="none" fo:color="#006600" style:text-outline="false" style:text-line-through-style="none" style:text-line-through-type="none" style:font-name="Liberation Sans Narrow" fo:font-size="9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ans Narrow" fo:font-size="9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6699" style:text-outline="false" style:text-line-through-style="none" style:text-line-through-type="none" style:font-name="Liberation Sans Narrow" fo:font-size="9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6699" style:text-outline="false" style:text-line-through-style="none" style:text-line-through-type="none" style:font-name="Liberation Sans Narrow" fo:font-size="9pt" fo:font-style="italic" fo:text-shadow="none" style:text-underline-style="none" fo:font-weight="bold" style:letter-kerning="true" style:font-name-asian="Microsoft YaHei" style:font-size-asian="18pt" style:font-style-asian="italic" style:font-weight-asian="bold" style:font-name-complex="Mangal" style:font-size-complex="18pt" style:font-style-complex="italic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 Narrow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6699" style:text-outline="false" style:text-line-through-style="none" style:text-line-through-type="none" style:font-name="Liberation Sans Narrow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6699" style:text-outline="false" style:text-line-through-style="none" style:text-line-through-type="none" style:font-name="Liberation Sans Narrow" fo:font-size="9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Mang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6699" style:text-outline="false" style:text-line-through-style="none" style:text-line-through-type="none" style:font-name="Liberation Sans Narrow1" fo:font-size="9pt" fo:font-style="normal" fo:text-shadow="none" style:text-underline-style="none" fo:font-weight="normal" style:letter-kerning="true" style:font-name-asian="Liberation Sans Narrow1" style:font-size-asian="18pt" style:font-style-asian="normal" style:font-weight-asian="normal" style:font-name-complex="Liberation Sans Narrow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6699" style:text-outline="false" style:text-line-through-style="none" style:text-line-through-type="none" style:font-name="Liberation Sans Narrow1" fo:font-size="9pt" fo:font-style="italic" fo:text-shadow="none" style:text-underline-style="none" fo:font-weight="normal" style:letter-kerning="true" style:font-name-asian="Liberation Sans Narrow1" style:font-size-asian="18pt" style:font-style-asian="italic" style:font-weight-asian="normal" style:font-name-complex="Liberation Sans Narrow1" style:font-size-complex="18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6699" style:text-outline="false" style:text-line-through-style="none" style:text-line-through-type="none" style:font-name="Liberation Sans Narrow1" fo:font-size="9pt" fo:font-style="normal" fo:text-shadow="none" style:text-underline-style="none" fo:font-weight="bold" style:letter-kerning="true" style:font-name-asian="Liberation Sans Narrow1" style:font-size-asian="18pt" style:font-style-asian="normal" style:font-weight-asian="bold" style:font-name-complex="Liberation Sans Narrow1" style:font-size-complex="18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Liberation Sans Narrow1" fo:font-size="9pt" fo:font-style="normal" fo:text-shadow="none" style:text-underline-style="none" fo:font-weight="bold" style:letter-kerning="true" style:font-name-asian="Liberation Sans Narrow1" style:font-size-asian="18pt" style:font-style-asian="normal" style:font-weight-asian="bold" style:font-name-complex="Liberation Sans Narrow1" style:font-size-complex="18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Liberation Sans Narrow1" fo:font-size="9pt" fo:font-style="normal" fo:text-shadow="none" style:text-underline-style="none" fo:font-weight="normal" style:letter-kerning="true" style:font-name-asian="Liberation Sans Narrow1" style:font-size-asian="18pt" style:font-style-asian="normal" style:font-weight-asian="normal" style:font-name-complex="Liberation Sans Narrow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Liberation Sans Narrow1" fo:font-size="9pt" fo:font-style="italic" fo:text-shadow="none" style:text-underline-style="none" fo:font-weight="normal" style:letter-kerning="true" style:font-name-asian="Liberation Sans Narrow1" style:font-size-asian="18pt" style:font-style-asian="italic" style:font-weight-asian="normal" style:font-name-complex="Liberation Sans Narrow1" style:font-size-complex="18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6600" style:text-outline="false" style:text-line-through-style="none" style:text-line-through-type="none" style:font-name="Liberation Sans Narrow1" fo:font-size="9pt" fo:font-style="italic" fo:text-shadow="none" style:text-underline-style="none" fo:font-weight="bold" style:letter-kerning="true" style:font-name-asian="Liberation Sans Narrow1" style:font-size-asian="18pt" style:font-style-asian="italic" style:font-weight-asian="bold" style:font-name-complex="Liberation Sans Narrow1" style:font-size-complex="18pt" style:font-style-complex="italic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6600" style:text-outline="false" style:text-line-through-style="none" style:text-line-through-type="none" style:font-name="Liberation Sans Narrow1" fo:font-size="9pt" fo:font-style="italic" fo:text-shadow="none" style:text-underline-style="none" fo:font-weight="normal" style:letter-kerning="true" style:font-name-asian="Liberation Sans Narrow1" style:font-size-asian="18pt" style:font-style-asian="italic" style:font-weight-asian="normal" style:font-name-complex="Liberation Sans Narrow1" style:font-size-complex="18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Liberation Sans Narrow" fo:font-size="9pt" fo:font-style="normal" fo:text-shadow="none" style:text-underline-style="none" fo:font-weight="bold" style:letter-kerning="true" fo:background-color="#ffffff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6600" style:text-outline="false" style:text-line-through-style="none" style:text-line-through-type="none" style:font-name="Liberation Sans Narrow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style:vertical-pos="from-top" style:horizontal-pos="from-left" style:horizontal-rel="paragraph-content" fo:background-color="transparent" draw:fill="none" draw:fill-color="#ffffff" draw:ole-draw-aspect="1"/>
    </style:style>
    <style:style style:name="fr3" style:family="graphic" style:parent-style-name="Formula">
      <style:graphic-properties style:vertical-pos="from-top" style:horizontal-pos="from-left" style:horizontal-rel="paragraph-content" fo:background-color="transparent" draw:fill="none" draw:fill-color="#ffffff" fo:padding="0.049cm" fo:border="0.99pt solid #9999ff" draw:ole-draw-aspect="1"/>
    </style:style>
    <style:style style:name="fr4" style:family="graphic" style:parent-style-name="Formula">
      <style:graphic-properties style:vertical-pos="from-top" style:horizontal-pos="from-left" style:horizontal-rel="paragraph-content" fo:background-color="transparent" draw:fill="none" draw:fill-color="#ffffff" draw:ole-draw-aspect="1"/>
    </style:style>
    <style:style style:name="fr5" style:family="graphic" style:parent-style-name="Formula">
      <style:graphic-properties fo:margin-left="0cm" fo:margin-right="0cm" style:vertical-pos="from-top" style:horizontal-pos="from-left" style:horizontal-rel="paragraph-content" fo:background-color="transparent" draw:fill="none" draw:fill-color="#ffffff" fo:padding="0.049cm" fo:border="none" draw:ole-draw-aspect="1"/>
    </style:style>
    <style:style style:name="fr6" style:family="graphic" style:parent-style-name="Formula">
      <style:graphic-properties fo:margin-left="0cm" fo:margin-right="0cm" style:vertical-pos="from-top" style:horizontal-pos="from-left" style:horizontal-rel="paragraph-content" fo:background-color="transparent" draw:fill="none" draw:fill-color="#ffffff" fo:padding="0.049cm" fo:border="0.99pt solid #9999ff" draw:ole-draw-aspect="1"/>
    </style:style>
    <style:style style:name="fr7" style:family="graphic" style:parent-style-name="Formula">
      <style:graphic-properties style:vertical-pos="from-top" style:horizontal-pos="from-left" style:horizontal-rel="paragraph-content" fo:background-color="transparent" draw:fill="none" draw:fill-color="#ffffff" fo:padding="0.049cm" fo:border="0.99pt solid #00cc00" draw:ole-draw-aspect="1"/>
    </style:style>
    <style:style style:name="fr8" style:family="graphic" style:parent-style-name="Formula">
      <style:graphic-properties fo:margin-left="0cm" fo:margin-right="0cm" style:vertical-pos="from-top" style:horizontal-pos="from-left" style:horizontal-rel="paragraph-content" fo:background-color="transparent" draw:fill="none" draw:fill-color="#ffffff" fo:padding="0.049cm" fo:border="0.99pt solid #00cc00" draw:ole-draw-aspect="1"/>
    </style:style>
    <style:style style:name="fr9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ed_20__28_var_29__20_1" svg:stroke-width="0cm" svg:stroke-color="#729fcf" draw:marker-start-width="0.199cm" draw:marker-start-center="false" draw:marker-end-width="0.199cm" draw:marker-end-center="false" draw:fill="solid" draw:fill-color="#d2e9f7" draw:fill-image-width="0cm" draw:fill-image-height="0cm" draw:textarea-horizontal-align="justify" draw:textarea-vertical-align="middle" draw:auto-grow-height="false" fo:min-height="0.55cm" fo:min-width="3.561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draw:stroke="solid" draw:stroke-dash="Dashed_20__28_var_29__20_2" svg:stroke-width="0cm" svg:stroke-color="#729fcf" draw:marker-start-width="0.199cm" draw:marker-start-center="false" draw:marker-end-width="0.199cm" draw:marker-end-center="false" draw:fill="solid" draw:fill-color="#d2e9f7" draw:fill-image-width="0cm" draw:fill-image-height="0cm" draw:textarea-horizontal-align="justify" draw:textarea-vertical-align="middle" draw:auto-grow-height="false" fo:min-height="0.453cm" fo:min-width="2.589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draw:stroke-dash="Dashed_20__28_var_29__20_3" svg:stroke-width="0cm" svg:stroke-color="#000000" draw:marker-start-width="0.199cm" draw:marker-start-center="false" draw:marker-end="Arrow" draw:marker-end-width="0.3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4" svg:stroke-width="0cm" svg:stroke-color="#000000" draw:marker-start-width="0.199cm" draw:marker-start-center="false" draw:marker-end="Arrow" draw:marker-end-width="0.3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draw:stroke-dash="Dashed_20__28_var_29__20_5" svg:stroke-width="0cm" svg:stroke-color="#000000" draw:marker-start-width="0.199cm" draw:marker-start-center="false" draw:marker-end="Arrow" draw:marker-end-width="0.3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draw:stroke-dash="Dashed_20__28_var_29__20_6" svg:stroke-width="0cm" svg:stroke-color="#729fcf" draw:marker-start-width="0.199cm" draw:marker-start-center="false" draw:marker-end-width="0.199cm" draw:marker-end-center="false" draw:fill="solid" draw:fill-color="#d2e9f7" draw:fill-image-width="0cm" draw:fill-image-height="0cm" draw:textarea-horizontal-align="justify" draw:textarea-vertical-align="middle" draw:auto-grow-height="false" fo:min-height="0.815cm" fo:min-width="3.551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draw:stroke-dash="Dashed_20__28_var_29__20_7" svg:stroke-width="0cm" svg:stroke-color="#000000" draw:marker-start-width="0.199cm" draw:marker-start-center="false" draw:marker-end="Arrow" draw:marker-end-width="0.3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solid" draw:stroke-dash="Dashed_20__28_var_29__20_8" svg:stroke-width="0cm" svg:stroke-color="#729fcf" draw:marker-start-width="0.199cm" draw:marker-start-center="false" draw:marker-end-width="0.199cm" draw:marker-end-center="false" draw:fill="solid" draw:fill-color="#d2e9f7" draw:fill-image-width="0cm" draw:fill-image-height="0cm" draw:textarea-horizontal-align="justify" draw:textarea-vertical-align="middle" draw:auto-grow-height="false" fo:min-height="0.459cm" fo:min-width="3.558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solid" draw:stroke-dash="Dashed_20__28_var_29__20_9" svg:stroke-width="0cm" svg:stroke-color="#729fcf" draw:marker-start-width="0.199cm" draw:marker-start-center="false" draw:marker-end-width="0.199cm" draw:marker-end-center="false" draw:fill="solid" draw:fill-color="#d2e9f7" draw:fill-image-width="0cm" draw:fill-image-height="0cm" draw:textarea-horizontal-align="justify" draw:textarea-vertical-align="middle" draw:auto-grow-height="false" fo:min-height="0.459cm" fo:min-width="3.56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solid" draw:stroke-dash="Dashed_20__28_var_29__20_10" svg:stroke-width="0cm" svg:stroke-color="#729fcf" draw:marker-start-width="0.199cm" draw:marker-start-center="false" draw:marker-end-width="0.199cm" draw:marker-end-center="false" draw:fill="solid" draw:fill-color="#d2e9f7" draw:fill-image-width="0cm" draw:fill-image-height="0cm" draw:textarea-horizontal-align="justify" draw:textarea-vertical-align="middle" draw:auto-grow-height="false" fo:min-height="0.503cm" fo:min-width="2.775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solid" draw:stroke-dash="Dashed_20__28_var_29__20_11" svg:stroke-width="0cm" svg:stroke-color="#000000" draw:marker-start-width="0.199cm" draw:marker-start-center="false" draw:marker-end="Arrow" draw:marker-end-width="0.3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solid" draw:stroke-dash="Dashed_20__28_var_29__20_13" svg:stroke-width="0cm" svg:stroke-color="#000000" draw:marker-start-width="0.199cm" draw:marker-start-center="false" draw:marker-end="Arrow" draw:marker-end-width="0.3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solid" draw:stroke-dash="Dashed_20__28_var_29__20_14" svg:stroke-width="0cm" svg:stroke-color="#000000" draw:marker-start-width="0.199cm" draw:marker-start-center="false" draw:marker-end-width="0.199cm" draw:marker-end-center="false" draw:fill="solid" draw:fill-color="#dddddd" draw:fill-image-width="0cm" draw:fill-image-height="0cm" draw:textarea-horizontal-align="justify" draw:textarea-vertical-align="middle" draw:auto-grow-height="false" fo:min-height="1.094cm" fo:min-width="5.816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solid" draw:stroke-dash="Dashed_20__28_var_29__20_15" svg:stroke-width="0cm" svg:stroke-color="#000000" draw:marker-start-width="0.199cm" draw:marker-start-center="false" draw:marker-end="Arrow" draw:marker-end-width="0.3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solid" draw:stroke-dash="Dashed_20__28_var_29__20_16" svg:stroke-width="0cm" svg:stroke-color="#729fcf" draw:marker-start-width="0.199cm" draw:marker-start-center="false" draw:marker-end-width="0.199cm" draw:marker-end-center="false" draw:fill="solid" draw:fill-color="#d2e9f7" draw:fill-image-width="0cm" draw:fill-image-height="0cm" draw:textarea-horizontal-align="justify" draw:textarea-vertical-align="middle" draw:auto-grow-height="false" fo:min-height="0.459cm" fo:min-width="3.56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solid" draw:stroke-dash="Dashed_20__28_var_29__20_10" svg:stroke-width="0cm" svg:stroke-color="#729fcf" draw:marker-start-width="0.199cm" draw:marker-start-center="false" draw:marker-end-width="0.199cm" draw:marker-end-center="false" draw:fill="solid" draw:fill-color="#d2e9f7" draw:fill-image-width="0cm" draw:fill-image-height="0cm" draw:textarea-horizontal-align="justify" draw:textarea-vertical-align="middle" draw:auto-grow-height="false" fo:min-height="0.452cm" fo:min-width="2.455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solid" draw:stroke-dash="Dashed_20__28_var_29__20_18" svg:stroke-width="0cm" svg:stroke-color="#000000" draw:marker-start-width="0.199cm" draw:marker-start-center="false" draw:marker-end="Arrow" draw:marker-end-width="0.3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solid" draw:stroke-dash="Fine_20_Dashed" svg:stroke-width="0cm" svg:stroke-color="#006600" draw:marker-start-width="0.199cm" draw:marker-start-center="false" draw:marker-end-width="0.199cm" draw:marker-end-center="false" draw:fill="solid" draw:fill-color="#ccffcc" draw:fill-image-width="0cm" draw:fill-image-height="0cm" draw:textarea-horizontal-align="justify" draw:textarea-vertical-align="middle" draw:auto-grow-height="false" fo:min-height="1.094cm" fo:min-width="5.81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20" style:family="graphic">
      <style:graphic-properties draw:stroke="solid" draw:stroke-dash="Fine_20_Dashed" svg:stroke-width="0cm" svg:stroke-color="#006600" draw:marker-start-width="0.199cm" draw:marker-start-center="false" draw:marker-end="Arrow" draw:marker-end-width="0.3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dash" draw:stroke-dash="Ultrafine_20_Dashed" svg:stroke-width="0.018cm" svg:stroke-color="#000000" draw:marker-start-width="0.228cm" draw:marker-start-center="false" draw:marker-end-width="0.228cm" draw:marker-end-center="false" svg:stroke-opacity="50%" draw:fill="none" draw:fill-color="#729fcf" draw:textarea-horizontal-align="justify" draw:textarea-vertical-align="middle" draw:auto-grow-height="false" fo:min-height="4.283cm" fo:min-width="7.181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22" style:family="graphic">
      <style:graphic-properties draw:stroke="dash" draw:stroke-dash="Ultrafine_20_Dashed" svg:stroke-width="0.018cm" svg:stroke-color="#006600" draw:marker-start-width="0.228cm" draw:marker-start-center="false" draw:marker-end-width="0.228cm" draw:marker-end-center="false" svg:stroke-opacity="50%" draw:fill="none" draw:fill-color="#729fcf" draw:textarea-horizontal-align="justify" draw:textarea-vertical-align="middle" draw:auto-grow-height="false" fo:min-height="4.283cm" fo:min-width="7.181cm" fo:padding-top="0.134cm" fo:padding-bottom="0.134cm" fo:padding-left="0.259cm" fo:padding-right="0.259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30">Partial differentiation of e</text:span>xpressions</text:p>
      <text:p text:style-name="P41">© 2014 Vladislav Kosolapov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2"><text:a xlink:type="simple" xlink:href="#__RefHeading___Toc22190_550850512" text:style-name="Index_20_Link" text:visited-style-name="Index_20_Link">1.Theory.<text:tab/>2</text:a></text:p>
          <text:p text:style-name="P43"><text:a xlink:type="simple" xlink:href="#__RefHeading___Toc22192_550850512" text:style-name="Index_20_Link" text:visited-style-name="Index_20_Link">1.1.General case.<text:tab/>2</text:a></text:p>
          <text:p text:style-name="P43"><text:a xlink:type="simple" xlink:href="#__RefHeading___Toc22194_550850512" text:style-name="Index_20_Link" text:visited-style-name="Index_20_Link">1.2.Special case 1.<text:tab/>2</text:a></text:p>
          <text:p text:style-name="P43"><text:a xlink:type="simple" xlink:href="#__RefHeading___Toc22196_550850512" text:style-name="Index_20_Link" text:visited-style-name="Index_20_Link">1.3.Special case 2.<text:tab/>2</text:a></text:p>
          <text:p text:style-name="P42"><text:a xlink:type="simple" xlink:href="#__RefHeading___Toc22198_550850512" text:style-name="Index_20_Link" text:visited-style-name="Index_20_Link">2.Practice.<text:tab/>3</text:a></text:p>
          <text:p text:style-name="P43"><text:a xlink:type="simple" xlink:href="#__RefHeading___Toc22200_550850512" text:style-name="Index_20_Link" text:visited-style-name="Index_20_Link">2.1.How it works.<text:tab/>3</text:a></text:p>
          <text:p text:style-name="P43"><text:a xlink:type="simple" xlink:href="#__RefHeading___Toc22202_550850512" text:style-name="Index_20_Link" text:visited-style-name="Index_20_Link">2.2.The chain rule.<text:tab/>4</text:a></text:p>
          <text:p text:style-name="P42"><text:a xlink:type="simple" xlink:href="#__RefHeading___Toc22459_550850512" text:style-name="Index_20_Link" text:visited-style-name="Index_20_Link">3.Differentiation of equations<text:tab/>5</text:a></text:p>
          <text:p text:style-name="P43"><text:a xlink:type="simple" xlink:href="#__RefHeading___Toc22206_550850512" text:style-name="Index_20_Link" text:visited-style-name="Index_20_Link">3.1.Total differentiation.<text:tab/>5</text:a></text:p>
          <text:p text:style-name="P43"><text:a xlink:type="simple" xlink:href="#__RefHeading___Toc22208_550850512" text:style-name="Index_20_Link" text:visited-style-name="Index_20_Link">3.2.Partial differentiation.<text:tab/>6</text:a></text:p>
        </text:index-body>
      </text:table-of-content>
      <text:p text:style-name="P23"/>
      <text:list xml:id="list368966172" text:style-name="Numbering_20_5">
        <text:list-item>
          <text:h text:style-name="P46" text:outline-level="1"><text:bookmark-start text:name="__RefHeading___Toc22190_550850512"/>Theory.<text:bookmark-end text:name="__RefHeading___Toc22190_550850512"/></text:h>
          <text:list>
            <text:list-item>
              <text:h text:style-name="P48" text:outline-level="2"><text:bookmark-start text:name="__RefHeading___Toc22192_550850512"/>General case.<text:bookmark-end text:name="__RefHeading___Toc22192_550850512"/></text:h>
            </text:list-item>
          </text:list>
        </text:list-item>
      </text:list>
      <text:p text:style-name="P13"><text:span text:style-name="T13"><draw:frame draw:style-name="fr1" draw:name="Объект87" text:anchor-type="as-char" svg:y="-0.377cm" svg:width="1.545cm" svg:height="0.508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/>– function of two variables:<text:span text:style-name="T19"> </text:span><text:span text:style-name="T19"><draw:frame draw:style-name="fr1" draw:name="Объект118" text:anchor-type="as-char" svg:y="-0.377cm" svg:width="0.453cm" svg:height="0.482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9"><text:s/>and </text:span><text:span text:style-name="T19"><draw:frame draw:style-name="fr1" draw:name="Объект119" text:anchor-type="as-char" svg:y="-0.377cm" svg:width="0.453cm" svg:height="0.482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.</text:p>
      <text:p text:style-name="P13"><draw:frame draw:style-name="fr1" draw:name="Объект117" text:anchor-type="as-char" svg:y="-0.377cm" svg:width="1.131cm" svg:height="0.556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text:s/>– the set, where <draw:frame draw:style-name="fr1" draw:name="Объект86" text:anchor-type="as-char" svg:y="-0.377cm" svg:width="1.545cm" svg:height="0.508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text:s/>is differentiable <text:span text:style-name="T19">(has derivatives with respect of </text:span><text:span text:style-name="T19"><draw:frame draw:style-name="fr1" draw:name="Объект83" text:anchor-type="as-char" svg:y="-0.377cm" svg:width="0.453cm" svg:height="0.482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9"><text:s/>and </text:span><text:span text:style-name="T19"><draw:frame draw:style-name="fr1" draw:name="Объект85" text:anchor-type="as-char" svg:y="-0.377cm" svg:width="0.453cm" svg:height="0.482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9">)</text:span></text:p>
      <text:p text:style-name="P1">Consider general case: <text:span text:style-name="T19"><text:s/></text:span><text:span text:style-name="T19"><draw:frame draw:style-name="fr1" draw:name="Объект120" text:anchor-type="as-char" svg:y="-0.377cm" svg:width="0.453cm" svg:height="0.482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9"><text:s/>and </text:span><text:span text:style-name="T19"><draw:frame draw:style-name="fr1" draw:name="Объект121" text:anchor-type="as-char" svg:y="-0.377cm" svg:width="0.453cm" svg:height="0.482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9"><text:s/></text:span>are independent variables. <text:span text:style-name="T20">In this case </text:span><draw:frame draw:style-name="fr1" draw:name="Объект123" text:anchor-type="as-char" svg:y="-0.377cm" svg:width="1.545cm" svg:height="0.508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text:s/><text:span text:style-name="T21">has total differentials at any point </text:span><text:span text:style-name="T21"><draw:frame draw:style-name="fr1" draw:name="Объект124" text:anchor-type="as-char" svg:y="-0.377cm" svg:width="2.471cm" svg:height="0.564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1">:</text:span></text:p>
      <text:p text:style-name="P14"><draw:frame draw:style-name="fr1" draw:name="Объект122" text:anchor-type="as-char" svg:y="-0.621cm" svg:width="3.607cm" svg:height="1.027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15">Since <text:span text:style-name="T19"><draw:frame draw:style-name="fr1" draw:name="Объект125" text:anchor-type="as-char" svg:y="-0.377cm" svg:width="0.453cm" svg:height="0.482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19"><text:s/>and </text:span><text:span text:style-name="T19"><draw:frame draw:style-name="fr1" draw:name="Объект126" text:anchor-type="as-char" svg:y="-0.377cm" svg:width="0.453cm" svg:height="0.482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9"><text:s/></text:span>are independent variables, there is no way to represent total derivative for <draw:frame draw:style-name="fr1" draw:name="Объект127" text:anchor-type="as-char" svg:y="-0.377cm" svg:width="1.545cm" svg:height="0.508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.</text:p>
      <text:list xml:id="list155024377504264" text:continue-numbering="true" text:style-name="Numbering_20_5">
        <text:list-item>
          <text:list>
            <text:list-item>
              <text:h text:style-name="P47" text:outline-level="2"><text:bookmark-start text:name="__RefHeading___Toc22194_550850512"/><text:span text:style-name="T2">Special</text:span> case <text:span text:style-name="T35">1.</text:span><text:bookmark-end text:name="__RefHeading___Toc22194_550850512"/></text:h>
            </text:list-item>
          </text:list>
        </text:list-item>
      </text:list>
      <text:p text:style-name="P2">Consider <text:span text:style-name="T22">special</text:span> case <text:span text:style-name="T1">{1}</text:span>: <text:span text:style-name="T19"><text:s/></text:span><text:span text:style-name="T19"><draw:frame draw:style-name="fr1" draw:name="Объект128" text:anchor-type="as-char" svg:y="-0.377cm" svg:width="0.453cm" svg:height="0.482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19"><text:s/>and </text:span><text:span text:style-name="T19"><draw:frame draw:style-name="fr1" draw:name="Объект129" text:anchor-type="as-char" svg:y="-0.377cm" svg:width="0.453cm" svg:height="0.482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19"><text:s/></text:span>are <text:span text:style-name="T22">functions of the independent variable </text:span><text:span text:style-name="T22"><draw:frame draw:style-name="fr1" draw:name="Объект130" text:anchor-type="as-char" svg:y="-0.377cm" svg:width="0.377cm" svg:height="0.482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. <text:span text:style-name="T20">In this case <text:s/></text:span><draw:frame draw:style-name="fr1" draw:name="Объект131" text:anchor-type="as-char" svg:y="-0.377cm" svg:width="1.545cm" svg:height="0.508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text:s/><text:span text:style-name="T21">has total differentials at any point </text:span><text:span text:style-name="T21"><draw:frame draw:style-name="fr1" draw:name="Объект132" text:anchor-type="as-char" svg:y="-0.377cm" svg:width="2.471cm" svg:height="0.564cm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21">, they can be printed this way:</text:span></text:p>
      <text:p text:style-name="P3"><draw:frame draw:style-name="fr1" draw:name="Объект133" text:anchor-type="as-char" svg:y="-0.621cm" svg:width="4.628cm" svg:height="1.027cm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,</text:p>
      <text:p text:style-name="P16">and total derivatives<text:span text:style-name="T23"> with respect to </text:span><text:span text:style-name="T23"><draw:frame draw:style-name="fr1" draw:name="Объект75" text:anchor-type="as-char" svg:y="-0.377cm" svg:width="0.377cm" svg:height="0.482cm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/><text:span text:style-name="T21">at any point </text:span><text:span text:style-name="T21"><draw:frame draw:style-name="fr1" draw:name="Объект135" text:anchor-type="as-char" svg:y="-0.377cm" svg:width="2.471cm" svg:height="0.564cm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21">:</text:span></text:p>
      <text:p text:style-name="P3"><draw:frame draw:style-name="fr1" draw:name="Объект134" text:anchor-type="as-char" svg:y="-0.621cm" svg:width="3.859cm" svg:height="1.027cm" draw:z-index="23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list xml:id="list155025789396756" text:continue-numbering="true" text:style-name="Numbering_20_5">
        <text:list-item>
          <text:list>
            <text:list-item>
              <text:h text:style-name="P47" text:outline-level="2"><text:bookmark-start text:name="__RefHeading___Toc22196_550850512"/>Special case <text:span text:style-name="T35">2.</text:span><text:bookmark-end text:name="__RefHeading___Toc22196_550850512"/></text:h>
            </text:list-item>
          </text:list>
        </text:list-item>
      </text:list>
      <text:p text:style-name="P4"><text:span text:style-name="T2">Consider another special case {2}: <text:s/></text:span><text:span text:style-name="T2"><draw:frame draw:style-name="fr1" draw:name="Объект136" text:anchor-type="as-char" svg:y="-0.377cm" svg:width="0.453cm" svg:height="0.482cm" draw:z-index="24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2"><text:s/>is function of the independent variable </text:span><text:span text:style-name="T2"><draw:frame draw:style-name="fr1" draw:name="Объект138" text:anchor-type="as-char" svg:y="-0.377cm" svg:width="0.377cm" svg:height="0.482cm" draw:z-index="25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2">, </text:span><text:span text:style-name="T2"><draw:frame draw:style-name="fr1" draw:name="Объект137" text:anchor-type="as-char" svg:y="-0.377cm" svg:width="0.986cm" svg:height="0.482cm" draw:z-index="26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2">. In this case <text:s/></text:span><text:span text:style-name="T2"><draw:frame draw:style-name="fr1" draw:name="Объект140" text:anchor-type="as-char" svg:y="-0.377cm" svg:width="1.469cm" svg:height="0.508cm" draw:z-index="27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2"><text:s/>has total differentials at any point </text:span><text:span text:style-name="T2"><draw:frame draw:style-name="fr1" draw:name="Объект141" text:anchor-type="as-char" svg:y="-0.377cm" svg:width="2.35cm" svg:height="0.564cm" draw:z-index="28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2">, they can be printed this way:</text:span></text:p>
      <text:p text:style-name="P3"><draw:frame draw:style-name="fr1" draw:name="Объект142" text:anchor-type="as-char" svg:y="-0.621cm" svg:width="4.043cm" svg:height="1.027cm" draw:z-index="29"><draw:object xlink:href="./Object 30" xlink:type="simple" xlink:show="embed" xlink:actuate="onLoad"/><draw:image xlink:href="./ObjectReplacements/Object 30" xlink:type="simple" xlink:show="embed" xlink:actuate="onLoad"/><svg:desc>формула</svg:desc></draw:frame>,</text:p>
      <text:p text:style-name="P16">and total derivatives<text:span text:style-name="T23"> with respect to </text:span><text:span text:style-name="T23"><draw:frame draw:style-name="fr1" draw:name="Объект73" text:anchor-type="as-char" svg:y="-0.377cm" svg:width="0.377cm" svg:height="0.482cm" draw:z-index="30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23"><text:s/>at any point </text:span><text:span text:style-name="T23"><draw:frame draw:style-name="fr1" draw:name="Объект139" text:anchor-type="as-char" svg:y="-0.377cm" svg:width="2.35cm" svg:height="0.564cm" draw:z-index="31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text:span text:style-name="T23">:</text:span></text:p>
      <text:p text:style-name="P17"><draw:frame draw:style-name="fr1" draw:name="Объект143" text:anchor-type="as-char" svg:y="-0.621cm" svg:width="3.39cm" svg:height="1.027cm" draw:z-index="32"><draw:object xlink:href="./Object 33" xlink:type="simple" xlink:show="embed" xlink:actuate="onLoad"/><draw:image xlink:href="./ObjectReplacements/Object 33" xlink:type="simple" xlink:show="embed" xlink:actuate="onLoad"/><svg:desc>формула</svg:desc></draw:frame>,</text:p>
      <text:p text:style-name="P18">and... partial derivatives with respect to <draw:frame draw:style-name="fr1" draw:name="Объект144" text:anchor-type="as-char" svg:y="-0.377cm" svg:width="0.377cm" svg:height="0.482cm" draw:z-index="33"><draw:object xlink:href="./Object 34" xlink:type="simple" xlink:show="embed" xlink:actuate="onLoad"/><draw:image xlink:href="./ObjectReplacements/Object 34" xlink:type="simple" xlink:show="embed" xlink:actuate="onLoad"/><svg:desc>формула</svg:desc></draw:frame>.</text:p>
      <text:p text:style-name="P24">Special case {<text:span text:style-name="T35">2</text:span>} is the only one, where both total <draw:frame draw:style-name="fr1" draw:name="Объект76" text:anchor-type="as-char" svg:y="-0.621cm" svg:width="0.794cm" svg:height="1.027cm" draw:z-index="35"><draw:object xlink:href="./Object 35" xlink:type="simple" xlink:show="embed" xlink:actuate="onLoad"/><draw:image xlink:href="./ObjectReplacements/Object 35" xlink:type="simple" xlink:show="embed" xlink:actuate="onLoad"/><svg:desc>формула</svg:desc></draw:frame><text:s/>and partial <draw:frame draw:style-name="fr1" draw:name="Объект77" text:anchor-type="as-char" svg:y="-0.621cm" svg:width="0.914cm" svg:height="1.027cm" draw:z-index="36"><draw:object xlink:href="./Object 36" xlink:type="simple" xlink:show="embed" xlink:actuate="onLoad"/><draw:image xlink:href="./ObjectReplacements/Object 36" xlink:type="simple" xlink:show="embed" xlink:actuate="onLoad"/><svg:desc>формула</svg:desc></draw:frame><text:s/>derivatives with respect to <text:span text:style-name="T33">the same</text:span> variable <draw:frame draw:style-name="fr1" draw:name="Объект78" text:anchor-type="as-char" svg:y="-0.377cm" svg:width="0.377cm" svg:height="0.482cm" draw:z-index="37"><draw:object xlink:href="./Object 37" xlink:type="simple" xlink:show="embed" xlink:actuate="onLoad"/><draw:image xlink:href="./ObjectReplacements/Object 37" xlink:type="simple" xlink:show="embed" xlink:actuate="onLoad"/><svg:desc>формула</svg:desc></draw:frame><text:s/>exist. <text:span text:style-name="T3">But how can we tell iMath to find partial derivative </text:span><text:span text:style-name="T3"><draw:frame draw:style-name="fr1" draw:name="Object9" text:anchor-type="as-char" svg:y="-0.621cm" svg:width="0.914cm" svg:height="1.027cm" draw:z-index="43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3">, not </text:span><text:span text:style-name="T3"><draw:frame draw:style-name="fr1" draw:name="Object10" text:anchor-type="as-char" svg:y="-0.621cm" svg:width="0.794cm" svg:height="1.027cm" draw:z-index="44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3">? E.g. we may actually know nothing about the function </text:span><text:span text:style-name="T3"><draw:frame draw:style-name="fr1" draw:name="Object11" text:anchor-type="as-char" svg:y="-0.377cm" svg:width="0.981cm" svg:height="0.508cm" draw:z-index="45"><draw:object xlink:href="./Object 40" xlink:type="simple" xlink:show="embed" xlink:actuate="onLoad"/><draw:image xlink:href="./ObjectReplacements/Object 40" xlink:type="simple" xlink:show="embed" xlink:actuate="onLoad"/></draw:frame></text:span><text:span text:style-name="T3"><text:s/>and all these manipulations with differentials we need to find how </text:span><text:span text:style-name="T3"><draw:frame draw:style-name="fr1" draw:name="Object8" text:anchor-type="as-char" svg:y="-0.377cm" svg:width="0.453cm" svg:height="0.482cm" draw:z-index="46"><draw:object xlink:href="./Object 42" xlink:type="simple" xlink:show="embed" xlink:actuate="onLoad"/><draw:image xlink:href="./ObjectReplacements/Object 42" xlink:type="simple" xlink:show="embed" xlink:actuate="onLoad"/></draw:frame></text:span><text:span text:style-name="T3"><text:s/>changes its value over time </text:span><text:span text:style-name="T3"><draw:frame draw:style-name="fr1" draw:name="Object12" text:anchor-type="as-char" svg:y="-0.377cm" svg:width="0.377cm" svg:height="0.482cm" draw:z-index="47"><draw:object xlink:href="./Object 210" xlink:type="simple" xlink:show="embed" xlink:actuate="onLoad"/><draw:image xlink:href="./ObjectReplacements/Object 210" xlink:type="simple" xlink:show="embed" xlink:actuate="onLoad"/></draw:frame></text:span><text:span text:style-name="T3">. So we need a tool to control </text:span><text:soft-page-break/><text:span text:style-name="T3">when we wish to get partial or total derivative, when it comes to calculations.</text:span></text:p>
      <text:list xml:id="list155024862946078" text:continue-numbering="true" text:style-name="Numbering_20_5">
        <text:list-item>
          <text:h text:style-name="P44" text:outline-level="1"><text:bookmark-start text:name="__RefHeading___Toc22198_550850512"/>Practice.<text:bookmark-end text:name="__RefHeading___Toc22198_550850512"/></text:h>
          <text:list>
            <text:list-item>
              <text:h text:style-name="P47" text:outline-level="2"><text:bookmark-start text:name="__RefHeading___Toc22200_550850512"/>How it works.<text:bookmark-end text:name="__RefHeading___Toc22200_550850512"/></text:h>
            </text:list-item>
          </text:list>
        </text:list-item>
      </text:list>
      <text:p text:style-name="P5"><text:span text:style-name="T4">iMath </text:span><text:span text:style-name="T5">offers two </text:span><text:span text:style-name="T7">commands</text:span><text:span text:style-name="T5"> to find the derivative of the expression: </text:span><text:span text:style-name="Source_20_Text"><text:span text:style-name="T9">DIFFERENTIATE</text:span></text:span><text:span text:style-name="T6"> and </text:span><text:span text:style-name="Source_20_Text"><text:span text:style-name="T9">PDIFFERENTIATE</text:span></text:span><text:span text:style-name="T6">. </text:span><text:span text:style-name="T7">Both commands work similar way and</text:span> return the same result, until some ambiguity like <draw:frame draw:style-name="fr1" draw:name="Object1" text:anchor-type="as-char" svg:y="-0.621cm" svg:width="0.794cm" svg:height="1.027cm" draw:z-index="38"><draw:object xlink:href="./Object 47" xlink:type="simple" xlink:show="embed" xlink:actuate="onLoad"/><draw:image xlink:href="./ObjectReplacements/Object 47" xlink:type="simple" xlink:show="embed" xlink:actuate="onLoad"/><svg:desc>formula</svg:desc></draw:frame><text:s/>and <draw:frame draw:style-name="fr1" draw:name="Object2" text:anchor-type="as-char" svg:y="-0.621cm" svg:width="0.914cm" svg:height="1.027cm" draw:z-index="39"><draw:object xlink:href="./Object 50" xlink:type="simple" xlink:show="embed" xlink:actuate="onLoad"/><draw:image xlink:href="./ObjectReplacements/Object 50" xlink:type="simple" xlink:show="embed" xlink:actuate="onLoad"/><svg:desc>formula</svg:desc></draw:frame><text:s/>appears during calculations<text:span text:style-name="T8">.</text:span></text:p>
      <text:p text:style-name="P25"><draw:g text:anchor-type="as-char" svg:y="0cm" draw:z-index="34" draw:style-name="gr1"><draw:custom-shape draw:style-name="gr2" draw:text-style-name="P52" xml:id="id1" draw:id="id1" svg:width="6.677cm" svg:height="0.8cm" svg:x="4.914cm" svg:y="0cm"><text:p text:style-name="P51"><text:span text:style-name="T39">{P}</text:span><text:span text:style-name="T40">DIFFERENTIATE </text:span><text:span text:style-name="T41">(&lt;</text:span><text:span text:style-name="T42">funcname</text:span><text:span text:style-name="T41">&gt;, &lt;</text:span><text:span text:style-name="T42">var 1</text:span><text:span text:style-name="T41">&gt;, 1)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style-name="gr3" draw:text-style-name="P54" xml:id="id2" draw:id="id2" svg:width="6.178cm" svg:height="1.407cm" svg:x="5.165cm" svg:y="1.6cm"><text:p text:style-name="P53"><text:span text:style-name="T43">Is </text:span><text:span text:style-name="T44">&lt;</text:span><text:span text:style-name="T45">funcname</text:span><text:span text:style-name="T44">&gt;</text:span><text:span text:style-name="T43"> a multivariable function?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onnector draw:style-name="gr4" draw:text-style-name="P55" svg:x1="8.253cm" svg:y1="0.799cm" svg:x2="8.253cm" svg:y2="1.6cm" draw:start-shape="id1" draw:start-glue-point="8" draw:end-shape="id2" draw:end-glue-point="4" svg:d="M8253 799v801" svg:viewBox="0 0 2 803"><text:p/></draw:connector><draw:connector draw:style-name="gr5" draw:text-style-name="P55" svg:x1="11.342cm" svg:y1="2.302cm" svg:x2="12.834cm" svg:y2="3.104cm" draw:start-shape="id2" draw:end-shape="id3" draw:end-glue-point="4" svg:d="M11342 2302h1492v802" svg:viewBox="0 0 1494 804"><text:p text:style-name="P53"><text:span text:style-name="T43">No</text:span></text:p></draw:connector><draw:connector draw:style-name="gr6" draw:text-style-name="P55" svg:x1="5.165cm" svg:y1="2.304cm" svg:x2="4.554cm" svg:y2="3.399cm" draw:start-shape="id2" draw:start-glue-point="5" draw:end-shape="id4" draw:end-glue-point="4" svg:d="M5165 2304h-611v1095" svg:viewBox="0 0 612 1097"><text:p text:style-name="P53"><text:span text:style-name="T43">Yes</text:span></text:p></draw:connector><draw:custom-shape draw:style-name="gr7" draw:text-style-name="P54" xml:id="id4" draw:id="id4" svg:width="8.102cm" svg:height="2.132cm" svg:x="0.503cm" svg:y="3.399cm"><text:p text:style-name="P53"><text:span text:style-name="T44">&lt;</text:span><text:span text:style-name="T45">funcname</text:span><text:span text:style-name="T44">&gt;</text:span><text:span text:style-name="T43"> is a function of </text:span><text:span text:style-name="T44">{&lt;</text:span><text:span text:style-name="T45">var 1</text:span><text:span text:style-name="T44">&gt;; &lt;</text:span><text:span text:style-name="T45">var 2</text:span><text:span text:style-name="T44">&gt;; ...; &lt;</text:span><text:span text:style-name="T45">var n</text:span><text:span text:style-name="T44">&gt;}</text:span><text:span text:style-name="T43">, and they are: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onnector draw:style-name="gr8" draw:text-style-name="P55" svg:x1="8.604cm" svg:y1="4.464cm" svg:x2="10.952cm" svg:y2="5.398cm" draw:start-shape="id4" draw:end-shape="id5" draw:end-glue-point="4" svg:d="M8604 4464h2348v934" svg:viewBox="0 0 2350 935"><text:p text:style-name="P53"><text:span text:style-name="T43">independent</text:span></text:p></draw:connector><draw:custom-shape draw:style-name="gr9" draw:text-style-name="P54" xml:id="id3" draw:id="id3" svg:width="4.5cm" svg:height="1.003cm" svg:x="10.583cm" svg:y="3.104cm"><text:p text:style-name="P53"><text:span text:style-name="T43">Return total derivative: </text:span><text:span text:style-name="T41">d</text:span><text:span text:style-name="T46">&lt;</text:span><text:span text:style-name="T47">funcname</text:span><text:span text:style-name="T46">&gt; / </text:span><text:span text:style-name="T48">d</text:span><text:span text:style-name="T46">&lt;</text:span><text:span text:style-name="T47">var 1</text:span><text:span text:style-name="T46">&gt;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style-name="gr10" draw:text-style-name="P54" xml:id="id5" draw:id="id5" svg:width="4.502cm" svg:height="1.003cm" svg:x="8.701cm" svg:y="5.398cm"><text:p text:style-name="P53"><text:span text:style-name="T43">Return partial derivative:</text:span></text:p><text:p text:style-name="P53"><text:span text:style-name="T48">∂</text:span><text:span text:style-name="T46">&lt;</text:span><text:span text:style-name="T47">funcname</text:span><text:span text:style-name="T46">&gt; / </text:span><text:span text:style-name="T48">∂</text:span><text:span text:style-name="T46">&lt;</text:span><text:span text:style-name="T47">var 1</text:span><text:span text:style-name="T46">&gt;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style-name="gr11" draw:text-style-name="P54" xml:id="id6" draw:id="id6" svg:width="6.55cm" svg:height="1.502cm" svg:x="1.252cm" svg:y="6.697cm"><text:p text:style-name="P53"><text:span text:style-name="T44">&lt;</text:span><text:span text:style-name="T45">var n</text:span><text:span text:style-name="T44">&gt;</text:span><text:span text:style-name="T43"> is a function of: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onnector draw:style-name="gr12" draw:text-style-name="P55" svg:x1="0.503cm" svg:y1="4.464cm" svg:x2="4.528cm" svg:y2="6.697cm" draw:start-shape="id4" draw:start-glue-point="5" draw:end-shape="id6" draw:end-glue-point="4" svg:d="M503 4464h-503v1650h4528v583" svg:viewBox="0 0 4530 2235"><text:p text:style-name="P53"><text:span text:style-name="T43">interdependent </text:span></text:p></draw:connector><draw:connector draw:style-name="gr13" draw:text-style-name="P55" draw:line-skew="0cm 0.153cm" svg:x1="1.252cm" svg:y1="7.447cm" svg:x2="7.927cm" svg:y2="11.005cm" draw:start-shape="id6" draw:start-glue-point="5" draw:end-shape="id7" draw:end-glue-point="4" svg:d="M1252 7447h-502v2307h7177v1251" svg:viewBox="0 0 7179 3560"><text:p text:style-name="P53"><text:span text:style-name="T43">&lt;var 1&gt;</text:span></text:p></draw:connector><draw:custom-shape draw:style-name="gr14" draw:text-style-name="P56" xml:id="id9" draw:id="id9" svg:width="7.002cm" svg:height="1.902cm" svg:x="0.483cm" svg:y="14.205cm"><text:p text:style-name="P53"><text:span text:style-name="T43">Return total derivative:</text:span></text:p><text:p text:style-name="P53"><text:span text:style-name="T49">∂</text:span><text:span text:style-name="T50">&lt;</text:span><text:span text:style-name="T51">funcname</text:span><text:span text:style-name="T50">&gt; / </text:span><text:span text:style-name="T49">∂</text:span><text:span text:style-name="T50">&lt;</text:span><text:span text:style-name="T51">var n&gt; * </text:span><text:span text:style-name="T49">d</text:span><text:span text:style-name="T51">&lt;var n&gt; / </text:span><text:span text:style-name="T49">d</text:span><text:span text:style-name="T51">&lt;var 1&gt;</text:span></text:p><text:p text:style-name="P53"><text:span text:style-name="T51">+</text:span></text:p><text:p text:style-name="P53"><text:span text:style-name="T52">∂</text:span><text:span text:style-name="T53">&lt;funcname&gt; / </text:span><text:span text:style-name="T52">∂</text:span><text:span text:style-name="T53">&lt;var 1&gt;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onnector draw:style-name="gr15" draw:text-style-name="P55" svg:x1="7.802cm" svg:y1="7.447cm" svg:x2="9.652cm" svg:y2="8.197cm" draw:start-shape="id6" draw:start-glue-point="7" draw:end-shape="id8" draw:end-glue-point="4" svg:d="M7802 7447h1850v750" svg:viewBox="0 0 1852 751"><text:p text:style-name="P53"><text:span text:style-name="T43">&lt;var 2&gt;</text:span></text:p></draw:connector><draw:custom-shape draw:style-name="gr16" draw:text-style-name="P54" xml:id="id8" draw:id="id8" svg:width="4.502cm" svg:height="1.003cm" svg:x="7.401cm" svg:y="8.197cm"><text:p text:style-name="P53"><text:span text:style-name="T43">Return partial derivative:</text:span></text:p><text:p text:style-name="P53"><text:span text:style-name="T48">∂</text:span><text:span text:style-name="T46">&lt;</text:span><text:span text:style-name="T47">funcname</text:span><text:span text:style-name="T46">&gt; / </text:span><text:span text:style-name="T48">∂</text:span><text:span text:style-name="T46">&lt;</text:span><text:span text:style-name="T47">var 1</text:span><text:span text:style-name="T46">&gt;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style-name="gr17" draw:text-style-name="P54" xml:id="id7" draw:id="id7" svg:width="5.913cm" svg:height="1.401cm" svg:x="4.971cm" svg:y="11.005cm"><text:p text:style-name="P53"><text:span text:style-name="T43">The chain rule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onnector draw:style-name="gr18" draw:text-style-name="P57" svg:x1="4.971cm" svg:y1="11.705cm" svg:x2="3.985cm" svg:y2="14.205cm" draw:start-shape="id7" draw:start-glue-point="5" draw:end-shape="id9" draw:end-glue-point="4" svg:d="M4971 11705h-986v2500" svg:viewBox="0 0 988 2501"><text:p text:style-name="P53"><text:span text:style-name="T54">DIFFERENTIATE</text:span></text:p></draw:connector><draw:custom-shape draw:style-name="gr19" draw:text-style-name="P58" xml:id="id10" draw:id="id10" svg:width="7cm" svg:height="1.902cm" svg:x="8.4cm" svg:y="14.205cm"><text:p text:style-name="P53"><text:span text:style-name="T43">Return partial derivative only:</text:span></text:p><text:p text:style-name="P53"><text:span text:style-name="T43"/></text:p><text:p text:style-name="P53"><text:span text:style-name="T39">∂</text:span><text:span text:style-name="T55">&lt;funcname&gt; / </text:span><text:span text:style-name="T39">∂</text:span><text:span text:style-name="T55">&lt;var 1&gt;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onnector draw:style-name="gr20" draw:text-style-name="P57" svg:x1="10.883cm" svg:y1="11.705cm" svg:x2="11.899cm" svg:y2="14.205cm" draw:start-shape="id7" draw:start-glue-point="7" draw:end-shape="id10" draw:end-glue-point="4" svg:d="M10883 11705h1016v2500" svg:viewBox="0 0 1018 2501"><text:p text:style-name="P53"><text:span text:style-name="T54">PDIFFERENTIATE</text:span></text:p></draw:connector><draw:custom-shape draw:style-name="gr21" draw:text-style-name="P59" svg:width="7.7cm" svg:height="4.301cm" svg:x="0.183cm" svg:y="12.506cm"><text:p/><draw:enhanced-geometry svg:viewBox="0 0 21600 21600" draw:mirror-horizontal="false" draw:mirror-vertical="false" draw:type="rectangle" draw:enhanced-path="M 0 0 L 21600 0 21600 21600 0 21600 0 0 Z N"/></draw:custom-shape><draw:custom-shape draw:style-name="gr22" draw:text-style-name="P59" svg:width="7.7cm" svg:height="4.301cm" svg:x="7.983cm" svg:y="12.506cm"><text:p/><draw:enhanced-geometry svg:viewBox="0 0 21600 21600" draw:mirror-horizontal="false" draw:mirror-vertical="false" draw:type="rectangle" draw:enhanced-path="M 0 0 L 21600 0 21600 21600 0 21600 0 0 Z N"/></draw:custom-shape></draw:g></text:p>
      <text:p text:style-name="P19"/>
      <text:list xml:id="list3878562265" text:style-name="Note">
        <text:list-item>
          <text:p text:style-name="Note"><text:soft-page-break/>In the case of an equation – “<text:span text:style-name="Source_20_Text">PDIFFERENTIATE (@eq@, &lt;var 1&gt;, 1)</text:span>” – iMath simply applies partial differentiation to both sides independently. It is left to the intelligence of the user to make sure that this makes sense.</text:p>
        </text:list-item>
      </text:list>
      <text:list xml:id="list155024741691399" text:continue-list="list155024862946078" text:style-name="Numbering_20_5">
        <text:list-item>
          <text:list>
            <text:list-item>
              <text:h text:style-name="P49" text:outline-level="2"><text:bookmark-start text:name="__RefHeading___Toc22202_550850512"/>The chain rule.<text:bookmark-end text:name="__RefHeading___Toc22202_550850512"/></text:h>
            </text:list-item>
          </text:list>
        </text:list-item>
      </text:list>
      <text:p text:style-name="P22"><draw:frame draw:style-name="fr2" draw:name="Объект10" text:anchor-type="as-char" svg:y="-0.377cm" svg:width="7.571cm" svg:height="0.489cm" draw:z-index="40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<text:p text:style-name="P6"><text:span text:style-name="T31">I</text:span>f the chain rule is used for normal differentiation, then it should be applied for <text:span text:style-name="T34">partial </text:span>differentiation too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header-rows>
          <table:table-row>
            <table:table-cell table:style-name="Таблица3.A1" office:value-type="string">
              <text:p text:style-name="P38"/>
            </table:table-cell>
            <table:table-cell table:style-name="Таблица3.A1" office:value-type="string">
              <text:p text:style-name="P39"><text:span text:style-name="Source_20_Text">DIFFERENTIATE</text:span></text:p>
            </table:table-cell>
            <table:table-cell table:style-name="Таблица3.C1" office:value-type="string">
              <text:p text:style-name="P39"><text:span text:style-name="Source_20_Text">PDIFFERENTIATE</text:span></text:p>
            </table:table-cell>
          </table:table-row>
        </table:table-header-rows>
        <table:table-row>
          <table:table-cell table:style-name="Таблица3.A2" office:value-type="string">
            <text:p text:style-name="P28"><draw:frame draw:style-name="fr9" draw:name="Объект11" text:anchor-type="as-char" svg:y="-0.377cm" svg:width="0.728cm" svg:height="0.542cm" draw:z-index="48"><draw:object xlink:href="./Object 45" xlink:type="simple" xlink:show="embed" xlink:actuate="onLoad"/><draw:image xlink:href="./ObjectReplacements/Object 45" xlink:type="simple" xlink:show="embed" xlink:actuate="onLoad"/></draw:frame></text:p>
          </table:table-cell>
          <table:table-cell table:style-name="Таблица3.B2" office:value-type="string">
            <text:p text:style-name="P28"><draw:frame draw:style-name="fr2" draw:name="Объект12" text:anchor-type="as-char" svg:y="-0.621cm" svg:width="0.739cm" svg:height="1.027cm" draw:z-index="51"><draw:object xlink:href="./Object 46" xlink:type="simple" xlink:show="embed" xlink:actuate="onLoad"/><draw:image xlink:href="./ObjectReplacements/Object 46" xlink:type="simple" xlink:show="embed" xlink:actuate="onLoad"/></draw:frame></text:p>
          </table:table-cell>
          <table:table-cell table:style-name="Таблица3.C2" office:value-type="string">
            <text:p text:style-name="P29"><draw:frame draw:style-name="fr2" draw:name="Объект13" text:anchor-type="as-char" svg:y="-0.621cm" svg:width="0.739cm" svg:height="1.027cm" draw:z-index="52"><draw:object xlink:href="./Object 149" xlink:type="simple" xlink:show="embed" xlink:actuate="onLoad"/><draw:image xlink:href="./ObjectReplacements/Object 149" xlink:type="simple" xlink:show="embed" xlink:actuate="onLoad"/></draw:frame></text:p>
          </table:table-cell>
        </table:table-row>
        <table:table-row>
          <table:table-cell table:style-name="Таблица3.A2" office:value-type="string">
            <text:p text:style-name="P28"><draw:frame draw:style-name="fr9" draw:name="Объект22" text:anchor-type="as-char" svg:y="-0.377cm" svg:width="0.817cm" svg:height="0.542cm" draw:z-index="53"><draw:object xlink:href="./Object 48" xlink:type="simple" xlink:show="embed" xlink:actuate="onLoad"/><draw:image xlink:href="./ObjectReplacements/Object 48" xlink:type="simple" xlink:show="embed" xlink:actuate="onLoad"/></draw:frame></text:p>
          </table:table-cell>
          <table:table-cell table:style-name="Таблица3.B3" office:value-type="string">
            <text:p text:style-name="P28"><draw:frame draw:style-name="fr2" draw:name="Объект29" text:anchor-type="as-char" svg:y="-0.621cm" svg:width="0.817cm" svg:height="1.027cm" draw:z-index="54"><draw:object xlink:href="./Object 49" xlink:type="simple" xlink:show="embed" xlink:actuate="onLoad"/><draw:image xlink:href="./ObjectReplacements/Object 49" xlink:type="simple" xlink:show="embed" xlink:actuate="onLoad"/></draw:frame></text:p>
          </table:table-cell>
          <table:table-cell table:style-name="Таблица3.C3" office:value-type="string">
            <text:p text:style-name="P28"><draw:frame draw:style-name="fr2" draw:name="Объект14" text:anchor-type="as-char" svg:y="-0.621cm" svg:width="0.817cm" svg:height="1.027cm" draw:z-index="55"><draw:object xlink:href="./Object 150" xlink:type="simple" xlink:show="embed" xlink:actuate="onLoad"/><draw:image xlink:href="./ObjectReplacements/Object 150" xlink:type="simple" xlink:show="embed" xlink:actuate="onLoad"/></draw:frame></text:p>
          </table:table-cell>
        </table:table-row>
        <table:table-row>
          <table:table-cell table:style-name="Таблица3.A4" office:value-type="string">
            <text:p text:style-name="P28"><draw:frame draw:style-name="fr9" draw:name="Объект17" text:anchor-type="as-char" svg:y="-0.377cm" svg:width="0.773cm" svg:height="0.542cm" draw:z-index="56"><draw:object xlink:href="./Object 51" xlink:type="simple" xlink:show="embed" xlink:actuate="onLoad"/><draw:image xlink:href="./ObjectReplacements/Object 51" xlink:type="simple" xlink:show="embed" xlink:actuate="onLoad"/></draw:frame></text:p>
          </table:table-cell>
          <table:table-cell table:style-name="Таблица3.B4" office:value-type="string">
            <text:p text:style-name="P28"><draw:frame draw:style-name="fr2" draw:name="Объект20" text:anchor-type="as-char" svg:y="-0.621cm" svg:width="2.304cm" svg:height="1.027cm" draw:z-index="57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  <table:table-cell table:style-name="Таблица3.C4" office:value-type="string">
            <text:p text:style-name="P28"><draw:frame draw:style-name="fr2" draw:name="Объект15" text:anchor-type="as-char" svg:y="-0.621cm" svg:width="0.817cm" svg:height="1.027cm" draw:z-index="58"><draw:object xlink:href="./Object 151" xlink:type="simple" xlink:show="embed" xlink:actuate="onLoad"/><draw:image xlink:href="./ObjectReplacements/Object 151" xlink:type="simple" xlink:show="embed" xlink:actuate="onLoad"/></draw:frame></text:p>
          </table:table-cell>
        </table:table-row>
        <table:table-row>
          <table:table-cell table:style-name="Таблица3.A2" office:value-type="string">
            <text:p text:style-name="P28"><draw:frame draw:style-name="fr9" draw:name="Объект31" text:anchor-type="as-char" svg:y="-0.377cm" svg:width="0.778cm" svg:height="0.542cm" draw:z-index="59"><draw:object xlink:href="./Object 60" xlink:type="simple" xlink:show="embed" xlink:actuate="onLoad"/><draw:image xlink:href="./ObjectReplacements/Object 60" xlink:type="simple" xlink:show="embed" xlink:actuate="onLoad"/></draw:frame></text:p>
          </table:table-cell>
          <table:table-cell table:style-name="Таблица3.B5" office:value-type="string">
            <text:p text:style-name="P28"><draw:frame draw:style-name="fr2" draw:name="Объект32" text:anchor-type="as-char" svg:y="-0.621cm" svg:width="0.778cm" svg:height="1.027cm" draw:z-index="60"><draw:object xlink:href="./Object 61" xlink:type="simple" xlink:show="embed" xlink:actuate="onLoad"/><draw:image xlink:href="./ObjectReplacements/Object 61" xlink:type="simple" xlink:show="embed" xlink:actuate="onLoad"/></draw:frame></text:p>
          </table:table-cell>
          <table:table-cell table:style-name="Таблица3.C5" office:value-type="string">
            <text:p text:style-name="P28"><draw:frame draw:style-name="fr2" draw:name="Объект24" text:anchor-type="as-char" svg:y="-0.621cm" svg:width="0.778cm" svg:height="1.027cm" draw:z-index="66"><draw:object xlink:href="./Object 154" xlink:type="simple" xlink:show="embed" xlink:actuate="onLoad"/><draw:image xlink:href="./ObjectReplacements/Object 154" xlink:type="simple" xlink:show="embed" xlink:actuate="onLoad"/></draw:frame></text:p>
          </table:table-cell>
        </table:table-row>
        <table:table-row>
          <table:table-cell table:style-name="Таблица3.A2" office:value-type="string">
            <text:p text:style-name="P28"><draw:frame draw:style-name="fr9" draw:name="Объект97" text:anchor-type="as-char" svg:y="-0.377cm" svg:width="0.778cm" svg:height="0.542cm" draw:z-index="69"><draw:object xlink:href="./Object 63" xlink:type="simple" xlink:show="embed" xlink:actuate="onLoad"/><draw:image xlink:href="./ObjectReplacements/Object 63" xlink:type="simple" xlink:show="embed" xlink:actuate="onLoad"/></draw:frame></text:p>
          </table:table-cell>
          <table:table-cell table:style-name="Таблица3.B6" office:value-type="string">
            <text:p text:style-name="P28"><draw:frame draw:style-name="fr2" draw:name="Объект98" text:anchor-type="as-char" svg:y="-0.621cm" svg:width="0.778cm" svg:height="1.027cm" draw:z-index="70"><draw:object xlink:href="./Object 64" xlink:type="simple" xlink:show="embed" xlink:actuate="onLoad"/><draw:image xlink:href="./ObjectReplacements/Object 64" xlink:type="simple" xlink:show="embed" xlink:actuate="onLoad"/></draw:frame></text:p>
          </table:table-cell>
          <table:table-cell table:style-name="Таблица3.C6" office:value-type="string">
            <text:p text:style-name="P28"><draw:frame draw:style-name="fr2" draw:name="Объект26" text:anchor-type="as-char" svg:y="-0.621cm" svg:width="0.778cm" svg:height="1.027cm" draw:z-index="71"><draw:object xlink:href="./Object 155" xlink:type="simple" xlink:show="embed" xlink:actuate="onLoad"/><draw:image xlink:href="./ObjectReplacements/Object 155" xlink:type="simple" xlink:show="embed" xlink:actuate="onLoad"/></draw:frame></text:p>
          </table:table-cell>
        </table:table-row>
        <table:table-row>
          <table:table-cell table:style-name="Таблица3.A2" office:value-type="string">
            <text:p text:style-name="P28"><draw:frame draw:style-name="fr9" draw:name="Объект100" text:anchor-type="as-char" svg:y="-0.377cm" svg:width="0.734cm" svg:height="0.542cm" draw:z-index="72"><draw:object xlink:href="./Object 66" xlink:type="simple" xlink:show="embed" xlink:actuate="onLoad"/><draw:image xlink:href="./ObjectReplacements/Object 66" xlink:type="simple" xlink:show="embed" xlink:actuate="onLoad"/></draw:frame></text:p>
          </table:table-cell>
          <table:table-cell table:style-name="Таблица3.B7" office:value-type="string">
            <text:p text:style-name="P28"><draw:frame draw:style-name="fr2" draw:name="Объект101" text:anchor-type="as-char" svg:y="-0.621cm" svg:width="1.358cm" svg:height="1.027cm" draw:z-index="73"><draw:object xlink:href="./Object 67" xlink:type="simple" xlink:show="embed" xlink:actuate="onLoad"/><draw:image xlink:href="./ObjectReplacements/Object 67" xlink:type="simple" xlink:show="embed" xlink:actuate="onLoad"/></draw:frame></text:p>
          </table:table-cell>
          <table:table-cell table:style-name="Таблица3.C7" office:value-type="string">
            <text:p text:style-name="P28"><draw:frame draw:style-name="fr2" draw:name="Объект27" text:anchor-type="as-char" svg:y="-0.377cm" svg:width="0.406cm" svg:height="0.482cm" draw:z-index="74"><draw:object xlink:href="./Object 156" xlink:type="simple" xlink:show="embed" xlink:actuate="onLoad"/><draw:image xlink:href="./ObjectReplacements/Object 156" xlink:type="simple" xlink:show="embed" xlink:actuate="onLoad"/></draw:frame></text:p>
          </table:table-cell>
        </table:table-row>
        <table:table-row>
          <table:table-cell table:style-name="Таблица3.A2" office:value-type="string">
            <text:p text:style-name="P28"><draw:frame draw:style-name="fr9" draw:name="Объект103" text:anchor-type="as-char" svg:y="-0.377cm" svg:width="0.739cm" svg:height="0.542cm" draw:z-index="75"><draw:object xlink:href="./Object 69" xlink:type="simple" xlink:show="embed" xlink:actuate="onLoad"/><draw:image xlink:href="./ObjectReplacements/Object 69" xlink:type="simple" xlink:show="embed" xlink:actuate="onLoad"/></draw:frame></text:p>
          </table:table-cell>
          <table:table-cell table:style-name="Таблица3.B8" office:value-type="string">
            <text:p text:style-name="P28"><draw:frame draw:style-name="fr2" draw:name="Объект104" text:anchor-type="as-char" svg:y="-0.621cm" svg:width="1.349cm" svg:height="1.027cm" draw:z-index="76"><draw:object xlink:href="./Object 70" xlink:type="simple" xlink:show="embed" xlink:actuate="onLoad"/><draw:image xlink:href="./ObjectReplacements/Object 70" xlink:type="simple" xlink:show="embed" xlink:actuate="onLoad"/></draw:frame></text:p>
          </table:table-cell>
          <table:table-cell table:style-name="Таблица3.C8" office:value-type="string">
            <text:p text:style-name="P28"><draw:frame draw:style-name="fr2" draw:name="Объект28" text:anchor-type="as-char" svg:y="-0.377cm" svg:width="0.406cm" svg:height="0.482cm" draw:z-index="78"><draw:object xlink:href="./Object 157" xlink:type="simple" xlink:show="embed" xlink:actuate="onLoad"/><draw:image xlink:href="./ObjectReplacements/Object 157" xlink:type="simple" xlink:show="embed" xlink:actuate="onLoad"/></draw:frame></text:p>
          </table:table-cell>
        </table:table-row>
        <table:table-row>
          <table:table-cell table:style-name="Таблица3.A2" office:value-type="string">
            <text:p text:style-name="P28"><draw:frame draw:style-name="fr9" draw:name="Объект106" text:anchor-type="as-char" svg:y="-0.377cm" svg:width="0.739cm" svg:height="0.542cm" draw:z-index="79"><draw:object xlink:href="./Object 72" xlink:type="simple" xlink:show="embed" xlink:actuate="onLoad"/><draw:image xlink:href="./ObjectReplacements/Object 72" xlink:type="simple" xlink:show="embed" xlink:actuate="onLoad"/></draw:frame></text:p>
          </table:table-cell>
          <table:table-cell table:style-name="Таблица3.B9" office:value-type="string">
            <text:p text:style-name="P28"><draw:frame draw:style-name="fr2" draw:name="Объект107" text:anchor-type="as-char" svg:y="-0.621cm" svg:width="1.349cm" svg:height="1.027cm" draw:z-index="80"><draw:object xlink:href="./Object 73" xlink:type="simple" xlink:show="embed" xlink:actuate="onLoad"/><draw:image xlink:href="./ObjectReplacements/Object 73" xlink:type="simple" xlink:show="embed" xlink:actuate="onLoad"/></draw:frame></text:p>
          </table:table-cell>
          <table:table-cell table:style-name="Таблица3.C9" office:value-type="string">
            <text:p text:style-name="P28"><draw:frame draw:style-name="fr2" draw:name="Объект89" text:anchor-type="as-char" svg:y="-0.377cm" svg:width="0.406cm" svg:height="0.482cm" draw:z-index="81"><draw:object xlink:href="./Object 158" xlink:type="simple" xlink:show="embed" xlink:actuate="onLoad"/><draw:image xlink:href="./ObjectReplacements/Object 158" xlink:type="simple" xlink:show="embed" xlink:actuate="onLoad"/></draw:frame></text:p>
          </table:table-cell>
        </table:table-row>
        <table:table-row>
          <table:table-cell table:style-name="Таблица3.A2" office:value-type="string">
            <text:p text:style-name="P28"><draw:frame draw:style-name="fr9" draw:name="Объект109" text:anchor-type="as-char" svg:y="-0.377cm" svg:width="0.693cm" svg:height="0.542cm" draw:z-index="82"><draw:object xlink:href="./Object 75" xlink:type="simple" xlink:show="embed" xlink:actuate="onLoad"/><draw:image xlink:href="./ObjectReplacements/Object 75" xlink:type="simple" xlink:show="embed" xlink:actuate="onLoad"/></draw:frame></text:p>
          </table:table-cell>
          <table:table-cell table:style-name="Таблица3.B10" office:value-type="string">
            <text:p text:style-name="P28"><draw:frame draw:style-name="fr2" draw:name="Объект110" text:anchor-type="as-char" svg:y="-0.621cm" svg:width="1.93cm" svg:height="1.027cm" draw:z-index="83"><draw:object xlink:href="./Object 76" xlink:type="simple" xlink:show="embed" xlink:actuate="onLoad"/><draw:image xlink:href="./ObjectReplacements/Object 76" xlink:type="simple" xlink:show="embed" xlink:actuate="onLoad"/></draw:frame></text:p>
          </table:table-cell>
          <table:table-cell table:style-name="Таблица3.C10" office:value-type="string">
            <text:p text:style-name="P28"><draw:frame draw:style-name="fr2" draw:name="Объект90" text:anchor-type="as-char" svg:y="-0.377cm" svg:width="0.406cm" svg:height="0.482cm" draw:z-index="84"><draw:object xlink:href="./Object 159" xlink:type="simple" xlink:show="embed" xlink:actuate="onLoad"/><draw:image xlink:href="./ObjectReplacements/Object 159" xlink:type="simple" xlink:show="embed" xlink:actuate="onLoad"/></draw:frame></text:p>
          </table:table-cell>
        </table:table-row>
      </table:table>
      <text:p text:style-name="P20"/>
      <text:list xml:id="list155025606444024" text:continue-numbering="true" text:style-name="Numbering_20_5">
        <text:list-item>
          <text:h text:style-name="P45" text:outline-level="1"><text:bookmark-start text:name="__RefHeading___Toc22459_550850512"/><text:span text:style-name="T38">Differentiation</text:span> of equations<text:bookmark-end text:name="__RefHeading___Toc22459_550850512"/></text:h>
          <text:list>
            <text:list-item>
              <text:h text:style-name="P47" text:outline-level="2"><text:bookmark-start text:name="__RefHeading___Toc22206_550850512"/>Total differentiation.<text:bookmark-end text:name="__RefHeading___Toc22206_550850512"/></text:h>
            </text:list-item>
          </text:list>
        </text:list-item>
      </text:list>
      <text:p text:style-name="P8"><draw:frame draw:style-name="fr4" draw:name="Object3" text:anchor-type="as-char" svg:y="-0.377cm" svg:width="5.851cm" svg:height="0.489cm" draw:z-index="41"><draw:object xlink:href="./Object 57" xlink:type="simple" xlink:show="embed" xlink:actuate="onLoad"/><draw:image xlink:href="./ObjectReplacements/Object 57" xlink:type="simple" xlink:show="embed" xlink:actuate="onLoad"/></draw:frame></text:p>
      <text:p text:style-name="P8"><draw:frame draw:style-name="fr2" draw:name="Объект1" text:anchor-type="as-char" svg:y="-0.621cm" svg:width="8.772cm" svg:height="1.027cm" draw:z-index="42"><draw:object xlink:href="./Object 78" xlink:type="simple" xlink:show="embed" xlink:actuate="onLoad"/><draw:image xlink:href="./ObjectReplacements/Object 78" xlink:type="simple" xlink:show="embed" xlink:actuate="onLoad"/><svg:desc>формула</svg:desc></draw:frame></text:p>
      <text:p text:style-name="P7"/>
      <table:table table:name="Tabelle4" table:style-name="Tabelle4">
        <table:table-column table:style-name="Tabelle4.A"/>
        <table:table-column table:style-name="Tabelle4.B"/>
        <table:table-header-rows>
          <text:soft-page-break/>
          <table:table-row>
            <table:table-cell table:style-name="Tabelle4.A1" office:value-type="string">
              <text:p text:style-name="P30"><draw:frame draw:style-name="fr2" draw:name="Объект3" text:anchor-type="as-char" svg:y="-0.377cm" svg:width="2.618cm" svg:height="0.489cm" draw:z-index="103"><draw:object xlink:href="./Object 79" xlink:type="simple" xlink:show="embed" xlink:actuate="onLoad"/><draw:image xlink:href="./ObjectReplacements/Object 79" xlink:type="simple" xlink:show="embed" xlink:actuate="onLoad"/><svg:desc>формула</svg:desc></draw:frame></text:p>
            </table:table-cell>
            <table:table-cell table:style-name="Tabelle4.A1" office:value-type="string">
              <text:p text:style-name="P31">(<text:sequence text:ref-name="refText0" text:name="Text" text:formula="ooow:Text+1" style:num-format="1">1</text:sequence>)</text:p>
            </table:table-cell>
          </table:table-row>
        </table:table-header-rows>
        <table:table-row>
          <table:table-cell table:style-name="Tabelle4.A1" office:value-type="string">
            <text:p text:style-name="P32">↓</text:p>
            <text:p text:style-name="P30"><draw:frame draw:style-name="fr8" draw:name="Объект4" text:anchor-type="as-char" svg:y="-0.758cm" svg:width="6.283cm" svg:height="1.207cm" draw:z-index="104"><draw:object xlink:href="./Object 80" xlink:type="simple" xlink:show="embed" xlink:actuate="onLoad"/><draw:image xlink:href="./ObjectReplacements/Object 80" xlink:type="simple" xlink:show="embed" xlink:actuate="onLoad"/><svg:desc>формула</svg:desc></draw:frame></text:p>
          </table:table-cell>
          <table:table-cell table:style-name="Tabelle4.A1" office:value-type="string">
            <text:p text:style-name="P31">(<text:sequence text:ref-name="refText1" text:name="Text" text:formula="ooow:Text+1" style:num-format="1">2</text:sequence>)</text:p>
          </table:table-cell>
        </table:table-row>
      </table:table>
      <text:p text:style-name="P32"/>
      <text:p text:style-name="P8"><text:span text:style-name="T24"><draw:frame draw:style-name="fr4" draw:name="Объект9" text:anchor-type="as-char" svg:y="-0.377cm" svg:width="6.773cm" svg:height="0.489cm" draw:z-index="85"><draw:object xlink:href="./Object 81" xlink:type="simple" xlink:show="embed" xlink:actuate="onLoad"/><draw:image xlink:href="./ObjectReplacements/Object 81" xlink:type="simple" xlink:show="embed" xlink:actuate="onLoad"/><svg:desc>формула</svg:desc></draw:frame></text:span><text:span text:style-name="T24">.</text:span></text:p>
      <text:p text:style-name="P8"><text:span text:style-name="T32">Let </text:span><draw:frame draw:style-name="fr2" draw:name="Объект5" text:anchor-type="as-char" svg:y="-0.402cm" svg:width="2.985cm" svg:height="0.58cm" draw:z-index="86"><draw:object xlink:href="./Object 82" xlink:type="simple" xlink:show="embed" xlink:actuate="onLoad"/><draw:image xlink:href="./ObjectReplacements/Object 82" xlink:type="simple" xlink:show="embed" xlink:actuate="onLoad"/><svg:desc>формула</svg:desc></draw:frame>, <text:span text:style-name="T32">then:</text:span></text:p>
      <table:table table:name="Tabelle2" table:style-name="Tabelle2">
        <table:table-column table:style-name="Tabelle2.A"/>
        <table:table-column table:style-name="Tabelle2.B"/>
        <table:table-header-rows>
          <table:table-row>
            <table:table-cell table:style-name="Tabelle2.A1" office:value-type="string">
              <text:p text:style-name="P30"><draw:frame draw:style-name="fr4" draw:name="Объект2" text:anchor-type="as-char" svg:y="-0.429cm" svg:width="2.531cm" svg:height="0.587cm" draw:z-index="94"><draw:object xlink:href="./Object 83" xlink:type="simple" xlink:show="embed" xlink:actuate="onLoad"/><draw:image xlink:href="./ObjectReplacements/Object 83" xlink:type="simple" xlink:show="embed" xlink:actuate="onLoad"/><svg:desc>формула</svg:desc></draw:frame></text:p>
            </table:table-cell>
            <table:table-cell table:style-name="Tabelle2.A1" office:value-type="string">
              <text:p text:style-name="P31">(<text:sequence text:ref-name="refText2" text:name="Text" text:formula="ooow:Text+1" style:num-format="1">3</text:sequence>)</text:p>
            </table:table-cell>
          </table:table-row>
        </table:table-header-rows>
        <table:table-row>
          <table:table-cell table:style-name="Tabelle2.A1" office:value-type="string">
            <text:p text:style-name="P32">↓</text:p>
            <text:p text:style-name="P30"><draw:frame draw:style-name="fr2" draw:name="Объект7" text:anchor-type="as-char" svg:y="-0.732cm" svg:width="8.624cm" svg:height="1.229cm" draw:z-index="95"><draw:object xlink:href="./Object 84" xlink:type="simple" xlink:show="embed" xlink:actuate="onLoad"/><draw:image xlink:href="./ObjectReplacements/Object 84" xlink:type="simple" xlink:show="embed" xlink:actuate="onLoad"/><svg:desc>формула</svg:desc></draw:frame></text:p>
          </table:table-cell>
          <table:table-cell table:style-name="Tabelle2.A1" office:value-type="string">
            <text:p text:style-name="P31">(<text:sequence text:ref-name="refText3" text:name="Text" text:formula="ooow:Text+1" style:num-format="1">4</text:sequence>)</text:p>
          </table:table-cell>
        </table:table-row>
        <table:table-row>
          <table:table-cell table:style-name="Tabelle2.A1" office:value-type="string">
            <text:p text:style-name="P32">↓</text:p>
            <text:p text:style-name="P32"><draw:frame draw:style-name="fr4" draw:name="Объект6" text:anchor-type="as-char" svg:y="-0.728cm" svg:width="9.32cm" svg:height="1.041cm" draw:z-index="96"><draw:object xlink:href="./Object 85" xlink:type="simple" xlink:show="embed" xlink:actuate="onLoad"/><draw:image xlink:href="./ObjectReplacements/Object 85" xlink:type="simple" xlink:show="embed" xlink:actuate="onLoad"/><svg:desc>формула</svg:desc></draw:frame></text:p>
          </table:table-cell>
          <table:table-cell table:style-name="Tabelle2.A1" office:value-type="string">
            <text:p text:style-name="P31">(<text:sequence text:ref-name="refText4" text:name="Text" text:formula="ooow:Text+1" style:num-format="1">5</text:sequence>)</text:p>
          </table:table-cell>
        </table:table-row>
        <table:table-row>
          <table:table-cell table:style-name="Tabelle2.A1" office:value-type="string">
            <text:p text:style-name="P32">↓</text:p>
            <text:p text:style-name="P32"><draw:frame draw:style-name="fr7" draw:name="Объект8" text:anchor-type="as-char" svg:y="-0.758cm" svg:width="6.283cm" svg:height="1.207cm" draw:z-index="97"><draw:object xlink:href="./Object 86" xlink:type="simple" xlink:show="embed" xlink:actuate="onLoad"/><draw:image xlink:href="./ObjectReplacements/Object 86" xlink:type="simple" xlink:show="embed" xlink:actuate="onLoad"/><svg:desc>формула</svg:desc></draw:frame></text:p>
          </table:table-cell>
          <table:table-cell table:style-name="Tabelle2.A1" office:value-type="string">
            <text:p text:style-name="P31">(<text:sequence text:ref-name="refText5" text:name="Text" text:formula="ooow:Text+1" style:num-format="1">6</text:sequence>)</text:p>
          </table:table-cell>
        </table:table-row>
      </table:table>
      <text:p text:style-name="P26"/>
      <text:p text:style-name="P20"><text:span text:style-name="T25">The (</text:span><text:span text:style-name="T25"><text:sequence-ref text:reference-format="value" text:ref-name="refText1">2</text:sequence-ref></text:span><text:span text:style-name="T25"><text:sequence-ref text:reference-format="caption" text:ref-name="refText1"/></text:span>) is equal (<text:sequence-ref text:reference-format="value" text:ref-name="refText5">6</text:sequence-ref>). <text:span text:style-name="T26">We've come to identical results by different ways.</text:span></text:p>
      <text:list xml:id="list155025793481627" text:continue-numbering="true" text:style-name="Numbering_20_5">
        <text:list-item>
          <text:list>
            <text:list-item>
              <text:h text:style-name="P47" text:outline-level="2"><text:bookmark-start text:name="__RefHeading___Toc22208_550850512"/>Partial differentiation.<text:bookmark-end text:name="__RefHeading___Toc22208_550850512"/></text:h>
            </text:list-item>
          </text:list>
        </text:list-item>
      </text:list>
      <text:p text:style-name="P8"><text:span text:style-name="T27">The meaning of a partial derivative of some function of </text:span><text:span text:style-name="T27"><draw:frame draw:style-name="fr1" draw:name="Объект74" text:anchor-type="as-char" svg:y="-0.377cm" svg:width="1.145cm" svg:height="0.508cm" draw:z-index="87"><draw:object xlink:href="./Object 87" xlink:type="simple" xlink:show="embed" xlink:actuate="onLoad"/><draw:image xlink:href="./ObjectReplacements/Object 87" xlink:type="simple" xlink:show="embed" xlink:actuate="onLoad"/><svg:desc>формула</svg:desc></draw:frame></text:span><text:span text:style-name="T27"><text:s/>with respect to </text:span><text:span text:style-name="T27"><draw:frame draw:style-name="fr1" draw:name="Объект36" text:anchor-type="as-char" svg:y="-0.377cm" svg:width="0.377cm" svg:height="0.482cm" draw:z-index="90"><draw:object xlink:href="./Object 88" xlink:type="simple" xlink:show="embed" xlink:actuate="onLoad"/><draw:image xlink:href="./ObjectReplacements/Object 88" xlink:type="simple" xlink:show="embed" xlink:actuate="onLoad"/><svg:desc>формула</svg:desc></draw:frame></text:span><text:span text:style-name="T27"><text:s/>is equivalent to</text:span><text:span text:style-name="T27"><draw:frame draw:style-name="fr2" draw:name="Объект39" text:anchor-type="as-char" svg:y="-0.621cm" svg:width="1.298cm" svg:height="1.027cm" draw:z-index="93"><draw:object xlink:href="./Object 89" xlink:type="simple" xlink:show="embed" xlink:actuate="onLoad"/><draw:image xlink:href="./ObjectReplacements/Object 89" xlink:type="simple" xlink:show="embed" xlink:actuate="onLoad"/><svg:desc>формула</svg:desc></draw:frame></text:span><text:span text:style-name="T27">.</text:span></text:p>
      <text:p text:style-name="P8"><text:span text:style-name="T27">Let's do a partial differentiation of (</text:span><text:span text:style-name="T27"><text:sequence-ref text:reference-format="value" text:ref-name="refText0">1</text:sequence-ref></text:span><text:span text:style-name="T27">):</text:span></text:p>
      <table:table table:name="Tabelle3" table:style-name="Tabelle3">
        <table:table-column table:style-name="Tabelle3.A"/>
        <table:table-column table:style-name="Tabelle3.B"/>
        <table:table-header-rows>
          <table:table-row>
            <table:table-cell table:style-name="Tabelle3.A1" office:value-type="string">
              <text:p text:style-name="P30"><draw:frame draw:style-name="fr6" draw:name="Объект40" text:anchor-type="as-char" svg:y="-0.758cm" svg:width="3.39cm" svg:height="1.207cm" draw:z-index="98"><draw:object xlink:href="./Object 90" xlink:type="simple" xlink:show="embed" xlink:actuate="onLoad"/><draw:image xlink:href="./ObjectReplacements/Object 90" xlink:type="simple" xlink:show="embed" xlink:actuate="onLoad"/><svg:desc>формула</svg:desc></draw:frame></text:p>
            </table:table-cell>
            <table:table-cell table:style-name="Tabelle3.A1" office:value-type="string">
              <text:p text:style-name="P31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P26"/>
      <text:p text:style-name="P8"><text:span text:style-name="T10">...and of (</text:span><text:span text:style-name="T10"><text:sequence-ref text:reference-format="value" text:ref-name="refText2">3</text:sequence-ref></text:span><text:span text:style-name="T10">):</text:span></text:p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30"><draw:frame draw:style-name="fr5" draw:name="Объект41" text:anchor-type="as-char" svg:y="-0.732cm" svg:width="4.528cm" svg:height="1.328cm" draw:z-index="99"><draw:object xlink:href="./Object 91" xlink:type="simple" xlink:show="embed" xlink:actuate="onLoad"/><draw:image xlink:href="./ObjectReplacements/Object 91" xlink:type="simple" xlink:show="embed" xlink:actuate="onLoad"/><svg:desc>формула</svg:desc></draw:frame></text:p>
          </table:table-cell>
          <table:table-cell table:style-name="Tabelle5.A1" office:value-type="string">
            <text:p text:style-name="P31">(<text:sequence text:ref-name="refText7" text:name="Text" text:formula="ooow:Text+1" style:num-format="1">8</text:sequence>)</text:p>
          </table:table-cell>
        </table:table-row>
        <table:table-row table:style-name="Tabelle5.1">
          <table:table-cell table:style-name="Tabelle5.A1" office:value-type="string">
            <text:p text:style-name="P33">↓</text:p>
            <text:p text:style-name="P33"><draw:frame draw:style-name="fr4" draw:name="Объект42" text:anchor-type="as-char" svg:y="-0.674cm" svg:width="4.822cm" svg:height="1.037cm" draw:z-index="100"><draw:object xlink:href="./Object 92" xlink:type="simple" xlink:show="embed" xlink:actuate="onLoad"/><draw:image xlink:href="./ObjectReplacements/Object 92" xlink:type="simple" xlink:show="embed" xlink:actuate="onLoad"/><svg:desc>формула</svg:desc></draw:frame></text:p>
          </table:table-cell>
          <table:table-cell table:style-name="Tabelle5.A1" office:value-type="string">
            <text:p text:style-name="P31">(<text:sequence text:ref-name="refText8" text:name="Text" text:formula="ooow:Text+1" style:num-format="1">9</text:sequence>)</text:p>
          </table:table-cell>
        </table:table-row>
        <table:table-row table:style-name="Tabelle5.1">
          <table:table-cell table:style-name="Tabelle5.A1" office:value-type="string">
            <text:p text:style-name="P32">↓</text:p>
            <text:p text:style-name="P33"><draw:frame draw:style-name="fr3" draw:name="Объект43" text:anchor-type="as-char" svg:y="-0.758cm" svg:width="3.39cm" svg:height="1.207cm" draw:z-index="102"><draw:object xlink:href="./Object 93" xlink:type="simple" xlink:show="embed" xlink:actuate="onLoad"/><draw:image xlink:href="./ObjectReplacements/Object 93" xlink:type="simple" xlink:show="embed" xlink:actuate="onLoad"/><svg:desc>формула</svg:desc></draw:frame></text:p>
          </table:table-cell>
          <table:table-cell table:style-name="Tabelle5.A1" office:value-type="string">
            <text:p text:style-name="P31">(<text:sequence text:ref-name="refText9" text:name="Text" text:formula="ooow:Text+1" style:num-format="1">10</text:sequence>)</text:p>
          </table:table-cell>
        </table:table-row>
      </table:table>
      <text:p text:style-name="P27"/>
      <text:p text:style-name="Text_20_body"><text:span text:style-name="T10">We have come to identical results again: </text:span><text:span text:style-name="T10"><text:sequence-ref text:reference-format="text" text:ref-name="refText6">(7)</text:sequence-ref></text:span><text:span text:style-name="T10"><text:s/>is equal to </text:span><text:span text:style-name="T10"><text:sequence-ref text:reference-format="text" text:ref-name="refText9">(10)</text:sequence-ref></text:span><text:span text:style-name="T10">.</text:span></text:p>
      <text:list xml:id="list155024602095325" text:continue-list="list3878562265" text:style-name="Note">
        <text:list-item>
          <text:p text:style-name="P50"><text:soft-page-break/>Note. There is <draw:frame draw:style-name="fr2" draw:name="Object4" text:anchor-type="as-char" svg:y="-0.621cm" svg:width="1.907cm" svg:height="1.027cm" draw:z-index="105"><draw:object xlink:href="./Object 166" xlink:type="simple" xlink:show="embed" xlink:actuate="onLoad"/><draw:image xlink:href="./ObjectReplacements/Object 166" xlink:type="simple" xlink:show="embed" xlink:actuate="onLoad"/><svg:desc>formula</svg:desc></draw:frame><text:s/>at the left-hand-side of equations <text:span text:style-name="T10"><text:sequence-ref text:reference-format="text" text:ref-name="refText6">(7)</text:sequence-ref></text:span><text:span text:style-name="T10">-</text:span><text:span text:style-name="T10"><text:sequence-ref text:reference-format="text" text:ref-name="refText9">(10)</text:sequence-ref></text:span><text:span text:style-name="T10">. Actually this is not correct, because we take partial derivatives of the both sides of <text:s/>equations. When it is important to print equations in correct form </text:span><text:span text:style-name="T37">–</text:span><text:span text:style-name="T10"> </text:span><text:span text:style-name="T10"><draw:frame draw:style-name="fr1" draw:name="Object5" text:anchor-type="as-char" svg:y="-0.621cm" svg:width="1.448cm" svg:height="1.027cm" draw:z-index="106"><draw:object xlink:href="./Object 253" xlink:type="simple" xlink:show="embed" xlink:actuate="onLoad"/><draw:image xlink:href="./ObjectReplacements/Object 253" xlink:type="simple" xlink:show="embed" xlink:actuate="onLoad"/></draw:frame></text:span><text:span text:style-name="T37">–</text:span><text:span text:style-name="T10"> there should be function </text:span><text:span text:style-name="T10"><draw:frame draw:style-name="fr1" draw:name="Object6" text:anchor-type="as-char" svg:y="-0.377cm" svg:width="0.453cm" svg:height="0.482cm" draw:z-index="107"><draw:object xlink:href="./Object 306" xlink:type="simple" xlink:show="embed" xlink:actuate="onLoad"/><draw:image xlink:href="./ObjectReplacements/Object 306" xlink:type="simple" xlink:show="embed" xlink:actuate="onLoad"/></draw:frame></text:span><text:span text:style-name="T10"><text:s/>of two variables, defined at the beginning, e.g. </text:span><text:span text:style-name="T10"><draw:frame draw:style-name="fr1" draw:name="Object7" text:anchor-type="as-char" svg:y="-0.377cm" svg:width="1.427cm" svg:height="0.508cm" draw:z-index="108"><draw:object xlink:href="./Object 317" xlink:type="simple" xlink:show="embed" xlink:actuate="onLoad"/><draw:image xlink:href="./ObjectReplacements/Object 317" xlink:type="simple" xlink:show="embed" xlink:actuate="onLoad"/><svg:desc>formula</svg:desc></draw:frame></text:span><text:span text:style-name="T10">.</text:span></text:p>
        </text:list-item>
      </text:list>
      <text:p text:style-name="P8">When we call <text:span text:style-name="Source_20_Text">DIFFERENTIATE</text:span> keyword for <draw:frame draw:style-name="fr1" draw:name="Объект59" text:anchor-type="as-char" svg:y="-0.377cm" svg:width="0.453cm" svg:height="0.482cm" draw:z-index="109"><draw:object xlink:href="./Object 94" xlink:type="simple" xlink:show="embed" xlink:actuate="onLoad"/><draw:image xlink:href="./ObjectReplacements/Object 94" xlink:type="simple" xlink:show="embed" xlink:actuate="onLoad"/><svg:desc>формула</svg:desc></draw:frame>, <draw:frame draw:style-name="fr1" draw:name="Объект60" text:anchor-type="as-char" svg:y="-0.377cm" svg:width="0.497cm" svg:height="0.482cm" draw:z-index="110"><draw:object xlink:href="./Object 95" xlink:type="simple" xlink:show="embed" xlink:actuate="onLoad"/><draw:image xlink:href="./ObjectReplacements/Object 95" xlink:type="simple" xlink:show="embed" xlink:actuate="onLoad"/><svg:desc>формула</svg:desc></draw:frame>, <draw:frame draw:style-name="fr1" draw:name="Объект61" text:anchor-type="as-char" svg:y="-0.377cm" svg:width="0.453cm" svg:height="0.482cm" draw:z-index="111"><draw:object xlink:href="./Object 96" xlink:type="simple" xlink:show="embed" xlink:actuate="onLoad"/><draw:image xlink:href="./ObjectReplacements/Object 96" xlink:type="simple" xlink:show="embed" xlink:actuate="onLoad"/><svg:desc>формула</svg:desc></draw:frame>, <draw:frame draw:style-name="fr1" draw:name="Объект62" text:anchor-type="as-char" svg:y="-0.377cm" svg:width="0.377cm" svg:height="0.482cm" draw:z-index="112"><draw:object xlink:href="./Object 97" xlink:type="simple" xlink:show="embed" xlink:actuate="onLoad"/><draw:image xlink:href="./ObjectReplacements/Object 97" xlink:type="simple" xlink:show="embed" xlink:actuate="onLoad"/><svg:desc>формула</svg:desc></draw:frame><text:s/>or <draw:frame draw:style-name="fr1" draw:name="Объект70" text:anchor-type="as-char" svg:y="-0.377cm" svg:width="0.459cm" svg:height="0.482cm" draw:z-index="113"><draw:object xlink:href="./Object 98" xlink:type="simple" xlink:show="embed" xlink:actuate="onLoad"/><draw:image xlink:href="./ObjectReplacements/Object 98" xlink:type="simple" xlink:show="embed" xlink:actuate="onLoad"/><svg:desc>формула</svg:desc></draw:frame>, iMath always goes through<text:span text:style-name="T11"> the chain of functional dependencies, that is predefined at the beginning, and tries to return total derivative if it's possible. Otherwise it returns partial derivative.</text:span></text:p>
      <text:p text:style-name="P21">Look at the map of functional dependencies predefined at the beginning:</text:p>
      <text:p text:style-name="P40">%%ii FUNCTION {{none}, x, t}</text:p>
      <text:p text:style-name="P40">%%ii FUNCTION {{none}, f, x}</text:p>
      <text:p text:style-name="P40">%%ii FUNCTION {{none}, y, f}</text:p>
      <text:p text:style-name="P40">%%ii FUNCTION {{none}, g, t;x}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B"/>
        <table:table-column table:style-name="Таблица2.E"/>
        <table:table-column table:style-name="Таблица2.B"/>
        <table:table-column table:style-name="Таблица2.G"/>
        <table:table-row>
          <table:table-cell table:style-name="Таблица2.A1" office:value-type="string">
            <text:p text:style-name="P28"><draw:frame draw:style-name="fr1" draw:name="Объект38" text:anchor-type="as-char" svg:y="-0.377cm" svg:width="1.101cm" svg:height="0.508cm" draw:z-index="61"><draw:object xlink:href="./Object 99" xlink:type="simple" xlink:show="embed" xlink:actuate="onLoad"/><draw:image xlink:href="./ObjectReplacements/Object 99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34">←</text:p>
          </table:table-cell>
          <table:table-cell table:style-name="Таблица2.A1" office:value-type="string">
            <text:p text:style-name="P36"><draw:frame draw:style-name="fr1" draw:name="Объект44" text:anchor-type="as-char" svg:y="-0.377cm" svg:width="1.101cm" svg:height="0.508cm" draw:z-index="62"><draw:object xlink:href="./Object 100" xlink:type="simple" xlink:show="embed" xlink:actuate="onLoad"/><draw:image xlink:href="./ObjectReplacements/Object 100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34">←</text:p>
          </table:table-cell>
          <table:table-cell table:style-name="Таблица2.A1" office:value-type="string">
            <text:p text:style-name="P36"><draw:frame draw:style-name="fr1" draw:name="Объект47" text:anchor-type="as-char" svg:y="-0.377cm" svg:width="0.981cm" svg:height="0.508cm" draw:z-index="63"><draw:object xlink:href="./Object 101" xlink:type="simple" xlink:show="embed" xlink:actuate="onLoad"/><draw:image xlink:href="./ObjectReplacements/Object 101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34">←</text:p>
          </table:table-cell>
          <table:table-cell table:style-name="Таблица2.A1" office:value-type="string">
            <text:p text:style-name="P36"><draw:frame draw:style-name="fr1" draw:name="Объект46" text:anchor-type="as-char" svg:y="-0.377cm" svg:width="0.377cm" svg:height="0.482cm" draw:z-index="64"><draw:object xlink:href="./Object 102" xlink:type="simple" xlink:show="embed" xlink:actuate="onLoad"/><draw:image xlink:href="./ObjectReplacements/Object 102" xlink:type="simple" xlink:show="embed" xlink:actuate="onLoad"/><svg:desc>формула</svg:desc></draw:frame></text:p>
          </table:table-cell>
        </table:table-row>
        <table:table-row table:style-name="Таблица2.2">
          <table:table-cell table:style-name="Таблица2.A2" office:value-type="string">
            <text:p text:style-name="P28"/>
          </table:table-cell>
          <table:table-cell table:style-name="Таблица2.A2" office:value-type="string">
            <text:p text:style-name="P35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5"/>
          </table:table-cell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5"/>
          </table:table-cell>
          <table:table-cell table:style-name="Таблица2.A2" office:value-type="string">
            <text:p text:style-name="P36"/>
          </table:table-cell>
        </table:table-row>
        <table:table-row>
          <table:table-cell table:style-name="Таблица2.A2" office:value-type="string">
            <text:p text:style-name="P28"/>
          </table:table-cell>
          <table:table-cell table:style-name="Таблица2.A2" office:value-type="string">
            <text:p text:style-name="P28"/>
          </table:table-cell>
          <table:table-cell table:style-name="Таблица2.A2" office:value-type="string">
            <text:p text:style-name="P28"/>
          </table:table-cell>
          <table:table-cell table:style-name="Таблица2.A2" office:value-type="string">
            <text:p text:style-name="P35"/>
          </table:table-cell>
          <table:table-cell table:style-name="Таблица2.E3" office:value-type="string">
            <text:p text:style-name="P28"><draw:frame draw:style-name="fr1" draw:name="Объект45" text:anchor-type="as-char" svg:y="-0.377cm" svg:width="1.431cm" svg:height="0.508cm" draw:z-index="65"><draw:object xlink:href="./Object 103" xlink:type="simple" xlink:show="embed" xlink:actuate="onLoad"/><draw:image xlink:href="./ObjectReplacements/Object 103" xlink:type="simple" xlink:show="embed" xlink:actuate="onLoad"/><svg:desc>формула</svg:desc></draw:frame></text:p>
          </table:table-cell>
          <table:table-cell table:style-name="Таблица2.E3" office:value-type="string">
            <text:p text:style-name="P34">←</text:p>
          </table:table-cell>
          <table:table-cell table:style-name="Таблица2.E3" office:value-type="string">
            <text:p text:style-name="P28"><draw:frame draw:style-name="fr1" draw:name="Объект50" text:anchor-type="as-char" svg:y="-0.377cm" svg:width="0.377cm" svg:height="0.482cm" draw:z-index="67"><draw:object xlink:href="./Object 104" xlink:type="simple" xlink:show="embed" xlink:actuate="onLoad"/><draw:image xlink:href="./ObjectReplacements/Object 104" xlink:type="simple" xlink:show="embed" xlink:actuate="onLoad"/><svg:desc>формула</svg:desc></draw:frame></text:p>
          </table:table-cell>
        </table:table-row>
        <table:table-row>
          <table:table-cell table:style-name="Таблица2.A2" office:value-type="string">
            <text:p text:style-name="P28"/>
          </table:table-cell>
          <table:table-cell table:style-name="Таблица2.A2" office:value-type="string">
            <text:p text:style-name="P28"/>
          </table:table-cell>
          <table:table-cell table:style-name="Таблица2.A2" office:value-type="string">
            <text:p text:style-name="P28"/>
          </table:table-cell>
          <table:table-cell table:style-name="Таблица2.A2" office:value-type="string">
            <text:p text:style-name="P35"/>
          </table:table-cell>
          <table:table-cell table:style-name="Таблица2.E3" office:value-type="string">
            <text:p text:style-name="P34">↑</text:p>
          </table:table-cell>
          <table:table-cell table:style-name="Таблица2.E3" office:value-type="string">
            <text:p text:style-name="P28"/>
          </table:table-cell>
          <table:table-cell table:style-name="Таблица2.E3" office:value-type="string">
            <text:p text:style-name="P28"/>
          </table:table-cell>
        </table:table-row>
        <table:table-row>
          <table:table-cell table:style-name="Таблица2.A2" office:value-type="string">
            <text:p text:style-name="P28"/>
          </table:table-cell>
          <table:table-cell table:style-name="Таблица2.A2" office:value-type="string">
            <text:p text:style-name="P28"/>
          </table:table-cell>
          <table:table-cell table:style-name="Таблица2.A2" office:value-type="string">
            <text:p text:style-name="P28"/>
          </table:table-cell>
          <table:table-cell table:style-name="Таблица2.A2" office:value-type="string">
            <text:p text:style-name="P35"/>
          </table:table-cell>
          <table:table-cell table:style-name="Таблица2.E3" office:value-type="string">
            <text:p text:style-name="P28"><draw:frame draw:style-name="fr1" draw:name="Объект48" text:anchor-type="as-char" svg:y="-0.377cm" svg:width="0.981cm" svg:height="0.508cm" draw:z-index="68"><draw:object xlink:href="./Object 105" xlink:type="simple" xlink:show="embed" xlink:actuate="onLoad"/><draw:image xlink:href="./ObjectReplacements/Object 105" xlink:type="simple" xlink:show="embed" xlink:actuate="onLoad"/><svg:desc>формула</svg:desc></draw:frame></text:p>
          </table:table-cell>
          <table:table-cell table:style-name="Таблица2.E3" office:value-type="string">
            <text:p text:style-name="P34">←</text:p>
          </table:table-cell>
          <table:table-cell table:style-name="Таблица2.E3" office:value-type="string">
            <text:p text:style-name="P28"><draw:frame draw:style-name="fr1" draw:name="Объект49" text:anchor-type="as-char" svg:y="-0.377cm" svg:width="0.377cm" svg:height="0.482cm" draw:z-index="77"><draw:object xlink:href="./Object 106" xlink:type="simple" xlink:show="embed" xlink:actuate="onLoad"/><draw:image xlink:href="./ObjectReplacements/Object 106" xlink:type="simple" xlink:show="embed" xlink:actuate="onLoad"/><svg:desc>формула</svg:desc></draw:frame></text:p>
          </table:table-cell>
        </table:table-row>
      </table:table>
      <text:p text:style-name="P9">We <text:span text:style-name="T11">can </text:span>see that <draw:frame draw:style-name="fr1" draw:name="Объект57" text:anchor-type="as-char" svg:y="-0.377cm" svg:width="0.453cm" svg:height="0.482cm" draw:z-index="127"><draw:object xlink:href="./Object 107" xlink:type="simple" xlink:show="embed" xlink:actuate="onLoad"/><draw:image xlink:href="./ObjectReplacements/Object 107" xlink:type="simple" xlink:show="embed" xlink:actuate="onLoad"/><svg:desc>формула</svg:desc></draw:frame><text:s/>is <text:span text:style-name="T12">a function of a single variable</text:span>. It <text:span text:style-name="T12">also </text:span>can be treate<text:span text:style-name="T11">d</text:span> as <text:span text:style-name="T11">a </text:span>function of <draw:frame draw:style-name="fr1" draw:name="Объект53" text:anchor-type="as-char" svg:y="-0.377cm" svg:width="0.497cm" svg:height="0.482cm" draw:z-index="128"><draw:object xlink:href="./Object 108" xlink:type="simple" xlink:show="embed" xlink:actuate="onLoad"/><draw:image xlink:href="./ObjectReplacements/Object 108" xlink:type="simple" xlink:show="embed" xlink:actuate="onLoad"/><svg:desc>формула</svg:desc></draw:frame>, <draw:frame draw:style-name="fr1" draw:name="Объект52" text:anchor-type="as-char" svg:y="-0.377cm" svg:width="0.453cm" svg:height="0.482cm" draw:z-index="129"><draw:object xlink:href="./Object 109" xlink:type="simple" xlink:show="embed" xlink:actuate="onLoad"/><draw:image xlink:href="./ObjectReplacements/Object 109" xlink:type="simple" xlink:show="embed" xlink:actuate="onLoad"/><svg:desc>формула</svg:desc></draw:frame><text:s/>or <draw:frame draw:style-name="fr1" draw:name="Объект51" text:anchor-type="as-char" svg:y="-0.377cm" svg:width="0.377cm" svg:height="0.482cm" draw:z-index="130"><draw:object xlink:href="./Object 110" xlink:type="simple" xlink:show="embed" xlink:actuate="onLoad"/><draw:image xlink:href="./ObjectReplacements/Object 110" xlink:type="simple" xlink:show="embed" xlink:actuate="onLoad"/><svg:desc>формула</svg:desc></draw:frame><text:s/><text:span text:style-name="T11">and they are all functions of a single variable too. So we get only total derivatives: </text:span><text:span text:style-name="T11"><draw:frame draw:style-name="fr2" draw:name="Объект54" text:anchor-type="as-char" svg:y="-0.621cm" svg:width="0.744cm" svg:height="1.027cm" draw:z-index="131"><draw:object xlink:href="./Object 111" xlink:type="simple" xlink:show="embed" xlink:actuate="onLoad"/><draw:image xlink:href="./ObjectReplacements/Object 111" xlink:type="simple" xlink:show="embed" xlink:actuate="onLoad"/><svg:desc>формула</svg:desc></draw:frame></text:span><text:span text:style-name="T11">, </text:span><text:span text:style-name="T11"><draw:frame draw:style-name="fr2" draw:name="Объект55" text:anchor-type="as-char" svg:y="-0.621cm" svg:width="1.325cm" svg:height="1.027cm" draw:z-index="132"><draw:object xlink:href="./Object 112" xlink:type="simple" xlink:show="embed" xlink:actuate="onLoad"/><draw:image xlink:href="./ObjectReplacements/Object 112" xlink:type="simple" xlink:show="embed" xlink:actuate="onLoad"/><svg:desc>формула</svg:desc></draw:frame></text:span><text:span text:style-name="T11">, </text:span><text:span text:style-name="T11"><draw:frame draw:style-name="fr2" draw:name="Объект56" text:anchor-type="as-char" svg:y="-0.621cm" svg:width="1.907cm" svg:height="1.027cm" draw:z-index="133"><draw:object xlink:href="./Object 113" xlink:type="simple" xlink:show="embed" xlink:actuate="onLoad"/><draw:image xlink:href="./ObjectReplacements/Object 113" xlink:type="simple" xlink:show="embed" xlink:actuate="onLoad"/><svg:desc>формула</svg:desc></draw:frame></text:span><text:span text:style-name="T11">, </text:span><text:span text:style-name="T11"><draw:frame draw:style-name="fr2" draw:name="Объект58" text:anchor-type="as-char" svg:y="-0.621cm" svg:width="0.739cm" svg:height="1.027cm" draw:z-index="134"><draw:object xlink:href="./Object 114" xlink:type="simple" xlink:show="embed" xlink:actuate="onLoad"/><draw:image xlink:href="./ObjectReplacements/Object 114" xlink:type="simple" xlink:show="embed" xlink:actuate="onLoad"/><svg:desc>формула</svg:desc></draw:frame></text:span><text:span text:style-name="T11">, </text:span><text:span text:style-name="T11"><draw:frame draw:style-name="fr2" draw:name="Объект63" text:anchor-type="as-char" svg:y="-0.621cm" svg:width="1.319cm" svg:height="1.027cm" draw:z-index="135"><draw:object xlink:href="./Object 115" xlink:type="simple" xlink:show="embed" xlink:actuate="onLoad"/><draw:image xlink:href="./ObjectReplacements/Object 115" xlink:type="simple" xlink:show="embed" xlink:actuate="onLoad"/><svg:desc>формула</svg:desc></draw:frame></text:span><text:span text:style-name="T11">, </text:span><text:span text:style-name="T11"><draw:frame draw:style-name="fr2" draw:name="Объект64" text:anchor-type="as-char" svg:y="-0.621cm" svg:width="0.739cm" svg:height="1.027cm" draw:z-index="136"><draw:object xlink:href="./Object 116" xlink:type="simple" xlink:show="embed" xlink:actuate="onLoad"/><draw:image xlink:href="./ObjectReplacements/Object 116" xlink:type="simple" xlink:show="embed" xlink:actuate="onLoad"/><svg:desc>формула</svg:desc></draw:frame></text:span><text:span text:style-name="T11">.</text:span></text:p>
      <text:p text:style-name="P9"><text:span text:style-name="T11">The </text:span><text:span text:style-name="T11"><draw:frame draw:style-name="fr1" draw:name="Объект69" text:anchor-type="as-char" svg:y="-0.377cm" svg:width="0.459cm" svg:height="0.482cm" draw:z-index="137"><draw:object xlink:href="./Object 117" xlink:type="simple" xlink:show="embed" xlink:actuate="onLoad"/><draw:image xlink:href="./ObjectReplacements/Object 117" xlink:type="simple" xlink:show="embed" xlink:actuate="onLoad"/><svg:desc>формула</svg:desc></draw:frame></text:span><text:span text:style-name="T11"><text:s/>is a function of two variables </text:span><text:span text:style-name="T11"><draw:frame draw:style-name="fr1" draw:name="Объект67" text:anchor-type="as-char" svg:y="-0.377cm" svg:width="0.981cm" svg:height="0.508cm" draw:z-index="138"><draw:object xlink:href="./Object 118" xlink:type="simple" xlink:show="embed" xlink:actuate="onLoad"/><draw:image xlink:href="./ObjectReplacements/Object 118" xlink:type="simple" xlink:show="embed" xlink:actuate="onLoad"/><svg:desc>формула</svg:desc></draw:frame></text:span><text:span text:style-name="T11"><text:s/>and </text:span><text:span text:style-name="T11"><draw:frame draw:style-name="fr1" draw:name="Объект68" text:anchor-type="as-char" svg:y="-0.377cm" svg:width="0.377cm" svg:height="0.482cm" draw:z-index="139"><draw:object xlink:href="./Object 119" xlink:type="simple" xlink:show="embed" xlink:actuate="onLoad"/><draw:image xlink:href="./ObjectReplacements/Object 119" xlink:type="simple" xlink:show="embed" xlink:actuate="onLoad"/><svg:desc>формула</svg:desc></draw:frame></text:span><text:span text:style-name="T11">. That's why we get: </text:span><text:span text:style-name="T11"><draw:frame draw:style-name="fr2" draw:name="Объект65" text:anchor-type="as-char" svg:y="-0.621cm" svg:width="0.778cm" svg:height="1.027cm" draw:z-index="140"><draw:object xlink:href="./Object 120" xlink:type="simple" xlink:show="embed" xlink:actuate="onLoad"/><draw:image xlink:href="./ObjectReplacements/Object 120" xlink:type="simple" xlink:show="embed" xlink:actuate="onLoad"/><svg:desc>формула</svg:desc></draw:frame></text:span><text:span text:style-name="T11"><text:s/>and </text:span><text:span text:style-name="T11"><draw:frame draw:style-name="fr2" draw:name="Объект66" text:anchor-type="as-char" svg:y="-0.621cm" svg:width="2.224cm" svg:height="1.027cm" draw:z-index="141"><draw:object xlink:href="./Object 121" xlink:type="simple" xlink:show="embed" xlink:actuate="onLoad"/><draw:image xlink:href="./ObjectReplacements/Object 121" xlink:type="simple" xlink:show="embed" xlink:actuate="onLoad"/><svg:desc>формула</svg:desc></draw:frame></text:span><text:span text:style-name="T11"><text:s/>.</text:span></text:p>
      <text:p text:style-name="P10"><text:span text:style-name="T12">T</text:span>he equation <text:sequence-ref text:reference-format="text" text:ref-name="refText0">(1)</text:sequence-ref><text:s/>have set some <text:span text:style-name="T13">overrides</text:span> for this map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/>
        <table:table-column table:style-name="Таблица1.E"/>
        <table:table-column table:style-name="Таблица1.B"/>
        <table:table-column table:style-name="Таблица1.G"/>
        <table:table-row>
          <table:table-cell table:style-name="Таблица1.A1" office:value-type="string">
            <text:p text:style-name="P28"><draw:frame draw:style-name="fr1" draw:name="Объект145" text:anchor-type="as-char" svg:y="-0.377cm" svg:width="1.101cm" svg:height="0.508cm" draw:z-index="88"><draw:object xlink:href="./Object 122" xlink:type="simple" xlink:show="embed" xlink:actuate="onLoad"/><draw:image xlink:href="./ObjectReplacements/Object 122" xlink:type="simple" xlink:show="embed" xlink:actuate="onLoad"/><svg:desc>формула</svg:desc></draw:frame></text:p>
          </table:table-cell>
          <table:table-cell table:style-name="Таблица1.A1" office:value-type="string">
            <text:p text:style-name="P34">←</text:p>
          </table:table-cell>
          <table:table-cell table:style-name="Таблица1.A1" office:value-type="string">
            <text:p text:style-name="P36"><draw:frame draw:style-name="fr1" draw:name="Объект146" text:anchor-type="as-char" svg:y="-0.377cm" svg:width="1.101cm" svg:height="0.508cm" draw:z-index="89"><draw:object xlink:href="./Object 123" xlink:type="simple" xlink:show="embed" xlink:actuate="onLoad"/><draw:image xlink:href="./ObjectReplacements/Object 123" xlink:type="simple" xlink:show="embed" xlink:actuate="onLoad"/><svg:desc>формула</svg:desc></draw:frame></text:p>
          </table:table-cell>
          <table:table-cell table:style-name="Таблица1.A1" office:value-type="string">
            <text:p text:style-name="P34">←</text:p>
          </table:table-cell>
          <table:table-cell table:style-name="Таблица1.A1" office:value-type="string">
            <text:p text:style-name="P36"><draw:frame draw:style-name="fr1" draw:name="Объект147" text:anchor-type="as-char" svg:y="-0.377cm" svg:width="0.981cm" svg:height="0.508cm" draw:z-index="91"><draw:object xlink:href="./Object 124" xlink:type="simple" xlink:show="embed" xlink:actuate="onLoad"/><draw:image xlink:href="./ObjectReplacements/Object 124" xlink:type="simple" xlink:show="embed" xlink:actuate="onLoad"/><svg:desc>формула</svg:desc></draw:frame></text:p>
          </table:table-cell>
          <table:table-cell table:style-name="Таблица1.A1" office:value-type="string">
            <text:p text:style-name="P34">←</text:p>
          </table:table-cell>
          <table:table-cell table:style-name="Таблица1.A1" office:value-type="string">
            <text:p text:style-name="P36"><draw:frame draw:style-name="fr1" draw:name="Объект148" text:anchor-type="as-char" svg:y="-0.377cm" svg:width="0.377cm" svg:height="0.482cm" draw:z-index="92"><draw:object xlink:href="./Object 125" xlink:type="simple" xlink:show="embed" xlink:actuate="onLoad"/><draw:image xlink:href="./ObjectReplacements/Object 125" xlink:type="simple" xlink:show="embed" xlink:actuate="onLoad"/><svg:desc>формула</svg:desc></draw:frame></text:p>
          </table:table-cell>
        </table:table-row>
        <table:table-row>
          <table:table-cell table:style-name="Таблица1.A2" office:value-type="string">
            <text:p text:style-name="P28"/>
          </table:table-cell>
          <table:table-cell table:style-name="Таблица1.A2" office:value-type="string">
            <text:p text:style-name="P35"/>
          </table:table-cell>
          <table:table-cell table:style-name="Таблица1.A2" office:value-type="string">
            <text:p text:style-name="P36"/>
          </table:table-cell>
          <table:table-cell table:style-name="Таблица1.A2" office:value-type="string">
            <text:p text:style-name="P35"/>
          </table:table-cell>
          <table:table-cell table:style-name="Таблица1.A2" office:value-type="string">
            <text:p text:style-name="P36"/>
          </table:table-cell>
          <table:table-cell table:style-name="Таблица1.A2" office:value-type="string">
            <text:p text:style-name="P35"/>
          </table:table-cell>
          <table:table-cell table:style-name="Таблица1.A2" office:value-type="string">
            <text:p text:style-name="P36"/>
          </table:table-cell>
        </table:table-row>
        <table:table-row>
          <table:table-cell table:style-name="Таблица1.A2" office:value-type="string">
            <text:p text:style-name="P28"/>
          </table:table-cell>
          <table:table-cell table:style-name="Таблица1.A2" office:value-type="string">
            <text:p text:style-name="P28"/>
          </table:table-cell>
          <table:table-cell table:style-name="Таблица1.A2" office:value-type="string">
            <text:p text:style-name="P28"/>
          </table:table-cell>
          <table:table-cell table:style-name="Таблица1.A2" office:value-type="string">
            <text:p text:style-name="P37"/>
          </table:table-cell>
          <table:table-cell table:style-name="Таблица1.E3" office:value-type="string">
            <text:p text:style-name="P28"><draw:frame draw:style-name="fr1" draw:name="Объект25" text:anchor-type="as-char" svg:y="-0.377cm" svg:width="2.152cm" svg:height="0.508cm" draw:z-index="101"><draw:object xlink:href="./Object 126" xlink:type="simple" xlink:show="embed" xlink:actuate="onLoad"/><draw:image xlink:href="./ObjectReplacements/Object 126" xlink:type="simple" xlink:show="embed" xlink:actuate="onLoad"/><svg:desc>формула</svg:desc></draw:frame></text:p>
          </table:table-cell>
          <table:table-cell table:style-name="Таблица1.E3" office:value-type="string">
            <text:p text:style-name="P34">←</text:p>
          </table:table-cell>
          <table:table-cell table:style-name="Таблица1.E3" office:value-type="string">
            <text:p text:style-name="P28"><draw:frame draw:style-name="fr1" draw:name="Объект37" text:anchor-type="as-char" svg:y="-0.377cm" svg:width="0.4cm" svg:height="0.482cm" draw:z-index="142"><draw:object xlink:href="./Object 127" xlink:type="simple" xlink:show="embed" xlink:actuate="onLoad"/><draw:image xlink:href="./ObjectReplacements/Object 127" xlink:type="simple" xlink:show="embed" xlink:actuate="onLoad"/><svg:desc>формула</svg:desc></draw:frame></text:p>
          </table:table-cell>
        </table:table-row>
        <table:table-row>
          <table:table-cell table:style-name="Таблица1.A2" office:value-type="string">
            <text:p text:style-name="P28"/>
          </table:table-cell>
          <table:table-cell table:style-name="Таблица1.A2" office:value-type="string">
            <text:p text:style-name="P28"/>
          </table:table-cell>
          <table:table-cell table:style-name="Таблица1.A2" office:value-type="string">
            <text:p text:style-name="P28"/>
          </table:table-cell>
          <table:table-cell table:style-name="Таблица1.A2" office:value-type="string">
            <text:p text:style-name="P28"/>
          </table:table-cell>
          <table:table-cell table:style-name="Таблица1.E3" office:value-type="string">
            <text:p text:style-name="P34">↑</text:p>
          </table:table-cell>
          <table:table-cell table:style-name="Таблица1.E3" office:value-type="string">
            <text:p text:style-name="P28"/>
          </table:table-cell>
          <table:table-cell table:style-name="Таблица1.E3" office:value-type="string">
            <text:p text:style-name="P28"/>
          </table:table-cell>
        </table:table-row>
        <table:table-row>
          <table:table-cell table:style-name="Таблица1.A2" office:value-type="string">
            <text:p text:style-name="P28"/>
          </table:table-cell>
          <table:table-cell table:style-name="Таблица1.A2" office:value-type="string">
            <text:p text:style-name="P28"/>
          </table:table-cell>
          <table:table-cell table:style-name="Таблица1.A2" office:value-type="string">
            <text:p text:style-name="P28"/>
          </table:table-cell>
          <table:table-cell table:style-name="Таблица1.A2" office:value-type="string">
            <text:p text:style-name="P28"/>
          </table:table-cell>
          <table:table-cell table:style-name="Таблица1.E3" office:value-type="string">
            <text:p text:style-name="P28"><draw:frame draw:style-name="fr1" draw:name="Объект33" text:anchor-type="as-char" svg:y="-0.377cm" svg:width="1.021cm" svg:height="0.508cm" draw:z-index="143"><draw:object xlink:href="./Object 128" xlink:type="simple" xlink:show="embed" xlink:actuate="onLoad"/><draw:image xlink:href="./ObjectReplacements/Object 128" xlink:type="simple" xlink:show="embed" xlink:actuate="onLoad"/><svg:desc>формула</svg:desc></draw:frame></text:p>
          </table:table-cell>
          <table:table-cell table:style-name="Таблица1.E3" office:value-type="string">
            <text:p text:style-name="P34">←</text:p>
          </table:table-cell>
          <table:table-cell table:style-name="Таблица1.E3" office:value-type="string">
            <text:p text:style-name="P28"><draw:frame draw:style-name="fr1" draw:name="Объект35" text:anchor-type="as-char" svg:y="-0.377cm" svg:width="0.4cm" svg:height="0.482cm" draw:z-index="144"><draw:object xlink:href="./Object 129" xlink:type="simple" xlink:show="embed" xlink:actuate="onLoad"/><draw:image xlink:href="./ObjectReplacements/Object 129" xlink:type="simple" xlink:show="embed" xlink:actuate="onLoad"/><svg:desc>формула</svg:desc></draw:frame></text:p>
          </table:table-cell>
        </table:table-row>
        <table:table-row>
          <table:table-cell table:style-name="Таблица1.A2" office:value-type="string">
            <text:p text:style-name="P28"/>
          </table:table-cell>
          <table:table-cell table:style-name="Таблица1.A2" office:value-type="string">
            <text:p text:style-name="P28"/>
          </table:table-cell>
          <table:table-cell table:style-name="Таблица1.A2" office:value-type="string">
            <text:p text:style-name="P28"/>
          </table:table-cell>
          <table:table-cell table:style-name="Таблица1.A2" office:value-type="string">
            <text:p text:style-name="P28"/>
          </table:table-cell>
          <table:table-cell table:style-name="Таблица1.A2" office:value-type="string">
            <text:p text:style-name="P28"/>
          </table:table-cell>
          <table:table-cell table:style-name="Таблица1.A2" office:value-type="string">
            <text:p text:style-name="P28"/>
          </table:table-cell>
          <table:table-cell table:style-name="Таблица1.A2" office:value-type="string">
            <text:p text:style-name="P28"/>
          </table:table-cell>
        </table:table-row>
        <table:table-row>
          <table:table-cell table:style-name="Таблица1.A2" office:value-type="string">
            <text:p text:style-name="P28"/>
          </table:table-cell>
          <table:table-cell table:style-name="Таблица1.A2" office:value-type="string">
            <text:p text:style-name="P28"/>
          </table:table-cell>
          <table:table-cell table:style-name="Таблица1.A2" office:value-type="string">
            <text:p text:style-name="P28"/>
          </table:table-cell>
          <table:table-cell table:style-name="Таблица1.A2" office:value-type="string">
            <text:p text:style-name="P35"/>
          </table:table-cell>
          <table:table-cell table:style-name="Таблица1.E7" office:value-type="string">
            <text:p text:style-name="P28"><draw:frame draw:style-name="fr1" draw:name="Объект23" text:anchor-type="as-char" svg:y="-0.377cm" svg:width="1.431cm" svg:height="0.508cm" draw:z-index="145"><draw:object xlink:href="./Object 130" xlink:type="simple" xlink:show="embed" xlink:actuate="onLoad"/><draw:image xlink:href="./ObjectReplacements/Object 130" xlink:type="simple" xlink:show="embed" xlink:actuate="onLoad"/><svg:desc>формула</svg:desc></draw:frame></text:p>
          </table:table-cell>
          <table:table-cell table:style-name="Таблица1.E7" office:value-type="string">
            <text:p text:style-name="P34">←</text:p>
          </table:table-cell>
          <table:table-cell table:style-name="Таблица1.E7" office:value-type="string">
            <text:p text:style-name="P28"><draw:frame draw:style-name="fr1" draw:name="Объект34" text:anchor-type="as-char" svg:y="-0.377cm" svg:width="0.377cm" svg:height="0.482cm" draw:z-index="146"><draw:object xlink:href="./Object 131" xlink:type="simple" xlink:show="embed" xlink:actuate="onLoad"/><draw:image xlink:href="./ObjectReplacements/Object 131" xlink:type="simple" xlink:show="embed" xlink:actuate="onLoad"/><svg:desc>формула</svg:desc></draw:frame></text:p>
          </table:table-cell>
        </table:table-row>
        <table:table-row>
          <table:table-cell table:style-name="Таблица1.A2" office:value-type="string">
            <text:p text:style-name="P28"/>
          </table:table-cell>
          <table:table-cell table:style-name="Таблица1.A2" office:value-type="string">
            <text:p text:style-name="P28"/>
          </table:table-cell>
          <table:table-cell table:style-name="Таблица1.A2" office:value-type="string">
            <text:p text:style-name="P28"/>
          </table:table-cell>
          <table:table-cell table:style-name="Таблица1.A2" office:value-type="string">
            <text:p text:style-name="P35"/>
          </table:table-cell>
          <table:table-cell table:style-name="Таблица1.E7" office:value-type="string">
            <text:p text:style-name="P34">↑</text:p>
          </table:table-cell>
          <table:table-cell table:style-name="Таблица1.E7" office:value-type="string">
            <text:p text:style-name="P28"/>
          </table:table-cell>
          <table:table-cell table:style-name="Таблица1.E7" office:value-type="string">
            <text:p text:style-name="P28"/>
          </table:table-cell>
        </table:table-row>
        <table:table-row>
          <table:table-cell table:style-name="Таблица1.A2" office:value-type="string">
            <text:p text:style-name="P28"/>
          </table:table-cell>
          <table:table-cell table:style-name="Таблица1.A2" office:value-type="string">
            <text:p text:style-name="P28"/>
          </table:table-cell>
          <table:table-cell table:style-name="Таблица1.A2" office:value-type="string">
            <text:p text:style-name="P28"/>
          </table:table-cell>
          <table:table-cell table:style-name="Таблица1.A2" office:value-type="string">
            <text:p text:style-name="P35"/>
          </table:table-cell>
          <table:table-cell table:style-name="Таблица1.E7" office:value-type="string">
            <text:p text:style-name="P28"><draw:frame draw:style-name="fr1" draw:name="Объект80" text:anchor-type="as-char" svg:y="-0.377cm" svg:width="0.981cm" svg:height="0.508cm" draw:z-index="147"><draw:object xlink:href="./Object 132" xlink:type="simple" xlink:show="embed" xlink:actuate="onLoad"/><draw:image xlink:href="./ObjectReplacements/Object 132" xlink:type="simple" xlink:show="embed" xlink:actuate="onLoad"/><svg:desc>формула</svg:desc></draw:frame></text:p>
          </table:table-cell>
          <table:table-cell table:style-name="Таблица1.E7" office:value-type="string">
            <text:p text:style-name="P34">←</text:p>
          </table:table-cell>
          <table:table-cell table:style-name="Таблица1.E7" office:value-type="string">
            <text:p text:style-name="P28"><draw:frame draw:style-name="fr1" draw:name="Объект81" text:anchor-type="as-char" svg:y="-0.377cm" svg:width="0.377cm" svg:height="0.482cm" draw:z-index="148"><draw:object xlink:href="./Object 133" xlink:type="simple" xlink:show="embed" xlink:actuate="onLoad"/><draw:image xlink:href="./ObjectReplacements/Object 133" xlink:type="simple" xlink:show="embed" xlink:actuate="onLoad"/><svg:desc>формула</svg:desc></draw:frame></text:p>
          </table:table-cell>
        </table:table-row>
      </table:table>
      <text:p text:style-name="P11"/>
      <text:p text:style-name="P11"><text:span text:style-name="T28">And the</text:span> equation <text:sequence-ref text:reference-format="text" text:ref-name="refText2">(3)</text:sequence-ref><text:s/>have set another <text:span text:style-name="T13">override</text:span>: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B"/>
        <table:table-column table:style-name="Таблица5.E"/>
        <table:table-column table:style-name="Таблица5.B"/>
        <table:table-column table:style-name="Таблица5.G"/>
        <text:soft-page-break/>
        <table:table-row>
          <table:table-cell table:style-name="Таблица5.A1" office:value-type="string">
            <text:p text:style-name="P28"><draw:frame draw:style-name="fr1" draw:name="Объект82" text:anchor-type="as-char" svg:y="-0.377cm" svg:width="1.101cm" svg:height="0.508cm" draw:z-index="114"><draw:object xlink:href="./Object 134" xlink:type="simple" xlink:show="embed" xlink:actuate="onLoad"/><draw:image xlink:href="./ObjectReplacements/Object 134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P34">←</text:p>
          </table:table-cell>
          <table:table-cell table:style-name="Таблица5.A1" office:value-type="string">
            <text:p text:style-name="P36"><draw:frame draw:style-name="fr1" draw:name="Объект149" text:anchor-type="as-char" svg:y="-0.377cm" svg:width="1.101cm" svg:height="0.508cm" draw:z-index="115"><draw:object xlink:href="./Object 135" xlink:type="simple" xlink:show="embed" xlink:actuate="onLoad"/><draw:image xlink:href="./ObjectReplacements/Object 135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P34">←</text:p>
          </table:table-cell>
          <table:table-cell table:style-name="Таблица5.A1" office:value-type="string">
            <text:p text:style-name="P36"><draw:frame draw:style-name="fr1" draw:name="Объект150" text:anchor-type="as-char" svg:y="-0.377cm" svg:width="0.981cm" svg:height="0.508cm" draw:z-index="116"><draw:object xlink:href="./Object 136" xlink:type="simple" xlink:show="embed" xlink:actuate="onLoad"/><draw:image xlink:href="./ObjectReplacements/Object 136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P34">←</text:p>
          </table:table-cell>
          <table:table-cell table:style-name="Таблица5.A1" office:value-type="string">
            <text:p text:style-name="P36"><draw:frame draw:style-name="fr1" draw:name="Объект151" text:anchor-type="as-char" svg:y="-0.377cm" svg:width="0.377cm" svg:height="0.482cm" draw:z-index="117"><draw:object xlink:href="./Object 137" xlink:type="simple" xlink:show="embed" xlink:actuate="onLoad"/><draw:image xlink:href="./ObjectReplacements/Object 137" xlink:type="simple" xlink:show="embed" xlink:actuate="onLoad"/><svg:desc>формула</svg:desc></draw:frame></text:p>
          </table:table-cell>
        </table:table-row>
        <table:table-row>
          <table:table-cell table:style-name="Таблица5.A2" office:value-type="string">
            <text:p text:style-name="P28"/>
          </table:table-cell>
          <table:table-cell table:style-name="Таблица5.A2" office:value-type="string">
            <text:p text:style-name="P35"/>
          </table:table-cell>
          <table:table-cell table:style-name="Таблица5.A2" office:value-type="string">
            <text:p text:style-name="P36"/>
          </table:table-cell>
          <table:table-cell table:style-name="Таблица5.A2" office:value-type="string">
            <text:p text:style-name="P35"/>
          </table:table-cell>
          <table:table-cell table:style-name="Таблица5.A2" office:value-type="string">
            <text:p text:style-name="P36"/>
          </table:table-cell>
          <table:table-cell table:style-name="Таблица5.A2" office:value-type="string">
            <text:p text:style-name="P35"/>
          </table:table-cell>
          <table:table-cell table:style-name="Таблица5.A2" office:value-type="string">
            <text:p text:style-name="P36"/>
          </table:table-cell>
        </table:table-row>
        <table:table-row>
          <table:table-cell table:style-name="Таблица5.A2" office:value-type="string">
            <text:p text:style-name="P28"/>
          </table:table-cell>
          <table:table-cell table:style-name="Таблица5.A2" office:value-type="string">
            <text:p text:style-name="P28"/>
          </table:table-cell>
          <table:table-cell table:style-name="Таблица5.A2" office:value-type="string">
            <text:p text:style-name="P28"/>
          </table:table-cell>
          <table:table-cell table:style-name="Таблица5.A2" office:value-type="string">
            <text:p text:style-name="P37"/>
          </table:table-cell>
          <table:table-cell table:style-name="Таблица5.E3" office:value-type="string">
            <text:p text:style-name="P28"><draw:frame draw:style-name="fr1" draw:name="Объект152" text:anchor-type="as-char" svg:y="-0.377cm" svg:width="2.152cm" svg:height="0.508cm" draw:z-index="118"><draw:object xlink:href="./Object 138" xlink:type="simple" xlink:show="embed" xlink:actuate="onLoad"/><draw:image xlink:href="./ObjectReplacements/Object 138" xlink:type="simple" xlink:show="embed" xlink:actuate="onLoad"/><svg:desc>формула</svg:desc></draw:frame></text:p>
          </table:table-cell>
          <table:table-cell table:style-name="Таблица5.E3" office:value-type="string">
            <text:p text:style-name="P34">←</text:p>
          </table:table-cell>
          <table:table-cell table:style-name="Таблица5.E3" office:value-type="string">
            <text:p text:style-name="P28"><draw:frame draw:style-name="fr1" draw:name="Объект153" text:anchor-type="as-char" svg:y="-0.377cm" svg:width="0.4cm" svg:height="0.482cm" draw:z-index="119"><draw:object xlink:href="./Object 139" xlink:type="simple" xlink:show="embed" xlink:actuate="onLoad"/><draw:image xlink:href="./ObjectReplacements/Object 139" xlink:type="simple" xlink:show="embed" xlink:actuate="onLoad"/><svg:desc>формула</svg:desc></draw:frame></text:p>
          </table:table-cell>
        </table:table-row>
        <table:table-row>
          <table:table-cell table:style-name="Таблица5.A2" office:value-type="string">
            <text:p text:style-name="P28"/>
          </table:table-cell>
          <table:table-cell table:style-name="Таблица5.A2" office:value-type="string">
            <text:p text:style-name="P28"/>
          </table:table-cell>
          <table:table-cell table:style-name="Таблица5.A2" office:value-type="string">
            <text:p text:style-name="P28"/>
          </table:table-cell>
          <table:table-cell table:style-name="Таблица5.A2" office:value-type="string">
            <text:p text:style-name="P28"/>
          </table:table-cell>
          <table:table-cell table:style-name="Таблица5.E3" office:value-type="string">
            <text:p text:style-name="P34">↑</text:p>
          </table:table-cell>
          <table:table-cell table:style-name="Таблица5.E3" office:value-type="string">
            <text:p text:style-name="P28"/>
          </table:table-cell>
          <table:table-cell table:style-name="Таблица5.E3" office:value-type="string">
            <text:p text:style-name="P28"/>
          </table:table-cell>
        </table:table-row>
        <table:table-row>
          <table:table-cell table:style-name="Таблица5.A2" office:value-type="string">
            <text:p text:style-name="P28"/>
          </table:table-cell>
          <table:table-cell table:style-name="Таблица5.A2" office:value-type="string">
            <text:p text:style-name="P28"/>
          </table:table-cell>
          <table:table-cell table:style-name="Таблица5.A2" office:value-type="string">
            <text:p text:style-name="P28"/>
          </table:table-cell>
          <table:table-cell table:style-name="Таблица5.A2" office:value-type="string">
            <text:p text:style-name="P28"/>
          </table:table-cell>
          <table:table-cell table:style-name="Таблица5.E3" office:value-type="string">
            <text:p text:style-name="P28"><draw:frame draw:style-name="fr1" draw:name="Объект154" text:anchor-type="as-char" svg:y="-0.377cm" svg:width="1.021cm" svg:height="0.508cm" draw:z-index="120"><draw:object xlink:href="./Object 140" xlink:type="simple" xlink:show="embed" xlink:actuate="onLoad"/><draw:image xlink:href="./ObjectReplacements/Object 140" xlink:type="simple" xlink:show="embed" xlink:actuate="onLoad"/><svg:desc>формула</svg:desc></draw:frame></text:p>
          </table:table-cell>
          <table:table-cell table:style-name="Таблица5.E3" office:value-type="string">
            <text:p text:style-name="P34">←</text:p>
          </table:table-cell>
          <table:table-cell table:style-name="Таблица5.E3" office:value-type="string">
            <text:p text:style-name="P28"><draw:frame draw:style-name="fr1" draw:name="Объект155" text:anchor-type="as-char" svg:y="-0.377cm" svg:width="0.4cm" svg:height="0.482cm" draw:z-index="121"><draw:object xlink:href="./Object 141" xlink:type="simple" xlink:show="embed" xlink:actuate="onLoad"/><draw:image xlink:href="./ObjectReplacements/Object 141" xlink:type="simple" xlink:show="embed" xlink:actuate="onLoad"/><svg:desc>формула</svg:desc></draw:frame></text:p>
          </table:table-cell>
        </table:table-row>
        <table:table-row>
          <table:table-cell table:style-name="Таблица5.A2" office:value-type="string">
            <text:p text:style-name="P28"/>
          </table:table-cell>
          <table:table-cell table:style-name="Таблица5.A2" office:value-type="string">
            <text:p text:style-name="P28"/>
          </table:table-cell>
          <table:table-cell table:style-name="Таблица5.A2" office:value-type="string">
            <text:p text:style-name="P28"/>
          </table:table-cell>
          <table:table-cell table:style-name="Таблица5.A2" office:value-type="string">
            <text:p text:style-name="P28"/>
          </table:table-cell>
          <table:table-cell table:style-name="Таблица5.A2" office:value-type="string">
            <text:p text:style-name="P28"/>
          </table:table-cell>
          <table:table-cell table:style-name="Таблица5.A2" office:value-type="string">
            <text:p text:style-name="P28"/>
          </table:table-cell>
          <table:table-cell table:style-name="Таблица5.A2" office:value-type="string">
            <text:p text:style-name="P28"/>
          </table:table-cell>
        </table:table-row>
        <table:table-row>
          <table:table-cell table:style-name="Таблица5.A2" office:value-type="string">
            <text:p text:style-name="P28"/>
          </table:table-cell>
          <table:table-cell table:style-name="Таблица5.A2" office:value-type="string">
            <text:p text:style-name="P28"/>
          </table:table-cell>
          <table:table-cell table:style-name="Таблица5.C7" office:value-type="string">
            <text:p text:style-name="P28"><draw:frame draw:style-name="fr1" draw:name="Объект156" text:anchor-type="as-char" svg:y="-0.377cm" svg:width="1.124cm" svg:height="0.508cm" draw:z-index="122"><draw:object xlink:href="./Object 142" xlink:type="simple" xlink:show="embed" xlink:actuate="onLoad"/><draw:image xlink:href="./ObjectReplacements/Object 142" xlink:type="simple" xlink:show="embed" xlink:actuate="onLoad"/><svg:desc>формула</svg:desc></draw:frame></text:p>
          </table:table-cell>
          <table:table-cell table:style-name="Таблица5.C7" office:value-type="string">
            <text:p text:style-name="P34">←</text:p>
          </table:table-cell>
          <table:table-cell table:style-name="Таблица5.C7" office:value-type="string">
            <text:p text:style-name="P28"><draw:frame draw:style-name="fr1" draw:name="Объект157" text:anchor-type="as-char" svg:y="-0.377cm" svg:width="1.49cm" svg:height="0.508cm" draw:z-index="123"><draw:object xlink:href="./Object 143" xlink:type="simple" xlink:show="embed" xlink:actuate="onLoad"/><draw:image xlink:href="./ObjectReplacements/Object 143" xlink:type="simple" xlink:show="embed" xlink:actuate="onLoad"/><svg:desc>формула</svg:desc></draw:frame></text:p>
          </table:table-cell>
          <table:table-cell table:style-name="Таблица5.C7" office:value-type="string">
            <text:p text:style-name="P34">←</text:p>
          </table:table-cell>
          <table:table-cell table:style-name="Таблица5.C7" office:value-type="string">
            <text:p text:style-name="P28"><draw:frame draw:style-name="fr1" draw:name="Объект158" text:anchor-type="as-char" svg:y="-0.377cm" svg:width="0.4cm" svg:height="0.482cm" draw:z-index="124"><draw:object xlink:href="./Object 144" xlink:type="simple" xlink:show="embed" xlink:actuate="onLoad"/><draw:image xlink:href="./ObjectReplacements/Object 144" xlink:type="simple" xlink:show="embed" xlink:actuate="onLoad"/><svg:desc>формула</svg:desc></draw:frame></text:p>
          </table:table-cell>
        </table:table-row>
        <table:table-row>
          <table:table-cell table:style-name="Таблица5.A2" office:value-type="string">
            <text:p text:style-name="P28"/>
          </table:table-cell>
          <table:table-cell table:style-name="Таблица5.A2" office:value-type="string">
            <text:p text:style-name="P28"/>
          </table:table-cell>
          <table:table-cell table:style-name="Таблица5.C7" office:value-type="string">
            <text:p text:style-name="P28"/>
          </table:table-cell>
          <table:table-cell table:style-name="Таблица5.C7" office:value-type="string">
            <text:p text:style-name="P28"/>
          </table:table-cell>
          <table:table-cell table:style-name="Таблица5.C7" office:value-type="string">
            <text:p text:style-name="P34">↑</text:p>
          </table:table-cell>
          <table:table-cell table:style-name="Таблица5.C7" office:value-type="string">
            <text:p text:style-name="P28"/>
          </table:table-cell>
          <table:table-cell table:style-name="Таблица5.C7" office:value-type="string">
            <text:p text:style-name="P28"/>
          </table:table-cell>
        </table:table-row>
        <table:table-row>
          <table:table-cell table:style-name="Таблица5.A2" office:value-type="string">
            <text:p text:style-name="P28"/>
          </table:table-cell>
          <table:table-cell table:style-name="Таблица5.A2" office:value-type="string">
            <text:p text:style-name="P28"/>
          </table:table-cell>
          <table:table-cell table:style-name="Таблица5.C7" office:value-type="string">
            <text:p text:style-name="P28"/>
          </table:table-cell>
          <table:table-cell table:style-name="Таблица5.C7" office:value-type="string">
            <text:p text:style-name="P28"/>
          </table:table-cell>
          <table:table-cell table:style-name="Таблица5.C7" office:value-type="string">
            <text:p text:style-name="P28"><draw:frame draw:style-name="fr1" draw:name="Объект159" text:anchor-type="as-char" svg:y="-0.377cm" svg:width="1.021cm" svg:height="0.508cm" draw:z-index="125"><draw:object xlink:href="./Object 145" xlink:type="simple" xlink:show="embed" xlink:actuate="onLoad"/><draw:image xlink:href="./ObjectReplacements/Object 145" xlink:type="simple" xlink:show="embed" xlink:actuate="onLoad"/><svg:desc>формула</svg:desc></draw:frame></text:p>
          </table:table-cell>
          <table:table-cell table:style-name="Таблица5.C7" office:value-type="string">
            <text:p text:style-name="P34">←</text:p>
          </table:table-cell>
          <table:table-cell table:style-name="Таблица5.C7" office:value-type="string">
            <text:p text:style-name="P28"><draw:frame draw:style-name="fr1" draw:name="Объект160" text:anchor-type="as-char" svg:y="-0.377cm" svg:width="0.4cm" svg:height="0.482cm" draw:z-index="126"><draw:object xlink:href="./Object 146" xlink:type="simple" xlink:show="embed" xlink:actuate="onLoad"/><draw:image xlink:href="./ObjectReplacements/Object 146" xlink:type="simple" xlink:show="embed" xlink:actuate="onLoad"/><svg:desc>формула</svg:desc></draw:frame></text:p>
          </table:table-cell>
        </table:table-row>
      </table:table>
      <text:p text:style-name="P27"/>
      <text:p text:style-name="P12">These overrides <text:span text:style-name="T14">actually change the domain of </text:span><text:span text:style-name="T14"><draw:frame draw:style-name="fr1" draw:name="Объект84" text:anchor-type="as-char" svg:y="-0.377cm" svg:width="0.847cm" svg:height="0.508cm" draw:z-index="49"><draw:object xlink:href="./Object 147" xlink:type="simple" xlink:show="embed" xlink:actuate="onLoad"/><draw:image xlink:href="./ObjectReplacements/Object 147" xlink:type="simple" xlink:show="embed" xlink:actuate="onLoad"/><svg:desc>формула</svg:desc></draw:frame></text:span><text:span text:style-name="T14"><text:s/>(on the RHS), but they don't touch </text:span><text:span text:style-name="T14"><draw:frame draw:style-name="fr1" draw:name="Объект88" text:anchor-type="as-char" svg:y="-0.377cm" svg:width="0.453cm" svg:height="0.482cm" draw:z-index="50"><draw:object xlink:href="./Object 148" xlink:type="simple" xlink:show="embed" xlink:actuate="onLoad"/><draw:image xlink:href="./ObjectReplacements/Object 148" xlink:type="simple" xlink:show="embed" xlink:actuate="onLoad"/><svg:desc>формула</svg:desc></draw:frame></text:span><text:span text:style-name="T14"><text:s/>(on the LHS). This</text:span> <text:span text:style-name="T14">affects </text:span>iMath<text:span text:style-name="T14">'s</text:span> <text:span text:style-name="T29">behavior</text:span> <text:span text:style-name="T14">when we call </text:span><text:span text:style-name="Source_20_Text"><text:span text:style-name="T14">DIFFERENTIATE</text:span></text:span><text:span text:style-name="T15"> </text:span><text:span text:style-name="T16">keyword </text:span><text:span text:style-name="T17">for </text:span><text:span text:style-name="T17"><text:sequence-ref text:reference-format="text" text:ref-name="refText0">(1)</text:sequence-ref></text:span><text:span text:style-name="T17"><text:s/>and </text:span><text:span text:style-name="T17"><text:sequence-ref text:reference-format="text" text:ref-name="refText2">(3)</text:sequence-ref></text:span><text:span text:style-name="T17">. </text:span></text:p>
      <text:list xml:id="list2719478568" text:style-name="Warning_21_">
        <text:list-item>
          <text:p text:style-name="Warning_21_"><text:span text:style-name="T36">Manipulating</text:span> of a certain domain of the function<text:span text:style-name="T18"> is not a safe</text:span> action! It is left to the intelligence of the user to make sure that this makes sens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2" svg:font-family="Mangal"/>
    <style:font-face style:name="Liberation Sans2" svg:font-family="'Liberation Sans'" style:font-family-generic="roman"/>
    <style:font-face style:name="Times New Roman" svg:font-family="'Times New Roman'" style:font-family-generic="roman"/>
    <style:font-face style:name="Liberation Sans Narrow2" svg:font-family="'Liberation Sans Narrow'" style:font-family-generic="swiss"/>
    <style:font-face style:name="Liberation Sans Narrow1" svg:font-family="'Liberation Sans Narrow'" style:font-adornments="Regular" style:font-family-generic="swiss"/>
    <style:font-face style:name="Times New Roman1" svg:font-family="'Times New Roman'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NSimSun" svg:font-family="NSimSun" style:font-family-generic="modern" style:font-pitch="fixed"/>
    <style:font-face style:name="Liberation Sans1" svg:font-family="'Liberation Sans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Liberation Sans Narrow3" svg:font-family="'Liberation Sans Narrow'" style:font-family-generic="swiss" style:font-pitch="variable"/>
    <style:font-face style:name="Liberation Sans Narrow" svg:font-family="'Liberation Sans Narrow'" style:font-adornments="Обычный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01cm" style:writing-mode="lr-tb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style:page-number="auto" fo:keep-with-next="always"/>
      <style:text-properties style:font-name="Liberation Sans" fo:font-family="'Liberation Sans'" style:font-style-name="Regular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2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20%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6cm" fo:margin-bottom="0.21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Code" style:family="paragraph" style:parent-style-name="Text_20_body" style:master-page-name="">
      <loext:graphic-properties draw:fill="solid" draw:fill-color="#eeeeee" draw:opacity="100%"/>
      <style:paragraph-properties fo:margin-top="0cm" fo:margin-bottom="0.25cm" loext:contextual-spacing="true" style:page-number="auto" fo:background-color="#eeeeee" fo:padding="0.199cm" fo:border-left="none" fo:border-right="none" fo:border-top="0.51pt solid #808080" fo:border-bottom="0.51pt solid #808080" style:shadow="none" style:join-border="true">
        <style:tab-stops/>
      </style:paragraph-properties>
      <style:text-properties style:font-name="Liberation Mono" fo:font-family="'Liberation Mono'" style:font-style-name="Обычный" style:font-family-generic="modern" style:font-pitch="fixed" fo:font-size="9pt"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5%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05%" fo:font-weight="bold" style:font-size-asian="14pt" style:font-weight-asian="bold" style:font-size-complex="14pt" style:font-weight-complex="bold"/>
    </style:style>
    <style:style style:name="Note" style:family="paragraph" style:parent-style-name="Text_20_body" style:list-style-name="Note" style:master-page-name="">
      <loext:graphic-properties draw:fill="solid" draw:fill-color="#ffffcc" draw:opacity="100%"/>
      <style:paragraph-properties fo:margin-top="0cm" fo:margin-bottom="0.25cm" loext:contextual-spacing="false" fo:keep-together="always" style:page-number="auto" fo:background-color="#ffffcc" fo:padding="0.4cm" fo:border="1.5pt solid #cc9966" style:shadow="none" style:join-border="false">
        <style:tab-stops/>
      </style:paragraph-properties>
      <style:text-properties style:font-name="Liberation Sans" fo:font-family="'Liberation Sans'" style:font-style-name="Regular" style:font-family-generic="swiss" style:font-pitch="variable" fo:font-size="95%" style:font-size-asian="10.5pt"/>
    </style:style>
    <style:style style:name="Warning_21_" style:display-name="Warning!" style:family="paragraph" style:parent-style-name="Text_20_body" style:list-style-name="Warning_21_" style:master-page-name="">
      <loext:graphic-properties draw:fill="solid" draw:fill-color="#ffcccc" draw:opacity="100%"/>
      <style:paragraph-properties fo:keep-together="always" style:page-number="auto" fo:background-color="#ffcccc" fo:padding="0.4cm" fo:border="1.5pt solid #996666" style:shadow="none" style:join-border="false">
        <style:tab-stops/>
      </style:paragraph-properties>
      <style:text-properties style:font-name="Liberation Sans" fo:font-family="'Liberation Sans'" style:font-style-name="Regular" style:font-family-generic="swiss" style:font-pitch="variable" fo:font-size="95%"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loext:contextual-spacing="false" style:page-number="auto"/>
      <style:text-properties fo:color="#666666" fo:font-size="95%" fo:font-style="italic" style:text-underline-style="solid" style:text-underline-width="auto" style:text-underline-color="font-color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.6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_20__28_user_29_" style:display-name="Bullet Symbols (user)" style:family="text"/>
    <style:style style:name="User_20_Entry" style:display-name="User Entry" style:family="text">
      <style:text-properties style:font-name="Liberation Mono2" fo:font-family="'Liberation Mono'" style:font-family-generic="modern" style:font-pitch="fixed" style:font-name-asian="NSimSun" style:font-family-asian="NSimSun" style:font-family-generic-asian="modern" style:font-pitch-asian="fixed" style:font-name-complex="Liberation Mono2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1" fo:font-family="'Liberation Mono'" style:font-style-name="Regular" style:font-family-generic="modern" style:font-pitch="fixed" fo:font-size="95%" fo:language="zxx" fo:country="none" fo:background-color="#eeeeee" style:font-size-asian="10.5pt" loext:shadow="none"/>
    </style:style>
    <style:style style:name="Caption_20_characters" style:display-name="Caption characters" style:family="text"/>
    <style:style style:name="Index_20_Link" style:display-name="Index Link" style:family="text"/>
    <style:style style:name="Formula" style:family="graphic">
      <style:graphic-properties text:anchor-type="as-char" svg:y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ote">
      <text:list-level-style-image text:level="1" xlink:href="Pictures/100003DA000001C1000001AC7B3947888E49266F.svg" xlink:type="simple" xlink:show="embed" xlink:actuate="onLoad">
        <style:list-level-properties text:list-level-position-and-space-mode="label-alignment" style:vertical-pos="middle" style:vertical-rel="char" fo:width="0.63cm" fo:height="0.6cm">
          <style:list-level-label-alignment text:label-followed-by="listtab" text:list-tab-stop-position="3.5cm" fo:text-indent="-1.05cm" fo:margin-left="3.05cm"/>
        </style:list-level-properties>
      </text:list-level-style-image>
      <text:list-level-style-image text:level="2" xlink:href="Pictures/100003DA000001C1000001AC7B3947888E49266F.svg" xlink:type="simple" xlink:show="embed" xlink:actuate="onLoad">
        <style:list-level-properties text:list-level-position-and-space-mode="label-alignment" style:vertical-pos="middle" style:vertical-rel="char" fo:width="0.63cm" fo:height="0.6cm">
          <style:list-level-label-alignment text:label-followed-by="listtab" text:list-tab-stop-position="3.5cm" fo:text-indent="-1.05cm" fo:margin-left="3.05cm"/>
        </style:list-level-properties>
      </text:list-level-style-image>
      <text:list-level-style-image text:level="3" xlink:href="Pictures/100003DA000001C1000001AC7B3947888E49266F.svg" xlink:type="simple" xlink:show="embed" xlink:actuate="onLoad">
        <style:list-level-properties text:list-level-position-and-space-mode="label-alignment" style:vertical-pos="middle" style:vertical-rel="char" fo:width="0.63cm" fo:height="0.6cm">
          <style:list-level-label-alignment text:label-followed-by="listtab" text:list-tab-stop-position="3.5cm" fo:text-indent="-1.05cm" fo:margin-left="3.05cm"/>
        </style:list-level-properties>
      </text:list-level-style-image>
      <text:list-level-style-image text:level="4" xlink:href="Pictures/100003DA000001C1000001AC7B3947888E49266F.svg" xlink:type="simple" xlink:show="embed" xlink:actuate="onLoad">
        <style:list-level-properties text:list-level-position-and-space-mode="label-alignment" style:vertical-pos="middle" style:vertical-rel="char" fo:width="0.63cm" fo:height="0.6cm">
          <style:list-level-label-alignment text:label-followed-by="listtab" text:list-tab-stop-position="3.5cm" fo:text-indent="-1.05cm" fo:margin-left="3.05cm"/>
        </style:list-level-properties>
      </text:list-level-style-image>
      <text:list-level-style-image text:level="5" xlink:href="Pictures/100003DA000001C1000001AC7B3947888E49266F.svg" xlink:type="simple" xlink:show="embed" xlink:actuate="onLoad">
        <style:list-level-properties text:list-level-position-and-space-mode="label-alignment" style:vertical-pos="middle" style:vertical-rel="char" fo:width="0.63cm" fo:height="0.6cm">
          <style:list-level-label-alignment text:label-followed-by="listtab" text:list-tab-stop-position="3.5cm" fo:text-indent="-1.05cm" fo:margin-left="3.05cm"/>
        </style:list-level-properties>
      </text:list-level-style-image>
      <text:list-level-style-image text:level="6" xlink:href="Pictures/100003DA000001C1000001AC7B3947888E49266F.svg" xlink:type="simple" xlink:show="embed" xlink:actuate="onLoad">
        <style:list-level-properties text:list-level-position-and-space-mode="label-alignment" style:vertical-pos="middle" style:vertical-rel="char" fo:width="0.63cm" fo:height="0.6cm">
          <style:list-level-label-alignment text:label-followed-by="listtab" text:list-tab-stop-position="3.5cm" fo:text-indent="-1.05cm" fo:margin-left="3.05cm"/>
        </style:list-level-properties>
      </text:list-level-style-image>
      <text:list-level-style-image text:level="7" xlink:href="Pictures/100003DA000001C1000001AC7B3947888E49266F.svg" xlink:type="simple" xlink:show="embed" xlink:actuate="onLoad">
        <style:list-level-properties text:list-level-position-and-space-mode="label-alignment" style:vertical-pos="middle" style:vertical-rel="char" fo:width="0.63cm" fo:height="0.6cm">
          <style:list-level-label-alignment text:label-followed-by="listtab" text:list-tab-stop-position="3.5cm" fo:text-indent="-1.05cm" fo:margin-left="3.05cm"/>
        </style:list-level-properties>
      </text:list-level-style-image>
      <text:list-level-style-image text:level="8" xlink:href="Pictures/100003DA000001C1000001AC7B3947888E49266F.svg" xlink:type="simple" xlink:show="embed" xlink:actuate="onLoad">
        <style:list-level-properties text:list-level-position-and-space-mode="label-alignment" style:vertical-pos="middle" style:vertical-rel="char" fo:width="0.63cm" fo:height="0.6cm">
          <style:list-level-label-alignment text:label-followed-by="listtab" text:list-tab-stop-position="3.5cm" fo:text-indent="-1.05cm" fo:margin-left="3.05cm"/>
        </style:list-level-properties>
      </text:list-level-style-image>
      <text:list-level-style-image text:level="9" xlink:href="Pictures/100003DA000001C1000001AC7B3947888E49266F.svg" xlink:type="simple" xlink:show="embed" xlink:actuate="onLoad">
        <style:list-level-properties text:list-level-position-and-space-mode="label-alignment" style:vertical-pos="middle" style:vertical-rel="char" fo:width="0.63cm" fo:height="0.6cm">
          <style:list-level-label-alignment text:label-followed-by="listtab" text:list-tab-stop-position="3.5cm" fo:text-indent="-1.05cm" fo:margin-left="3.05cm"/>
        </style:list-level-properties>
      </text:list-level-style-image>
      <text:list-level-style-image text:level="10" xlink:href="Pictures/100003DA000001C1000001AC7B3947888E49266F.svg" xlink:type="simple" xlink:show="embed" xlink:actuate="onLoad">
        <style:list-level-properties text:list-level-position-and-space-mode="label-alignment" style:vertical-pos="middle" style:vertical-rel="char" fo:width="0.63cm" fo:height="0.6cm">
          <style:list-level-label-alignment text:label-followed-by="listtab" text:list-tab-stop-position="3.5cm" fo:text-indent="-1.05cm" fo:margin-left="3.05cm"/>
        </style:list-level-properties>
      </text:list-level-style-image>
    </text:list-style>
    <text:list-style style:name="Warning_21_" style:display-name="Warning!">
      <text:list-level-style-image text:level="1" xlink:href="Pictures/100004040000014A0000014A9D36637C112C66B0.svg" xlink:type="simple" xlink:show="embed" xlink:actuate="onLoad">
        <style:list-level-properties text:list-level-position-and-space-mode="label-alignment" style:vertical-pos="middle" style:vertical-rel="char" fo:width="0.6cm" fo:height="0.6cm">
          <style:list-level-label-alignment text:label-followed-by="listtab" text:list-tab-stop-position="3.5cm" fo:text-indent="-1.05cm" fo:margin-left="3.05cm"/>
        </style:list-level-properties>
      </text:list-level-style-image>
      <text:list-level-style-image text:level="2" xlink:href="Pictures/100004040000014A0000014A9D36637C112C66B0.svg" xlink:type="simple" xlink:show="embed" xlink:actuate="onLoad">
        <style:list-level-properties text:list-level-position-and-space-mode="label-alignment" style:vertical-pos="middle" style:vertical-rel="char" fo:width="0.6cm" fo:height="0.6cm">
          <style:list-level-label-alignment text:label-followed-by="listtab" text:list-tab-stop-position="3.5cm" fo:text-indent="-1.05cm" fo:margin-left="3.05cm"/>
        </style:list-level-properties>
      </text:list-level-style-image>
      <text:list-level-style-image text:level="3" xlink:href="Pictures/100004040000014A0000014A9D36637C112C66B0.svg" xlink:type="simple" xlink:show="embed" xlink:actuate="onLoad">
        <style:list-level-properties text:list-level-position-and-space-mode="label-alignment" style:vertical-pos="middle" style:vertical-rel="char" fo:width="0.6cm" fo:height="0.6cm">
          <style:list-level-label-alignment text:label-followed-by="listtab" text:list-tab-stop-position="3.5cm" fo:text-indent="-1.05cm" fo:margin-left="3.05cm"/>
        </style:list-level-properties>
      </text:list-level-style-image>
      <text:list-level-style-image text:level="4" xlink:href="Pictures/100004040000014A0000014A9D36637C112C66B0.svg" xlink:type="simple" xlink:show="embed" xlink:actuate="onLoad">
        <style:list-level-properties text:list-level-position-and-space-mode="label-alignment" style:vertical-pos="middle" style:vertical-rel="char" fo:width="0.6cm" fo:height="0.6cm">
          <style:list-level-label-alignment text:label-followed-by="listtab" text:list-tab-stop-position="3.5cm" fo:text-indent="-1.05cm" fo:margin-left="3.05cm"/>
        </style:list-level-properties>
      </text:list-level-style-image>
      <text:list-level-style-image text:level="5" xlink:href="Pictures/100004040000014A0000014A9D36637C112C66B0.svg" xlink:type="simple" xlink:show="embed" xlink:actuate="onLoad">
        <style:list-level-properties text:list-level-position-and-space-mode="label-alignment" style:vertical-pos="middle" style:vertical-rel="char" fo:width="0.6cm" fo:height="0.6cm">
          <style:list-level-label-alignment text:label-followed-by="listtab" text:list-tab-stop-position="3.5cm" fo:text-indent="-1.05cm" fo:margin-left="3.05cm"/>
        </style:list-level-properties>
      </text:list-level-style-image>
      <text:list-level-style-image text:level="6" xlink:href="Pictures/100004040000014A0000014A9D36637C112C66B0.svg" xlink:type="simple" xlink:show="embed" xlink:actuate="onLoad">
        <style:list-level-properties text:list-level-position-and-space-mode="label-alignment" style:vertical-pos="middle" style:vertical-rel="char" fo:width="0.6cm" fo:height="0.6cm">
          <style:list-level-label-alignment text:label-followed-by="listtab" text:list-tab-stop-position="3.5cm" fo:text-indent="-1.05cm" fo:margin-left="3.05cm"/>
        </style:list-level-properties>
      </text:list-level-style-image>
      <text:list-level-style-image text:level="7" xlink:href="Pictures/100004040000014A0000014A9D36637C112C66B0.svg" xlink:type="simple" xlink:show="embed" xlink:actuate="onLoad">
        <style:list-level-properties text:list-level-position-and-space-mode="label-alignment" style:vertical-pos="middle" style:vertical-rel="char" fo:width="0.6cm" fo:height="0.6cm">
          <style:list-level-label-alignment text:label-followed-by="listtab" text:list-tab-stop-position="3.5cm" fo:text-indent="-1.05cm" fo:margin-left="3.05cm"/>
        </style:list-level-properties>
      </text:list-level-style-image>
      <text:list-level-style-image text:level="8" xlink:href="Pictures/100004040000014A0000014A9D36637C112C66B0.svg" xlink:type="simple" xlink:show="embed" xlink:actuate="onLoad">
        <style:list-level-properties text:list-level-position-and-space-mode="label-alignment" style:vertical-pos="middle" style:vertical-rel="char" fo:width="0.6cm" fo:height="0.6cm">
          <style:list-level-label-alignment text:label-followed-by="listtab" text:list-tab-stop-position="3.5cm" fo:text-indent="-1.05cm" fo:margin-left="3.05cm"/>
        </style:list-level-properties>
      </text:list-level-style-image>
      <text:list-level-style-image text:level="9" xlink:href="Pictures/100004040000014A0000014A9D36637C112C66B0.svg" xlink:type="simple" xlink:show="embed" xlink:actuate="onLoad">
        <style:list-level-properties text:list-level-position-and-space-mode="label-alignment" style:vertical-pos="middle" style:vertical-rel="char" fo:width="0.6cm" fo:height="0.6cm">
          <style:list-level-label-alignment text:label-followed-by="listtab" text:list-tab-stop-position="3.5cm" fo:text-indent="-1.05cm" fo:margin-left="3.05cm"/>
        </style:list-level-properties>
      </text:list-level-style-image>
      <text:list-level-style-image text:level="10" xlink:href="Pictures/100004040000014A0000014A9D36637C112C66B0.svg" xlink:type="simple" xlink:show="embed" xlink:actuate="onLoad">
        <style:list-level-properties text:list-level-position-and-space-mode="label-alignment" style:vertical-pos="middle" style:vertical-rel="char" fo:width="0.6cm" fo:height="0.6cm">
          <style:list-level-label-alignment text:label-followed-by="listtab" text:list-tab-stop-position="3.5cm" fo:text-indent="-1.05cm" fo:margin-left="3.05cm"/>
        </style:list-level-properties>
      </text:list-level-style-image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ladislav Kosolapov</meta:initial-creator>
    <meta:creation-date>2014-08-21T17:21:26.499000000</meta:creation-date>
    <dc:date>2020-11-08T15:50:23.430872511</dc:date>
    <meta:editing-duration>P1DT14H9M23S</meta:editing-duration>
    <meta:editing-cycles>95</meta:editing-cycles>
    <meta:generator>LibreOffice/6.4.6.2$Linux_X86_64 LibreOffice_project/40$Build-2</meta:generator>
    <meta:document-statistic meta:table-count="8" meta:image-count="0" meta:object-count="148" meta:page-count="7" meta:paragraph-count="178" meta:word-count="736" meta:character-count="4081" meta:non-whitespace-character-count="3409"/>
  </office:meta>
</office:document-meta>
</file>

<file path=Object 1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f (x,y)</annotation>
  </semantics>
</math>
</file>

<file path=Object 10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f (x,y)</annotation>
  </semantics>
</math>
</file>

<file path=Object 100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101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t)</annotation>
  </semantics>
</math>
</file>

<file path=Object 102/content.xml><?xml version="1.0" encoding="utf-8"?>
<math xmlns="http://www.w3.org/1998/Math/MathML" display="block">
  <semantics>
    <mi>t</mi>
    <annotation encoding="StarMath 5.0">t</annotation>
  </semantics>
</math>
</file>

<file path=Object 103/content.xml><?xml version="1.0" encoding="utf-8"?>
<math xmlns="http://www.w3.org/1998/Math/MathML" display="block">
  <semantics>
    <mrow>
      <mi>g</mi>
      <mrow>
        <mo fence="true" stretchy="false">(</mo>
        <mrow>
          <mrow>
            <mi>t</mi>
            <mi>,</mi>
            <mi>x</mi>
          </mrow>
        </mrow>
        <mo fence="true" stretchy="false">)</mo>
      </mrow>
    </mrow>
    <annotation encoding="StarMath 5.0">g (t, x)</annotation>
  </semantics>
</math>
</file>

<file path=Object 104/content.xml><?xml version="1.0" encoding="utf-8"?>
<math xmlns="http://www.w3.org/1998/Math/MathML" display="block">
  <semantics>
    <mi>t</mi>
    <annotation encoding="StarMath 5.0">t</annotation>
  </semantics>
</math>
</file>

<file path=Object 105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 (t)</annotation>
  </semantics>
</math>
</file>

<file path=Object 106/content.xml><?xml version="1.0" encoding="utf-8"?>
<math xmlns="http://www.w3.org/1998/Math/MathML" display="block">
  <semantics>
    <mi>t</mi>
    <annotation encoding="StarMath 5.0">t</annotation>
  </semantics>
</math>
</file>

<file path=Object 107/content.xml><?xml version="1.0" encoding="utf-8"?>
<math xmlns="http://www.w3.org/1998/Math/MathML" display="block">
  <semantics>
    <mi>y</mi>
    <annotation encoding="StarMath 5.0">y</annotation>
  </semantics>
</math>
</file>

<file path=Object 108/content.xml><?xml version="1.0" encoding="utf-8"?>
<math xmlns="http://www.w3.org/1998/Math/MathML" display="block">
  <semantics>
    <mi>f</mi>
    <annotation encoding="StarMath 5.0">f</annotation>
  </semantics>
</math>
</file>

<file path=Object 109/content.xml><?xml version="1.0" encoding="utf-8"?>
<math xmlns="http://www.w3.org/1998/Math/MathML" display="block">
  <semantics>
    <mi>x</mi>
    <annotation encoding="StarMath 5.0">x</annotation>
  </semantics>
</math>
</file>

<file path=Object 11/content.xml><?xml version="1.0" encoding="utf-8"?>
<math xmlns="http://www.w3.org/1998/Math/MathML" display="block">
  <semantics>
    <mrow>
      <mrow>
        <mo fence="true" stretchy="false">(</mo>
        <mrow>
          <mrow>
            <mi>x</mi>
            <mi>,</mi>
            <mi>y</mi>
          </mrow>
        </mrow>
        <mo fence="true" stretchy="false">)</mo>
      </mrow>
      <mo stretchy="false">∈</mo>
      <msub>
        <mi>D</mi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</msub>
    </mrow>
    <annotation encoding="StarMath 5.0">(x,y)  in D_(x,y)</annotation>
  </semantics>
</math>
</file>

<file path=Object 110/content.xml><?xml version="1.0" encoding="utf-8"?>
<math xmlns="http://www.w3.org/1998/Math/MathML" display="block">
  <semantics>
    <mi>t</mi>
    <annotation encoding="StarMath 5.0">t</annotation>
  </semantics>
</math>
</file>

<file path=Object 111/content.xml><?xml version="1.0" encoding="utf-8"?>
<math xmlns="http://www.w3.org/1998/Math/MathML" display="block">
  <semantics>
    <mfrac>
      <mi mathvariant="italic">dy</mi>
      <mi mathvariant="italic">df</mi>
    </mfrac>
    <annotation encoding="StarMath 5.0">%%ii EXDEF differentiate(y,f,1)
{{alignc nospace{dy}} over {alignc nospace{df}}} %%gg
</annotation>
  </semantics>
</math>
</file>

<file path=Object 112/content.xml><?xml version="1.0" encoding="utf-8"?>
<math xmlns="http://www.w3.org/1998/Math/MathML" display="block">
  <semantics>
    <mrow>
      <mfrac>
        <mi mathvariant="italic">df</mi>
        <mi mathvariant="italic">dx</mi>
      </mfrac>
      <mfrac>
        <mi mathvariant="italic">dy</mi>
        <mi mathvariant="italic">df</mi>
      </mfrac>
    </mrow>
    <annotation encoding="StarMath 5.0">%%ii EXDEF differentiate(y,x,1)
{{alignc nospace{df}} over {alignc nospace{dx}}} {{alignc nospace{dy}} over {alignc nospace{df}}}  %%gg
</annotation>
  </semantics>
</math>
</file>

<file path=Object 113/content.xml><?xml version="1.0" encoding="utf-8"?>
<math xmlns="http://www.w3.org/1998/Math/MathML" display="block">
  <semantics>
    <mrow>
      <mfrac>
        <mi mathvariant="italic">df</mi>
        <mi mathvariant="italic">dx</mi>
      </mfrac>
      <mfrac>
        <mi mathvariant="italic">dx</mi>
        <mi mathvariant="italic">dt</mi>
      </mfrac>
      <mfrac>
        <mi mathvariant="italic">dy</mi>
        <mi mathvariant="italic">df</mi>
      </mfrac>
    </mrow>
    <annotation encoding="StarMath 5.0">%%ii EXDEF differentiate(y,t,1)
{{alignc nospace{df}} over {alignc nospace{dx}}} {{alignc nospace{dx}} over {alignc nospace{dt}}} {{alignc nospace{dy}} over {alignc nospace{df}}}  %%gg
</annotation>
  </semantics>
</math>
</file>

<file path=Object 114/content.xml><?xml version="1.0" encoding="utf-8"?>
<math xmlns="http://www.w3.org/1998/Math/MathML" display="block">
  <semantics>
    <mfrac>
      <mi mathvariant="italic">df</mi>
      <mi mathvariant="italic">dx</mi>
    </mfrac>
    <annotation encoding="StarMath 5.0">%%ii EXDEF differentiate(f,x,1)
{{alignc nospace{df}} over {alignc nospace{dx}}} %%gg
</annotation>
  </semantics>
</math>
</file>

<file path=Object 115/content.xml><?xml version="1.0" encoding="utf-8"?>
<math xmlns="http://www.w3.org/1998/Math/MathML" display="block">
  <semantics>
    <mrow>
      <mfrac>
        <mi mathvariant="italic">df</mi>
        <mi mathvariant="italic">dx</mi>
      </mfrac>
      <mfrac>
        <mi mathvariant="italic">dx</mi>
        <mi mathvariant="italic">dt</mi>
      </mfrac>
    </mrow>
    <annotation encoding="StarMath 5.0">%%ii EXDEF differentiate(f,t,1)
{{alignc nospace{df}} over {alignc nospace{dx}}} {{alignc nospace{dx}} over {alignc nospace{dt}}}  %%gg
</annotation>
  </semantics>
</math>
</file>

<file path=Object 116/content.xml><?xml version="1.0" encoding="utf-8"?>
<math xmlns="http://www.w3.org/1998/Math/MathML" display="block">
  <semantics>
    <mfrac>
      <mi mathvariant="italic">dx</mi>
      <mi mathvariant="italic">dt</mi>
    </mfrac>
    <annotation encoding="StarMath 5.0">%%ii EXDEF differentiate(x,t,1)
{{alignc nospace{dx}} over {alignc nospace{dt}}} %%gg
</annotation>
  </semantics>
</math>
</file>

<file path=Object 117/content.xml><?xml version="1.0" encoding="utf-8"?>
<math xmlns="http://www.w3.org/1998/Math/MathML" display="block">
  <semantics>
    <mi>g</mi>
    <annotation encoding="StarMath 5.0">g</annotation>
  </semantics>
</math>
</file>

<file path=Object 118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119/content.xml><?xml version="1.0" encoding="utf-8"?>
<math xmlns="http://www.w3.org/1998/Math/MathML" display="block">
  <semantics>
    <mi>t</mi>
    <annotation encoding="StarMath 5.0">t</annotation>
  </semantics>
</math>
</file>

<file path=Object 12/content.xml><?xml version="1.0" encoding="utf-8"?>
<math xmlns="http://www.w3.org/1998/Math/MathML" display="block">
  <semantics>
    <mrow>
      <mrow>
        <mi mathvariant="italic">df</mi>
        <mo stretchy="false">=</mo>
        <mfrac>
          <mrow>
            <mo stretchy="false">∂</mo>
            <mi>f</mi>
          </mrow>
          <mrow>
            <mo stretchy="false">∂</mo>
            <mi>x</mi>
          </mrow>
        </mfrac>
      </mrow>
      <mrow>
        <mi mathvariant="italic">dx</mi>
        <mo stretchy="false">+</mo>
        <mfrac>
          <mrow>
            <mo stretchy="false">∂</mo>
            <mi>f</mi>
          </mrow>
          <mrow>
            <mo stretchy="false">∂</mo>
            <mi>y</mi>
          </mrow>
        </mfrac>
      </mrow>
      <mi mathvariant="italic">dy</mi>
    </mrow>
    <annotation encoding="StarMath 5.0">df = {partial f } over {partial x} dx + {partial f } over {partial y} dy</annotation>
  </semantics>
</math>
</file>

<file path=Object 120/content.xml><?xml version="1.0" encoding="utf-8"?>
<math xmlns="http://www.w3.org/1998/Math/MathML" display="block">
  <semantics>
    <mfrac>
      <mrow>
        <mo stretchy="false">∂</mo>
        <mi>g</mi>
      </mrow>
      <mrow>
        <mo stretchy="false">∂</mo>
        <mi>x</mi>
      </mrow>
    </mfrac>
    <annotation encoding="StarMath 5.0">%%ii EXDEF differentiate(g,x,1)
{{alignc nospace{partial g}} over {alignc nospace{partial x}}} %%gg
</annotation>
  </semantics>
</math>
</file>

<file path=Object 121/content.xml><?xml version="1.0" encoding="utf-8"?>
<math xmlns="http://www.w3.org/1998/Math/MathML" display="block">
  <semantics>
    <mrow>
      <mfrac>
        <mi mathvariant="italic">dx</mi>
        <mi mathvariant="italic">dt</mi>
      </mfrac>
      <mrow>
        <mfrac>
          <mrow>
            <mo stretchy="false">∂</mo>
            <mi>g</mi>
          </mrow>
          <mrow>
            <mo stretchy="false">∂</mo>
            <mi>x</mi>
          </mrow>
        </mfrac>
        <mo stretchy="false">+</mo>
        <mfrac>
          <mrow>
            <mo stretchy="false">∂</mo>
            <mi>g</mi>
          </mrow>
          <mrow>
            <mo stretchy="false">∂</mo>
            <mi>t</mi>
          </mrow>
        </mfrac>
      </mrow>
    </mrow>
    <annotation encoding="StarMath 5.0">%%ii EXDEF differentiate(g,t,1)
{{alignc nospace{dx}} over {alignc nospace{dt}}} {{alignc nospace{partial g}} over {alignc nospace{partial x}}}  + {{alignc nospace{partial g}} over {alignc nospace{partial t}}} %%gg
</annotation>
  </semantics>
</math>
</file>

<file path=Object 122/content.xml><?xml version="1.0" encoding="utf-8"?>
<math xmlns="http://www.w3.org/1998/Math/MathML" display="block">
  <semantics>
    <mrow>
      <mi>y</mi>
      <mrow>
        <mo fence="true" stretchy="false">(</mo>
        <mrow>
          <mi>f</mi>
        </mrow>
        <mo fence="true" stretchy="false">)</mo>
      </mrow>
    </mrow>
    <annotation encoding="StarMath 5.0">y(f)</annotation>
  </semantics>
</math>
</file>

<file path=Object 123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124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t)</annotation>
  </semantics>
</math>
</file>

<file path=Object 125/content.xml><?xml version="1.0" encoding="utf-8"?>
<math xmlns="http://www.w3.org/1998/Math/MathML" display="block">
  <semantics>
    <mi>t</mi>
    <annotation encoding="StarMath 5.0">t</annotation>
  </semantics>
</math>
</file>

<file path=Object 126/content.xml><?xml version="1.0" encoding="utf-8"?>
<math xmlns="http://www.w3.org/1998/Math/MathML" display="block">
  <semantics>
    <mrow>
      <mi>f</mi>
      <mrow>
        <mo fence="true" stretchy="false">(</mo>
        <mrow>
          <mrow>
            <mi>a</mi>
            <mrow>
              <mstyle mathvariant="bold">
                <mstyle color="blue">
                  <mi>t</mi>
                </mstyle>
              </mstyle>
              <mo stretchy="false">+</mo>
              <mi>b</mi>
            </mrow>
            <mstyle mathvariant="bold">
              <mstyle color="green">
                <mi>x</mi>
              </mstyle>
            </mstyle>
          </mrow>
        </mrow>
        <mo fence="true" stretchy="false">)</mo>
      </mrow>
    </mrow>
    <annotation encoding="StarMath 5.0">f(a bold color blue t + b bold color green x)</annotation>
  </semantics>
</math>
</file>

<file path=Object 127/content.xml><?xml version="1.0" encoding="utf-8"?>
<math xmlns="http://www.w3.org/1998/Math/MathML" display="block">
  <semantics>
    <mstyle mathvariant="bold">
      <mstyle color="blue">
        <mi>t</mi>
      </mstyle>
    </mstyle>
    <annotation encoding="StarMath 5.0">bold color blue t</annotation>
  </semantics>
</math>
</file>

<file path=Object 128/content.xml><?xml version="1.0" encoding="utf-8"?>
<math xmlns="http://www.w3.org/1998/Math/MathML" display="block">
  <semantics>
    <mrow>
      <mstyle mathvariant="bold">
        <mstyle color="green">
          <mi>x</mi>
        </mstyle>
      </mstyle>
      <mrow>
        <mo fence="true" stretchy="false">(</mo>
        <mrow>
          <mstyle mathvariant="bold">
            <mstyle color="blue">
              <mi>t</mi>
            </mstyle>
          </mstyle>
        </mrow>
        <mo fence="true" stretchy="false">)</mo>
      </mrow>
    </mrow>
    <annotation encoding="StarMath 5.0">bold color green x (bold color blue t)</annotation>
  </semantics>
</math>
</file>

<file path=Object 129/content.xml><?xml version="1.0" encoding="utf-8"?>
<math xmlns="http://www.w3.org/1998/Math/MathML" display="block">
  <semantics>
    <mstyle mathvariant="bold">
      <mstyle color="blue">
        <mi>t</mi>
      </mstyle>
    </mstyle>
    <annotation encoding="StarMath 5.0">bold color blue t</annotation>
  </semantics>
</math>
</file>

<file path=Object 13/content.xml><?xml version="1.0" encoding="utf-8"?>
<math xmlns="http://www.w3.org/1998/Math/MathML" display="block">
  <semantics>
    <mi>x</mi>
    <annotation encoding="StarMath 5.0">x</annotation>
  </semantics>
</math>
</file>

<file path=Object 130/content.xml><?xml version="1.0" encoding="utf-8"?>
<math xmlns="http://www.w3.org/1998/Math/MathML" display="block">
  <semantics>
    <mrow>
      <mi>g</mi>
      <mrow>
        <mo fence="true" stretchy="false">(</mo>
        <mrow>
          <mrow>
            <mi>t</mi>
            <mi>,</mi>
            <mi>x</mi>
          </mrow>
        </mrow>
        <mo fence="true" stretchy="false">)</mo>
      </mrow>
    </mrow>
    <annotation encoding="StarMath 5.0">g (t, x)</annotation>
  </semantics>
</math>
</file>

<file path=Object 131/content.xml><?xml version="1.0" encoding="utf-8"?>
<math xmlns="http://www.w3.org/1998/Math/MathML" display="block">
  <semantics>
    <mi>t</mi>
    <annotation encoding="StarMath 5.0">t</annotation>
  </semantics>
</math>
</file>

<file path=Object 132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 (t)</annotation>
  </semantics>
</math>
</file>

<file path=Object 133/content.xml><?xml version="1.0" encoding="utf-8"?>
<math xmlns="http://www.w3.org/1998/Math/MathML" display="block">
  <semantics>
    <mi>t</mi>
    <annotation encoding="StarMath 5.0">t</annotation>
  </semantics>
</math>
</file>

<file path=Object 134/content.xml><?xml version="1.0" encoding="utf-8"?>
<math xmlns="http://www.w3.org/1998/Math/MathML" display="block">
  <semantics>
    <mrow>
      <mi>y</mi>
      <mrow>
        <mo fence="true" stretchy="false">(</mo>
        <mrow>
          <mi>f</mi>
        </mrow>
        <mo fence="true" stretchy="false">)</mo>
      </mrow>
    </mrow>
    <annotation encoding="StarMath 5.0">y(f)</annotation>
  </semantics>
</math>
</file>

<file path=Object 135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136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t)</annotation>
  </semantics>
</math>
</file>

<file path=Object 137/content.xml><?xml version="1.0" encoding="utf-8"?>
<math xmlns="http://www.w3.org/1998/Math/MathML" display="block">
  <semantics>
    <mi>t</mi>
    <annotation encoding="StarMath 5.0">t</annotation>
  </semantics>
</math>
</file>

<file path=Object 138/content.xml><?xml version="1.0" encoding="utf-8"?>
<math xmlns="http://www.w3.org/1998/Math/MathML" display="block">
  <semantics>
    <mrow>
      <mi>f</mi>
      <mrow>
        <mo fence="true" stretchy="false">(</mo>
        <mrow>
          <mrow>
            <mi>a</mi>
            <mrow>
              <mstyle mathvariant="bold">
                <mstyle color="blue">
                  <mi>t</mi>
                </mstyle>
              </mstyle>
              <mo stretchy="false">+</mo>
              <mi>b</mi>
            </mrow>
            <mstyle mathvariant="bold">
              <mstyle color="green">
                <mi>x</mi>
              </mstyle>
            </mstyle>
          </mrow>
        </mrow>
        <mo fence="true" stretchy="false">)</mo>
      </mrow>
    </mrow>
    <annotation encoding="StarMath 5.0">f(a bold color blue t + b bold color green x)</annotation>
  </semantics>
</math>
</file>

<file path=Object 139/content.xml><?xml version="1.0" encoding="utf-8"?>
<math xmlns="http://www.w3.org/1998/Math/MathML" display="block">
  <semantics>
    <mstyle mathvariant="bold">
      <mstyle color="blue">
        <mi>t</mi>
      </mstyle>
    </mstyle>
    <annotation encoding="StarMath 5.0">bold color blue t</annotation>
  </semantics>
</math>
</file>

<file path=Object 14/content.xml><?xml version="1.0" encoding="utf-8"?>
<math xmlns="http://www.w3.org/1998/Math/MathML" display="block">
  <semantics>
    <mi>y</mi>
    <annotation encoding="StarMath 5.0">y</annotation>
  </semantics>
</math>
</file>

<file path=Object 140/content.xml><?xml version="1.0" encoding="utf-8"?>
<math xmlns="http://www.w3.org/1998/Math/MathML" display="block">
  <semantics>
    <mrow>
      <mstyle mathvariant="bold">
        <mstyle color="green">
          <mi>x</mi>
        </mstyle>
      </mstyle>
      <mrow>
        <mo fence="true" stretchy="false">(</mo>
        <mrow>
          <mstyle mathvariant="bold">
            <mstyle color="blue">
              <mi>t</mi>
            </mstyle>
          </mstyle>
        </mrow>
        <mo fence="true" stretchy="false">)</mo>
      </mrow>
    </mrow>
    <annotation encoding="StarMath 5.0">bold color green x (bold color blue t)</annotation>
  </semantics>
</math>
</file>

<file path=Object 141/content.xml><?xml version="1.0" encoding="utf-8"?>
<math xmlns="http://www.w3.org/1998/Math/MathML" display="block">
  <semantics>
    <mstyle mathvariant="bold">
      <mstyle color="blue">
        <mi>t</mi>
      </mstyle>
    </mstyle>
    <annotation encoding="StarMath 5.0">bold color blue t</annotation>
  </semantics>
</math>
</file>

<file path=Object 142/content.xml><?xml version="1.0" encoding="utf-8"?>
<math xmlns="http://www.w3.org/1998/Math/MathML" display="block">
  <semantics>
    <mrow>
      <mi>f</mi>
      <mrow>
        <mo fence="true" stretchy="false">(</mo>
        <mrow>
          <mstyle mathvariant="bold">
            <mstyle color="red">
              <mi>g</mi>
            </mstyle>
          </mstyle>
        </mrow>
        <mo fence="true" stretchy="false">)</mo>
      </mrow>
    </mrow>
    <annotation encoding="StarMath 5.0">f(bold color red g)</annotation>
  </semantics>
</math>
</file>

<file path=Object 143/content.xml><?xml version="1.0" encoding="utf-8"?>
<math xmlns="http://www.w3.org/1998/Math/MathML" display="block">
  <semantics>
    <mrow>
      <mstyle mathvariant="bold">
        <mstyle color="red">
          <mi>g</mi>
        </mstyle>
      </mstyle>
      <mrow>
        <mo fence="true" stretchy="false">(</mo>
        <mrow>
          <mrow>
            <mstyle mathvariant="bold">
              <mstyle color="blue">
                <mi>t</mi>
              </mstyle>
            </mstyle>
            <mi>,</mi>
            <mstyle mathvariant="bold">
              <mstyle color="green">
                <mi>x</mi>
              </mstyle>
            </mstyle>
          </mrow>
        </mrow>
        <mo fence="true" stretchy="false">)</mo>
      </mrow>
    </mrow>
    <annotation encoding="StarMath 5.0">bold color red g (bold color blue t, bold color green x)</annotation>
  </semantics>
</math>
</file>

<file path=Object 144/content.xml><?xml version="1.0" encoding="utf-8"?>
<math xmlns="http://www.w3.org/1998/Math/MathML" display="block">
  <semantics>
    <mstyle mathvariant="bold">
      <mstyle color="blue">
        <mi>t</mi>
      </mstyle>
    </mstyle>
    <annotation encoding="StarMath 5.0">bold color blue t</annotation>
  </semantics>
</math>
</file>

<file path=Object 145/content.xml><?xml version="1.0" encoding="utf-8"?>
<math xmlns="http://www.w3.org/1998/Math/MathML" display="block">
  <semantics>
    <mrow>
      <mstyle mathvariant="bold">
        <mstyle color="green">
          <mi>x</mi>
        </mstyle>
      </mstyle>
      <mrow>
        <mo fence="true" stretchy="false">(</mo>
        <mrow>
          <mstyle mathvariant="bold">
            <mstyle color="blue">
              <mi>t</mi>
            </mstyle>
          </mstyle>
        </mrow>
        <mo fence="true" stretchy="false">)</mo>
      </mrow>
    </mrow>
    <annotation encoding="StarMath 5.0">bold color green x (bold color blue t)</annotation>
  </semantics>
</math>
</file>

<file path=Object 146/content.xml><?xml version="1.0" encoding="utf-8"?>
<math xmlns="http://www.w3.org/1998/Math/MathML" display="block">
  <semantics>
    <mstyle mathvariant="bold">
      <mstyle color="blue">
        <mi>t</mi>
      </mstyle>
    </mstyle>
    <annotation encoding="StarMath 5.0">bold color blue t</annotation>
  </semantics>
</math>
</file>

<file path=Object 147/content.xml><?xml version="1.0" encoding="utf-8"?>
<math xmlns="http://www.w3.org/1998/Math/MathML" display="block">
  <semantics>
    <mrow>
      <mi>f</mi>
      <mrow>
        <mo fence="true" stretchy="false">(</mo>
        <mrow/>
        <mo fence="true" stretchy="false">)</mo>
      </mrow>
    </mrow>
    <annotation encoding="StarMath 5.0">f()</annotation>
  </semantics>
</math>
</file>

<file path=Object 148/content.xml><?xml version="1.0" encoding="utf-8"?>
<math xmlns="http://www.w3.org/1998/Math/MathML" display="block">
  <semantics>
    <mi>y</mi>
    <annotation encoding="StarMath 5.0">y</annotation>
  </semantics>
</math>
</file>

<file path=Object 149/content.xml><?xml version="1.0" encoding="utf-8"?>
<math xmlns="http://www.w3.org/1998/Math/MathML" display="block">
  <semantics>
    <mfrac>
      <mi mathvariant="italic">dx</mi>
      <mi mathvariant="italic">dt</mi>
    </mfrac>
    <annotation encoding="StarMath 5.0">%%ii EXDEF pdifferentiate(x, t, 1)
{{alignc nospace{dx}} over {alignc nospace{dt}}} %%gg
</annotation>
  </semantics>
</math>
</file>

<file path=Object 15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f (x,y)</annotation>
  </semantics>
</math>
</file>

<file path=Object 150/content.xml><?xml version="1.0" encoding="utf-8"?>
<math xmlns="http://www.w3.org/1998/Math/MathML" display="block">
  <semantics>
    <mfrac>
      <mrow>
        <mo stretchy="false">∂</mo>
        <mi>f</mi>
      </mrow>
      <mrow>
        <mo stretchy="false">∂</mo>
        <mi>x</mi>
      </mrow>
    </mfrac>
    <annotation encoding="StarMath 5.0">%%ii EXDEF pdifferentiate (f,x,1)
{{alignc nospace{partial f}} over {alignc nospace{partial x}}} %%gg
</annotation>
  </semantics>
</math>
</file>

<file path=Object 151/content.xml><?xml version="1.0" encoding="utf-8"?>
<math xmlns="http://www.w3.org/1998/Math/MathML" display="block">
  <semantics>
    <mfrac>
      <mrow>
        <mo stretchy="false">∂</mo>
        <mi>f</mi>
      </mrow>
      <mrow>
        <mo stretchy="false">∂</mo>
        <mi>t</mi>
      </mrow>
    </mfrac>
    <annotation encoding="StarMath 5.0">%%ii EXDEF pdifferentiate (f,t,1)
{{alignc nospace{partial f}} over {alignc nospace{partial t}}} %%gg
</annotation>
  </semantics>
</math>
</file>

<file path=Object 154/content.xml><?xml version="1.0" encoding="utf-8"?>
<math xmlns="http://www.w3.org/1998/Math/MathML" display="block">
  <semantics>
    <mfrac>
      <mrow>
        <mo stretchy="false">∂</mo>
        <mi>g</mi>
      </mrow>
      <mrow>
        <mo stretchy="false">∂</mo>
        <mi>x</mi>
      </mrow>
    </mfrac>
    <annotation encoding="StarMath 5.0">%%ii EXDEF pdifferentiate (g,x,1)
{{alignc nospace{partial g}} over {alignc nospace{partial x}}} %%gg
</annotation>
  </semantics>
</math>
</file>

<file path=Object 155/content.xml><?xml version="1.0" encoding="utf-8"?>
<math xmlns="http://www.w3.org/1998/Math/MathML" display="block">
  <semantics>
    <mfrac>
      <mrow>
        <mo stretchy="false">∂</mo>
        <mi>g</mi>
      </mrow>
      <mrow>
        <mo stretchy="false">∂</mo>
        <mi>y</mi>
      </mrow>
    </mfrac>
    <annotation encoding="StarMath 5.0">%%ii EXDEF pdifferentiate (g,y,1)
{{alignc nospace{partial g}} over {alignc nospace{partial y}}} %%gg
</annotation>
  </semantics>
</math>
</file>

<file path=Object 156/content.xml><?xml version="1.0" encoding="utf-8"?>
<math xmlns="http://www.w3.org/1998/Math/MathML" display="block">
  <semantics>
    <mn>0</mn>
    <annotation encoding="StarMath 5.0">%%ii EXDEF pdifferentiate (g,t,1)
0 %%gg
</annotation>
  </semantics>
</math>
</file>

<file path=Object 157/content.xml><?xml version="1.0" encoding="utf-8"?>
<math xmlns="http://www.w3.org/1998/Math/MathML" display="block">
  <semantics>
    <mn>0</mn>
    <annotation encoding="StarMath 5.0">%%ii EXDEF pdifferentiate (z,x,1)
0 %%gg
</annotation>
  </semantics>
</math>
</file>

<file path=Object 158/content.xml><?xml version="1.0" encoding="utf-8"?>
<math xmlns="http://www.w3.org/1998/Math/MathML" display="block">
  <semantics>
    <mn>0</mn>
    <annotation encoding="StarMath 5.0">%%ii EXDEF pdifferentiate (z,y,1)
0 %%gg
</annotation>
  </semantics>
</math>
</file>

<file path=Object 159/content.xml><?xml version="1.0" encoding="utf-8"?>
<math xmlns="http://www.w3.org/1998/Math/MathML" display="block">
  <semantics>
    <mn>0</mn>
    <annotation encoding="StarMath 5.0">%%ii EXDEF pdifferentiate (z,t,1)
0 %%gg
</annotation>
  </semantics>
</math>
</file>

<file path=Object 16/content.xml><?xml version="1.0" encoding="utf-8"?>
<math xmlns="http://www.w3.org/1998/Math/MathML" display="block">
  <semantics>
    <mi>x</mi>
    <annotation encoding="StarMath 5.0">x</annotation>
  </semantics>
</math>
</file>

<file path=Object 166/content.xml><?xml version="1.0" encoding="utf-8"?>
<math xmlns="http://www.w3.org/1998/Math/MathML" display="block">
  <semantics>
    <mrow>
      <mfrac>
        <mi mathvariant="italic">df</mi>
        <mi mathvariant="italic">dx</mi>
      </mfrac>
      <mfrac>
        <mi mathvariant="italic">dx</mi>
        <mi mathvariant="italic">dt</mi>
      </mfrac>
      <mfrac>
        <mi mathvariant="italic">dy</mi>
        <mi mathvariant="italic">df</mi>
      </mfrac>
    </mrow>
    <annotation encoding="StarMath 5.0">%%ii EXDEF differentiate(y,t,1)
{{alignc nospace{df}} over {alignc nospace{dx}}} {{alignc nospace{dx}} over {alignc nospace{dt}}} {{alignc nospace{dy}} over {alignc nospace{df}}}  %%gg
</annotation>
  </semantics>
</math>
</file>

<file path=Object 17/content.xml><?xml version="1.0" encoding="utf-8"?>
<math xmlns="http://www.w3.org/1998/Math/MathML" display="block">
  <semantics>
    <mi>y</mi>
    <annotation encoding="StarMath 5.0">y</annotation>
  </semantics>
</math>
</file>

<file path=Object 18/content.xml><?xml version="1.0" encoding="utf-8"?>
<math xmlns="http://www.w3.org/1998/Math/MathML" display="block">
  <semantics>
    <mi>t</mi>
    <annotation encoding="StarMath 5.0">t</annotation>
  </semantics>
</math>
</file>

<file path=Object 19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f (x,y)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

<file path=Object 20/content.xml><?xml version="1.0" encoding="utf-8"?>
<math xmlns="http://www.w3.org/1998/Math/MathML" display="block">
  <semantics>
    <mrow>
      <mrow>
        <mo fence="true" stretchy="false">(</mo>
        <mrow>
          <mrow>
            <mi>x</mi>
            <mi>,</mi>
            <mi>y</mi>
          </mrow>
        </mrow>
        <mo fence="true" stretchy="false">)</mo>
      </mrow>
      <mo stretchy="false">∈</mo>
      <msub>
        <mi>D</mi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</msub>
    </mrow>
    <annotation encoding="StarMath 5.0">(x,y)  in D_(x,y)</annotation>
  </semantics>
</math>
</file>

<file path=Object 21/content.xml><?xml version="1.0" encoding="utf-8"?>
<math xmlns="http://www.w3.org/1998/Math/MathML" display="block">
  <semantics>
    <mrow>
      <mrow>
        <mi mathvariant="italic">df</mi>
        <mo stretchy="false">=</mo>
        <mfrac>
          <mrow>
            <mo stretchy="false">∂</mo>
            <mi>f</mi>
          </mrow>
          <mrow>
            <mo stretchy="false">∂</mo>
            <mi>x</mi>
          </mrow>
        </mfrac>
      </mrow>
      <mfrac>
        <mi mathvariant="italic">dx</mi>
        <mi mathvariant="italic">dt</mi>
      </mfrac>
      <mrow>
        <mi mathvariant="italic">dt</mi>
        <mo stretchy="false">+</mo>
        <mfrac>
          <mrow>
            <mo stretchy="false">∂</mo>
            <mi>f</mi>
          </mrow>
          <mrow>
            <mo stretchy="false">∂</mo>
            <mi>y</mi>
          </mrow>
        </mfrac>
      </mrow>
      <mfrac>
        <mi mathvariant="italic">dy</mi>
        <mi mathvariant="italic">dt</mi>
      </mfrac>
      <mi mathvariant="italic">dt</mi>
    </mrow>
    <annotation encoding="StarMath 5.0">df = {partial f } over {partial x} dx over dt dt + {partial f } over {partial y} dy over dt dt</annotation>
  </semantics>
</math>
</file>

<file path=Object 210/content.xml><?xml version="1.0" encoding="utf-8"?>
<math xmlns="http://www.w3.org/1998/Math/MathML" display="block">
  <semantics>
    <mi>t</mi>
    <annotation encoding="StarMath 5.0">t</annotation>
  </semantics>
</math>
</file>

<file path=Object 22/content.xml><?xml version="1.0" encoding="utf-8"?>
<math xmlns="http://www.w3.org/1998/Math/MathML" display="block">
  <semantics>
    <mi>t</mi>
    <annotation encoding="StarMath 5.0">t</annotation>
  </semantics>
</math>
</file>

<file path=Object 23/content.xml><?xml version="1.0" encoding="utf-8"?>
<math xmlns="http://www.w3.org/1998/Math/MathML" display="block">
  <semantics>
    <mrow>
      <mrow>
        <mo fence="true" stretchy="false">(</mo>
        <mrow>
          <mrow>
            <mi>x</mi>
            <mi>,</mi>
            <mi>y</mi>
          </mrow>
        </mrow>
        <mo fence="true" stretchy="false">)</mo>
      </mrow>
      <mo stretchy="false">∈</mo>
      <msub>
        <mi>D</mi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</msub>
    </mrow>
    <annotation encoding="StarMath 5.0">(x,y)  in D_(x,y)</annotation>
  </semantics>
</math>
</file>

<file path=Object 24/content.xml><?xml version="1.0" encoding="utf-8"?>
<math xmlns="http://www.w3.org/1998/Math/MathML" display="block">
  <semantics>
    <mrow>
      <mrow>
        <mfrac>
          <mi mathvariant="italic">df</mi>
          <mi mathvariant="italic">dt</mi>
        </mfrac>
        <mo stretchy="false">=</mo>
        <mfrac>
          <mrow>
            <mo stretchy="false">∂</mo>
            <mi>f</mi>
          </mrow>
          <mrow>
            <mo stretchy="false">∂</mo>
            <mi>x</mi>
          </mrow>
        </mfrac>
      </mrow>
      <mrow>
        <mfrac>
          <mi mathvariant="italic">dx</mi>
          <mi mathvariant="italic">dt</mi>
        </mfrac>
        <mo stretchy="false">+</mo>
        <mfrac>
          <mrow>
            <mo stretchy="false">∂</mo>
            <mi>f</mi>
          </mrow>
          <mrow>
            <mo stretchy="false">∂</mo>
            <mi>y</mi>
          </mrow>
        </mfrac>
      </mrow>
      <mfrac>
        <mi mathvariant="italic">dy</mi>
        <mi mathvariant="italic">dt</mi>
      </mfrac>
    </mrow>
    <annotation encoding="StarMath 5.0">df over dt  = {partial f } over {partial x} dx over dt + {partial f } over {partial y} dy over dt </annotation>
  </semantics>
</math>
</file>

<file path=Object 25/content.xml><?xml version="1.0" encoding="utf-8"?>
<math xmlns="http://www.w3.org/1998/Math/MathML" display="block">
  <semantics>
    <mi>x</mi>
    <annotation encoding="StarMath 5.0">x</annotation>
  </semantics>
</math>
</file>

<file path=Object 253/content.xml><?xml version="1.0" encoding="utf-8"?>
<math xmlns="http://www.w3.org/1998/Math/MathML" display="block">
  <semantics>
    <mrow>
      <mrow>
        <mfrac>
          <mrow>
            <mo stretchy="false">∂</mo>
            <mi>y</mi>
          </mrow>
          <mrow>
            <mo stretchy="false">∂</mo>
            <mi>t</mi>
          </mrow>
        </mfrac>
        <mo stretchy="false">=</mo>
        <mn>..</mn>
      </mrow>
      <mi>.</mi>
    </mrow>
    <annotation encoding="StarMath 5.0">{alignc nospace{partial y}} over {alignc nospace{partial t}} = ...</annotation>
  </semantics>
</math>
</file>

<file path=Object 26/content.xml><?xml version="1.0" encoding="utf-8"?>
<math xmlns="http://www.w3.org/1998/Math/MathML" display="block">
  <semantics>
    <mi>t</mi>
    <annotation encoding="StarMath 5.0">t</annotation>
  </semantics>
</math>
</file>

<file path=Object 27/content.xml><?xml version="1.0" encoding="utf-8"?>
<math xmlns="http://www.w3.org/1998/Math/MathML" display="block">
  <semantics>
    <mrow>
      <mi>y</mi>
      <mo stretchy="false">=</mo>
      <mi>t</mi>
    </mrow>
    <annotation encoding="StarMath 5.0">y=t</annotation>
  </semantics>
</math>
</file>

<file path=Object 28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t</mi>
          </mrow>
        </mrow>
        <mo fence="true" stretchy="false">)</mo>
      </mrow>
    </mrow>
    <annotation encoding="StarMath 5.0">f (x,t)</annotation>
  </semantics>
</math>
</file>

<file path=Object 29/content.xml><?xml version="1.0" encoding="utf-8"?>
<math xmlns="http://www.w3.org/1998/Math/MathML" display="block">
  <semantics>
    <mrow>
      <mrow>
        <mo fence="true" stretchy="false">(</mo>
        <mrow>
          <mrow>
            <mi>x</mi>
            <mi>,</mi>
            <mi>t</mi>
          </mrow>
        </mrow>
        <mo fence="true" stretchy="false">)</mo>
      </mrow>
      <mo stretchy="false">∈</mo>
      <msub>
        <mi>D</mi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</msub>
    </mrow>
    <annotation encoding="StarMath 5.0">(x,t)  in D_(x,t)</annotation>
  </semantics>
</math>
</file>

<file path=Object 3/content.xml><?xml version="1.0" encoding="utf-8"?>
<math xmlns="http://www.w3.org/1998/Math/MathML" display="block">
  <semantics>
    <mi>y</mi>
    <annotation encoding="StarMath 5.0">y</annotation>
  </semantics>
</math>
</file>

<file path=Object 30/content.xml><?xml version="1.0" encoding="utf-8"?>
<math xmlns="http://www.w3.org/1998/Math/MathML" display="block">
  <semantics>
    <mrow>
      <mrow>
        <mi mathvariant="italic">df</mi>
        <mo stretchy="false">=</mo>
        <mfrac>
          <mrow>
            <mo stretchy="false">∂</mo>
            <mi>f</mi>
          </mrow>
          <mrow>
            <mo stretchy="false">∂</mo>
            <mi>x</mi>
          </mrow>
        </mfrac>
      </mrow>
      <mfrac>
        <mi mathvariant="italic">dx</mi>
        <mi mathvariant="italic">dt</mi>
      </mfrac>
      <mrow>
        <mi mathvariant="italic">dt</mi>
        <mo stretchy="false">+</mo>
        <mfrac>
          <mrow>
            <mo stretchy="false">∂</mo>
            <mi>f</mi>
          </mrow>
          <mrow>
            <mo stretchy="false">∂</mo>
            <mi>t</mi>
          </mrow>
        </mfrac>
      </mrow>
      <mi mathvariant="italic">dt</mi>
    </mrow>
    <annotation encoding="StarMath 5.0">df = {partial f } over {partial x} dx over dt dt + {partial f } over {partial t} dt</annotation>
  </semantics>
</math>
</file>

<file path=Object 306/content.xml><?xml version="1.0" encoding="utf-8"?>
<math xmlns="http://www.w3.org/1998/Math/MathML" display="block">
  <semantics>
    <mi>y</mi>
    <annotation encoding="StarMath 5.0">y</annotation>
  </semantics>
</math>
</file>

<file path=Object 31/content.xml><?xml version="1.0" encoding="utf-8"?>
<math xmlns="http://www.w3.org/1998/Math/MathML" display="block">
  <semantics>
    <mi>t</mi>
    <annotation encoding="StarMath 5.0">t</annotation>
  </semantics>
</math>
</file>

<file path=Object 317/content.xml><?xml version="1.0" encoding="utf-8"?>
<math xmlns="http://www.w3.org/1998/Math/MathML" display="block">
  <semantics>
    <mrow>
      <mi>y</mi>
      <mrow>
        <mo fence="true" stretchy="false">(</mo>
        <mrow>
          <mrow>
            <mi>x</mi>
            <mi>,</mi>
            <mi>t</mi>
          </mrow>
        </mrow>
        <mo fence="true" stretchy="false">)</mo>
      </mrow>
    </mrow>
    <annotation encoding="StarMath 5.0">y(x,t)</annotation>
  </semantics>
</math>
</file>

<file path=Object 32/content.xml><?xml version="1.0" encoding="utf-8"?>
<math xmlns="http://www.w3.org/1998/Math/MathML" display="block">
  <semantics>
    <mrow>
      <mrow>
        <mo fence="true" stretchy="false">(</mo>
        <mrow>
          <mrow>
            <mi>x</mi>
            <mi>,</mi>
            <mi>t</mi>
          </mrow>
        </mrow>
        <mo fence="true" stretchy="false">)</mo>
      </mrow>
      <mo stretchy="false">∈</mo>
      <msub>
        <mi>D</mi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</msub>
    </mrow>
    <annotation encoding="StarMath 5.0">(x,t)  in D_(x,t)</annotation>
  </semantics>
</math>
</file>

<file path=Object 33/content.xml><?xml version="1.0" encoding="utf-8"?>
<math xmlns="http://www.w3.org/1998/Math/MathML" display="block">
  <semantics>
    <mrow>
      <mrow>
        <mstyle mathvariant="bold">
          <mstyle color="blue">
            <mfrac>
              <mi mathvariant="italic">df</mi>
              <mi mathvariant="italic">dt</mi>
            </mfrac>
          </mstyle>
        </mstyle>
        <mo stretchy="false">=</mo>
        <mfrac>
          <mrow>
            <mo stretchy="false">∂</mo>
            <mi>f</mi>
          </mrow>
          <mrow>
            <mo stretchy="false">∂</mo>
            <mi>x</mi>
          </mrow>
        </mfrac>
      </mrow>
      <mrow>
        <mfrac>
          <mi mathvariant="italic">dx</mi>
          <mi mathvariant="italic">dt</mi>
        </mfrac>
        <mo stretchy="false">+</mo>
        <mstyle mathvariant="bold">
          <mstyle color="red">
            <mfrac>
              <mrow>
                <mo stretchy="false">∂</mo>
                <mi>f</mi>
              </mrow>
              <mrow>
                <mo stretchy="false">∂</mo>
                <mi>t</mi>
              </mrow>
            </mfrac>
          </mstyle>
        </mstyle>
      </mrow>
    </mrow>
    <annotation encoding="StarMath 5.0">bold color blue {df over dt }= {partial f } over {partial x} dx over dt + bold color red {{partial f } over {partial t}}</annotation>
  </semantics>
</math>
</file>

<file path=Object 34/content.xml><?xml version="1.0" encoding="utf-8"?>
<math xmlns="http://www.w3.org/1998/Math/MathML" display="block">
  <semantics>
    <mi>t</mi>
    <annotation encoding="StarMath 5.0">t</annotation>
  </semantics>
</math>
</file>

<file path=Object 35/content.xml><?xml version="1.0" encoding="utf-8"?>
<math xmlns="http://www.w3.org/1998/Math/MathML" display="block">
  <semantics>
    <mstyle mathvariant="bold">
      <mstyle color="blue">
        <mfrac>
          <mi mathvariant="italic">df</mi>
          <mi mathvariant="italic">dt</mi>
        </mfrac>
      </mstyle>
    </mstyle>
    <annotation encoding="StarMath 5.0">bold color blue {df over dt }</annotation>
  </semantics>
</math>
</file>

<file path=Object 36/content.xml><?xml version="1.0" encoding="utf-8"?>
<math xmlns="http://www.w3.org/1998/Math/MathML" display="block">
  <semantics>
    <mstyle mathvariant="bold">
      <mstyle color="red">
        <mfrac>
          <mrow>
            <mo stretchy="false">∂</mo>
            <mi>f</mi>
          </mrow>
          <mrow>
            <mo stretchy="false">∂</mo>
            <mi>t</mi>
          </mrow>
        </mfrac>
      </mstyle>
    </mstyle>
    <annotation encoding="StarMath 5.0">bold color red {{partial f } over {partial t}}</annotation>
  </semantics>
</math>
</file>

<file path=Object 37/content.xml><?xml version="1.0" encoding="utf-8"?>
<math xmlns="http://www.w3.org/1998/Math/MathML" display="block">
  <semantics>
    <mi>t</mi>
    <annotation encoding="StarMath 5.0">t</annotation>
  </semantics>
</math>
</file>

<file path=Object 38/content.xml><?xml version="1.0" encoding="utf-8"?>
<math xmlns="http://www.w3.org/1998/Math/MathML" display="block">
  <semantics>
    <mstyle mathvariant="bold">
      <mstyle color="red">
        <mfrac>
          <mrow>
            <mo stretchy="false">∂</mo>
            <mi>f</mi>
          </mrow>
          <mrow>
            <mo stretchy="false">∂</mo>
            <mi>t</mi>
          </mrow>
        </mfrac>
      </mstyle>
    </mstyle>
    <annotation encoding="StarMath 5.0">bold color red {{partial f } over {partial t}}</annotation>
  </semantics>
</math>
</file>

<file path=Object 39/content.xml><?xml version="1.0" encoding="utf-8"?>
<math xmlns="http://www.w3.org/1998/Math/MathML" display="block">
  <semantics>
    <mstyle mathvariant="bold">
      <mstyle color="blue">
        <mfrac>
          <mi mathvariant="italic">df</mi>
          <mi mathvariant="italic">dt</mi>
        </mfrac>
      </mstyle>
    </mstyle>
    <annotation encoding="StarMath 5.0">bold color blue {df over dt }</annotation>
  </semantics>
</math>
</file>

<file path=Object 4/content.xml><?xml version="1.0" encoding="utf-8"?>
<math xmlns="http://www.w3.org/1998/Math/MathML" display="block">
  <semantics>
    <msub>
      <mi>D</mi>
      <mrow>
        <mo fence="true" stretchy="false">(</mo>
        <mrow>
          <mrow>
            <mi>x</mi>
            <mi>,</mi>
            <mi>y</mi>
          </mrow>
        </mrow>
        <mo fence="true" stretchy="false">)</mo>
      </mrow>
    </msub>
    <annotation encoding="StarMath 5.0">D_(x,y)</annotation>
  </semantics>
</math>
</file>

<file path=Object 40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t)</annotation>
  </semantics>
</math>
</file>

<file path=Object 42/content.xml><?xml version="1.0" encoding="utf-8"?>
<math xmlns="http://www.w3.org/1998/Math/MathML" display="block">
  <semantics>
    <mi>x</mi>
    <annotation encoding="StarMath 5.0">x</annotation>
  </semantics>
</math>
</file>

<file path=Object 44/content.xml><?xml version="1.0" encoding="utf-8"?>
<math xmlns="http://www.w3.org/1998/Math/MathML" display="block">
  <semantics>
    <mrow>
      <mtext>Define functions:</mtext>
      <mi>x</mi>
      <mrow>
        <mo fence="true" stretchy="false">(</mo>
        <mrow>
          <mi>t</mi>
        </mrow>
        <mo fence="true" stretchy="false">)</mo>
      </mrow>
      <mi>,</mi>
      <mi>f</mi>
      <mrow>
        <mo fence="true" stretchy="false">(</mo>
        <mrow>
          <mrow>
            <mi>x</mi>
            <mi>,</mi>
            <mi>t</mi>
          </mrow>
        </mrow>
        <mo fence="true" stretchy="false">)</mo>
      </mrow>
      <mi>,</mi>
      <mi>g</mi>
      <mrow>
        <mo fence="true" stretchy="false">(</mo>
        <mrow>
          <mrow>
            <mi>x</mi>
            <mi>,</mi>
            <mi>y</mi>
          </mrow>
        </mrow>
        <mo fence="true" stretchy="false">)</mo>
      </mrow>
      <mi>,</mi>
      <mi>z</mi>
      <mrow>
        <mo fence="true" stretchy="false">(</mo>
        <mrow>
          <mi>g</mi>
        </mrow>
        <mo fence="true" stretchy="false">)</mo>
      </mrow>
    </mrow>
    <annotation encoding="StarMath 5.0">%%ii CLEAREQUATIONS 
%%ii TEXT "Define functions:" x( t ), f( x,t ), g( x,y ), z( g )
"Define functions:" x( t ), f( x,t ), g( x,y ), z( g ) %%gg
%%ii FUNCTION {{none},x,t}
%%ii FUNCTION {{none},f,x; t}
%%ii FUNCTION {{none},g,x; y}
%%ii FUNCTION {{none},z,g}
</annotation>
  </semantics>
</math>
</file>

<file path=Object 45/content.xml><?xml version="1.0" encoding="utf-8"?>
<math xmlns="http://www.w3.org/1998/Math/MathML" display="block">
  <semantics>
    <mrow>
      <msub>
        <mi>x</mi>
        <mi>t</mi>
      </msub>
      <mi>'</mi>
    </mrow>
    <annotation encoding="StarMath 5.0">x_t'
</annotation>
  </semantics>
</math>
</file>

<file path=Object 46/content.xml><?xml version="1.0" encoding="utf-8"?>
<math xmlns="http://www.w3.org/1998/Math/MathML" display="block">
  <semantics>
    <mfrac>
      <mi mathvariant="italic">dx</mi>
      <mi mathvariant="italic">dt</mi>
    </mfrac>
    <annotation encoding="StarMath 5.0">%%ii EXDEF differentiate (x,t,1)
{{alignc nospace{dx}} over {alignc nospace{dt}}} %%gg
</annotation>
  </semantics>
</math>
</file>

<file path=Object 47/content.xml><?xml version="1.0" encoding="utf-8"?>
<math xmlns="http://www.w3.org/1998/Math/MathML" display="block">
  <semantics>
    <mstyle mathvariant="bold">
      <mstyle color="blue">
        <mfrac>
          <mi mathvariant="italic">df</mi>
          <mi mathvariant="italic">dt</mi>
        </mfrac>
      </mstyle>
    </mstyle>
    <annotation encoding="StarMath 5.0">bold color blue {df over dt }</annotation>
  </semantics>
</math>
</file>

<file path=Object 48/content.xml><?xml version="1.0" encoding="utf-8"?>
<math xmlns="http://www.w3.org/1998/Math/MathML" display="block">
  <semantics>
    <mrow>
      <msub>
        <mi>f</mi>
        <mi>x</mi>
      </msub>
      <mi>'</mi>
    </mrow>
    <annotation encoding="StarMath 5.0">f_x'
</annotation>
  </semantics>
</math>
</file>

<file path=Object 49/content.xml><?xml version="1.0" encoding="utf-8"?>
<math xmlns="http://www.w3.org/1998/Math/MathML" display="block">
  <semantics>
    <mfrac>
      <mrow>
        <mo stretchy="false">∂</mo>
        <mi>f</mi>
      </mrow>
      <mrow>
        <mo stretchy="false">∂</mo>
        <mi>x</mi>
      </mrow>
    </mfrac>
    <annotation encoding="StarMath 5.0">%%ii EXDEF differentiate (f,x,1)
{{alignc nospace{partial f}} over {alignc nospace{partial x}}} %%gg
</annotation>
  </semantics>
</math>
</file>

<file path=Object 5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f (x,y)</annotation>
  </semantics>
</math>
</file>

<file path=Object 50/content.xml><?xml version="1.0" encoding="utf-8"?>
<math xmlns="http://www.w3.org/1998/Math/MathML" display="block">
  <semantics>
    <mstyle mathvariant="bold">
      <mstyle color="red">
        <mfrac>
          <mrow>
            <mo stretchy="false">∂</mo>
            <mi>f</mi>
          </mrow>
          <mrow>
            <mo stretchy="false">∂</mo>
            <mi>t</mi>
          </mrow>
        </mfrac>
      </mstyle>
    </mstyle>
    <annotation encoding="StarMath 5.0">bold color red {{partial f } over {partial t}}</annotation>
  </semantics>
</math>
</file>

<file path=Object 51/content.xml><?xml version="1.0" encoding="utf-8"?>
<math xmlns="http://www.w3.org/1998/Math/MathML" display="block">
  <semantics>
    <mrow>
      <msub>
        <mi>f</mi>
        <mi>t</mi>
      </msub>
      <mi>'</mi>
    </mrow>
    <annotation encoding="StarMath 5.0">f_t'
</annotation>
  </semantics>
</math>
</file>

<file path=Object 52/content.xml><?xml version="1.0" encoding="utf-8"?>
<math xmlns="http://www.w3.org/1998/Math/MathML" display="block">
  <semantics>
    <mrow>
      <mfrac>
        <mi mathvariant="italic">dx</mi>
        <mi mathvariant="italic">dt</mi>
      </mfrac>
      <mrow>
        <mfrac>
          <mrow>
            <mo stretchy="false">∂</mo>
            <mi>f</mi>
          </mrow>
          <mrow>
            <mo stretchy="false">∂</mo>
            <mi>x</mi>
          </mrow>
        </mfrac>
        <mo stretchy="false">+</mo>
        <mfrac>
          <mrow>
            <mo stretchy="false">∂</mo>
            <mi>f</mi>
          </mrow>
          <mrow>
            <mo stretchy="false">∂</mo>
            <mi>t</mi>
          </mrow>
        </mfrac>
      </mrow>
    </mrow>
    <annotation encoding="StarMath 5.0">%%ii EXDEF differentiate (f,t,1)
{{alignc nospace{dx}} over {alignc nospace{dt}}} {{alignc nospace{partial f}} over {alignc nospace{partial x}}}  + {{alignc nospace{partial f}} over {alignc nospace{partial t}}} %%gg
</annotation>
  </semantics>
</math>
</file>

<file path=Object 57/content.xml><?xml version="1.0" encoding="utf-8"?>
<math xmlns="http://www.w3.org/1998/Math/MathML" display="block">
  <semantics>
    <mrow>
      <mtext>Define main functions:</mtext>
      <mi>x</mi>
      <mrow>
        <mo fence="true" stretchy="false">(</mo>
        <mrow>
          <mi>t</mi>
        </mrow>
        <mo fence="true" stretchy="false">)</mo>
      </mrow>
      <mtext>,</mtext>
      <mi>f</mi>
      <mrow>
        <mo fence="true" stretchy="false">(</mo>
        <mrow>
          <mi>x</mi>
        </mrow>
        <mo fence="true" stretchy="false">)</mo>
      </mrow>
    </mrow>
    <annotation encoding="StarMath 5.0">%%ii TEXT "Define main functions:" x( t ) "," f( x )
"Define main functions:" x( t ) "," f( x ) %%gg
%%ii CLEAREQUATIONS 
%%ii FUNCTION {{none},x,t}
%%ii FUNCTION {{none},f,x}
</annotation>
  </semantics>
</math>
</file>

<file path=Object 6/content.xml><?xml version="1.0" encoding="utf-8"?>
<math xmlns="http://www.w3.org/1998/Math/MathML" display="block">
  <semantics>
    <mi>x</mi>
    <annotation encoding="StarMath 5.0">x</annotation>
  </semantics>
</math>
</file>

<file path=Object 60/content.xml><?xml version="1.0" encoding="utf-8"?>
<math xmlns="http://www.w3.org/1998/Math/MathML" display="block">
  <semantics>
    <mrow>
      <msub>
        <mi>g</mi>
        <mi>x</mi>
      </msub>
      <mi>'</mi>
    </mrow>
    <annotation encoding="StarMath 5.0">g_x'
</annotation>
  </semantics>
</math>
</file>

<file path=Object 61/content.xml><?xml version="1.0" encoding="utf-8"?>
<math xmlns="http://www.w3.org/1998/Math/MathML" display="block">
  <semantics>
    <mfrac>
      <mrow>
        <mo stretchy="false">∂</mo>
        <mi>g</mi>
      </mrow>
      <mrow>
        <mo stretchy="false">∂</mo>
        <mi>x</mi>
      </mrow>
    </mfrac>
    <annotation encoding="StarMath 5.0">%%ii EXDEF differentiate (g,x,1)
{{alignc nospace{partial g}} over {alignc nospace{partial x}}} %%gg
</annotation>
  </semantics>
</math>
</file>

<file path=Object 63/content.xml><?xml version="1.0" encoding="utf-8"?>
<math xmlns="http://www.w3.org/1998/Math/MathML" display="block">
  <semantics>
    <mrow>
      <msub>
        <mi>g</mi>
        <mi>y</mi>
      </msub>
      <mi>'</mi>
    </mrow>
    <annotation encoding="StarMath 5.0">g_y'
</annotation>
  </semantics>
</math>
</file>

<file path=Object 64/content.xml><?xml version="1.0" encoding="utf-8"?>
<math xmlns="http://www.w3.org/1998/Math/MathML" display="block">
  <semantics>
    <mfrac>
      <mrow>
        <mo stretchy="false">∂</mo>
        <mi>g</mi>
      </mrow>
      <mrow>
        <mo stretchy="false">∂</mo>
        <mi>y</mi>
      </mrow>
    </mfrac>
    <annotation encoding="StarMath 5.0">%%ii EXDEF differentiate (g,y,1)
{{alignc nospace{partial g}} over {alignc nospace{partial y}}} %%gg
</annotation>
  </semantics>
</math>
</file>

<file path=Object 66/content.xml><?xml version="1.0" encoding="utf-8"?>
<math xmlns="http://www.w3.org/1998/Math/MathML" display="block">
  <semantics>
    <mrow>
      <msub>
        <mi>g</mi>
        <mi>t</mi>
      </msub>
      <mi>'</mi>
    </mrow>
    <annotation encoding="StarMath 5.0">g_t'
</annotation>
  </semantics>
</math>
</file>

<file path=Object 67/content.xml><?xml version="1.0" encoding="utf-8"?>
<math xmlns="http://www.w3.org/1998/Math/MathML" display="block">
  <semantics>
    <mrow>
      <mfrac>
        <mi mathvariant="italic">dx</mi>
        <mi mathvariant="italic">dt</mi>
      </mfrac>
      <mfrac>
        <mrow>
          <mo stretchy="false">∂</mo>
          <mi>g</mi>
        </mrow>
        <mrow>
          <mo stretchy="false">∂</mo>
          <mi>x</mi>
        </mrow>
      </mfrac>
    </mrow>
    <annotation encoding="StarMath 5.0">%%ii EXDEF differentiate (g,t,1)
{{alignc nospace{dx}} over {alignc nospace{dt}}} {{alignc nospace{partial g}} over {alignc nospace{partial x}}}  %%gg
</annotation>
  </semantics>
</math>
</file>

<file path=Object 69/content.xml><?xml version="1.0" encoding="utf-8"?>
<math xmlns="http://www.w3.org/1998/Math/MathML" display="block">
  <semantics>
    <mrow>
      <msub>
        <mi>z</mi>
        <mi>x</mi>
      </msub>
      <mi>'</mi>
    </mrow>
    <annotation encoding="StarMath 5.0">z_x'
</annotation>
  </semantics>
</math>
</file>

<file path=Object 7/content.xml><?xml version="1.0" encoding="utf-8"?>
<math xmlns="http://www.w3.org/1998/Math/MathML" display="block">
  <semantics>
    <mi>y</mi>
    <annotation encoding="StarMath 5.0">y</annotation>
  </semantics>
</math>
</file>

<file path=Object 70/content.xml><?xml version="1.0" encoding="utf-8"?>
<math xmlns="http://www.w3.org/1998/Math/MathML" display="block">
  <semantics>
    <mrow>
      <mfrac>
        <mi mathvariant="italic">dz</mi>
        <mi mathvariant="italic">dg</mi>
      </mfrac>
      <mfrac>
        <mrow>
          <mo stretchy="false">∂</mo>
          <mi>g</mi>
        </mrow>
        <mrow>
          <mo stretchy="false">∂</mo>
          <mi>x</mi>
        </mrow>
      </mfrac>
    </mrow>
    <annotation encoding="StarMath 5.0">%%ii EXDEF differentiate (z,x,1)
{{alignc nospace{dz}} over {alignc nospace{dg}}} {{alignc nospace{partial g}} over {alignc nospace{partial x}}}  %%gg
</annotation>
  </semantics>
</math>
</file>

<file path=Object 72/content.xml><?xml version="1.0" encoding="utf-8"?>
<math xmlns="http://www.w3.org/1998/Math/MathML" display="block">
  <semantics>
    <mrow>
      <msub>
        <mi>z</mi>
        <mi>y</mi>
      </msub>
      <mi>'</mi>
    </mrow>
    <annotation encoding="StarMath 5.0">z_y'
</annotation>
  </semantics>
</math>
</file>

<file path=Object 73/content.xml><?xml version="1.0" encoding="utf-8"?>
<math xmlns="http://www.w3.org/1998/Math/MathML" display="block">
  <semantics>
    <mrow>
      <mfrac>
        <mi mathvariant="italic">dz</mi>
        <mi mathvariant="italic">dg</mi>
      </mfrac>
      <mfrac>
        <mrow>
          <mo stretchy="false">∂</mo>
          <mi>g</mi>
        </mrow>
        <mrow>
          <mo stretchy="false">∂</mo>
          <mi>y</mi>
        </mrow>
      </mfrac>
    </mrow>
    <annotation encoding="StarMath 5.0">%%ii EXDEF differentiate (z,y,1)
{{alignc nospace{dz}} over {alignc nospace{dg}}} {{alignc nospace{partial g}} over {alignc nospace{partial y}}}  %%gg
</annotation>
  </semantics>
</math>
</file>

<file path=Object 75/content.xml><?xml version="1.0" encoding="utf-8"?>
<math xmlns="http://www.w3.org/1998/Math/MathML" display="block">
  <semantics>
    <mrow>
      <msub>
        <mi>z</mi>
        <mi>t</mi>
      </msub>
      <mi>'</mi>
    </mrow>
    <annotation encoding="StarMath 5.0">z_t'
</annotation>
  </semantics>
</math>
</file>

<file path=Object 76/content.xml><?xml version="1.0" encoding="utf-8"?>
<math xmlns="http://www.w3.org/1998/Math/MathML" display="block">
  <semantics>
    <mrow>
      <mfrac>
        <mi mathvariant="italic">dx</mi>
        <mi mathvariant="italic">dt</mi>
      </mfrac>
      <mfrac>
        <mi mathvariant="italic">dz</mi>
        <mi mathvariant="italic">dg</mi>
      </mfrac>
      <mfrac>
        <mrow>
          <mo stretchy="false">∂</mo>
          <mi>g</mi>
        </mrow>
        <mrow>
          <mo stretchy="false">∂</mo>
          <mi>x</mi>
        </mrow>
      </mfrac>
    </mrow>
    <annotation encoding="StarMath 5.0">%%ii EXDEF differentiate (z,t,1)
{{alignc nospace{dx}} over {alignc nospace{dt}}} {{alignc nospace{dz}} over {alignc nospace{dg}}} {{alignc nospace{partial g}} over {alignc nospace{partial x}}}  %%gg
</annotation>
  </semantics>
</math>
</file>

<file path=Object 78/content.xml><?xml version="1.0" encoding="utf-8"?>
<math xmlns="http://www.w3.org/1998/Math/MathML" display="block">
  <semantics>
    <mrow>
      <mtext>Also define function</mtext>
      <mi>y</mi>
      <mrow>
        <mo fence="true" stretchy="false">(</mo>
        <mrow>
          <mi>f</mi>
        </mrow>
        <mo fence="true" stretchy="false">)</mo>
      </mrow>
      <mtext> for printing </mtext>
      <mrow>
        <mfrac>
          <mi mathvariant="italic">dy</mi>
          <mi mathvariant="italic">dt</mi>
        </mfrac>
        <mo stretchy="false">=</mo>
        <mi>f</mi>
      </mrow>
      <mi>'</mi>
      <mrow>
        <mo fence="true" stretchy="false">(</mo>
        <mrow>
          <mi>x</mi>
        </mrow>
        <mo fence="true" stretchy="false">)</mo>
      </mrow>
    </mrow>
    <annotation encoding="StarMath 5.0">%%ii TEXT "Also define function" y( f ) " for printing " dy over dt = f'(x)
"Also define function" y( f ) " for printing " dy over dt = f'(x) %%gg
%%ii FUNCTION {{none},y,f}
</annotation>
  </semantics>
</math>
</file>

<file path=Object 79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stretchy="false">(</mo>
        <mrow>
          <mrow>
            <mi>a</mi>
            <mrow>
              <mi>t</mi>
              <mo stretchy="false">+</mo>
              <mi>b</mi>
            </mrow>
            <mi>x</mi>
          </mrow>
        </mrow>
        <mo fence="true" stretchy="false">)</mo>
      </mrow>
    </mrow>
    <annotation encoding="StarMath 5.0">%%ii @1@ EQDEF y = f(a t+b x)
y = f(a t+b x) %%gg
</annotation>
  </semantics>
</math>
</file>

<file path=Object 8/content.xml><?xml version="1.0" encoding="utf-8"?>
<math xmlns="http://www.w3.org/1998/Math/MathML" display="block">
  <semantics>
    <mi>x</mi>
    <annotation encoding="StarMath 5.0">x</annotation>
  </semantics>
</math>
</file>

<file path=Object 80/content.xml><?xml version="1.0" encoding="utf-8"?>
<math xmlns="http://www.w3.org/1998/Math/MathML" display="block">
  <semantics>
    <mrow>
      <mfrac>
        <mi mathvariant="italic">df</mi>
        <mi mathvariant="italic">dx</mi>
      </mfrac>
      <mfrac>
        <mi mathvariant="italic">dx</mi>
        <mi mathvariant="italic">dt</mi>
      </mfrac>
      <mrow>
        <mfrac>
          <mi mathvariant="italic">dy</mi>
          <mi mathvariant="italic">df</mi>
        </mfrac>
        <mo stretchy="false">=</mo>
        <mrow>
          <mo fence="true" stretchy="false">(</mo>
          <mrow>
            <mrow>
              <mrow>
                <mi>a</mi>
                <mo stretchy="false">+</mo>
                <mi>b</mi>
              </mrow>
              <mfrac>
                <mi mathvariant="italic">dx</mi>
                <mi mathvariant="italic">dt</mi>
              </mfrac>
            </mrow>
          </mrow>
          <mo fence="true" stretchy="false">)</mo>
        </mrow>
      </mrow>
      <mfrac>
        <mrow>
          <mi>d</mi>
          <mrow>
            <mi>f</mi>
            <mrow>
              <mo fence="true" stretchy="false">(</mo>
              <mrow>
                <mrow>
                  <mi>a</mi>
                  <mrow>
                    <mi>t</mi>
                    <mo stretchy="false">+</mo>
                    <mi>b</mi>
                  </mrow>
                  <mi>x</mi>
                </mrow>
              </mrow>
              <mo fence="true" stretchy="false">)</mo>
            </mrow>
          </mrow>
        </mrow>
        <mrow>
          <mi>d</mi>
          <mrow>
            <mo fence="true" stretchy="false">(</mo>
            <mrow>
              <mrow>
                <mi>a</mi>
                <mrow>
                  <mi>t</mi>
                  <mo stretchy="false">+</mo>
                  <mi>b</mi>
                </mrow>
                <mi>x</mi>
              </mrow>
            </mrow>
            <mo fence="true" stretchy="false">)</mo>
          </mrow>
        </mrow>
      </mfrac>
    </mrow>
    <annotation encoding="StarMath 5.0">%%ii @2@ EQDEF DIFFERENTIATE(@prev@, t, 1)
{{alignc nospace{df}} over {alignc nospace{dx}}} {{alignc nospace{dx}} over {alignc nospace{dt}}} {{alignc nospace{dy}} over {alignc nospace{df}}}  = (a + b {{alignc nospace{dx}} over {alignc nospace{dt}}} ) {{alignc d{f(a t  + b x )}} over {alignc d(a t  + b x )}}  %%gg
</annotation>
  </semantics>
</math>
</file>

<file path=Object 81/content.xml><?xml version="1.0" encoding="utf-8"?>
<math xmlns="http://www.w3.org/1998/Math/MathML" display="block">
  <semantics>
    <mrow>
      <mtext>Let's add the auxiliary function</mtext>
      <mi>g</mi>
      <mrow>
        <mo fence="true" stretchy="false">(</mo>
        <mrow>
          <mrow>
            <mi>t</mi>
            <mi>,</mi>
            <mi>x</mi>
          </mrow>
        </mrow>
        <mo fence="true" stretchy="false">)</mo>
      </mrow>
    </mrow>
    <annotation encoding="StarMath 5.0">%%ii TEXT "Let's add the auxiliary function"  g( t,x )
"Let's add the auxiliary function"  g( t,x ) %%gg
%%ii FUNCTION {{none},g,t;x}
</annotation>
  </semantics>
</math>
</file>

<file path=Object 82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t</mi>
              <mi mathvariant="normal">@</mi>
              <mi>x</mi>
            </mrow>
          </mrow>
          <mo fence="true" stretchy="false">)</mo>
        </mrow>
        <mo stretchy="false">=</mo>
        <mi>a</mi>
      </mrow>
      <mrow>
        <mi>t</mi>
        <mo stretchy="false">+</mo>
        <mi>b</mi>
      </mrow>
      <mi>x</mi>
    </mrow>
    <annotation encoding="StarMath 5.0">%%ii @g@ {autoformat=true} EQDEF g(t;x) = a t + b x
g(t %fc x) = a t  + b x  %%gg
</annotation>
  </semantics>
</math>
</file>

<file path=Object 83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stretchy="false">(</mo>
        <mrow>
          <mrow>
            <mi>g</mi>
            <mrow>
              <mo fence="true" stretchy="false">(</mo>
              <mrow>
                <mrow>
                  <mi>t</mi>
                  <mi mathvariant="normal">@</mi>
                  <mi>x</mi>
                </mrow>
              </mrow>
              <mo fence="true" stretchy="false">)</mo>
            </mrow>
          </mrow>
        </mrow>
        <mo fence="true" stretchy="false">)</mo>
      </mrow>
    </mrow>
    <annotation encoding="StarMath 5.0">%%ii @3@ EQDEF SUBSTC(@1@, rev(@g@))
y = f(g(t %fc x)) %%gg
</annotation>
  </semantics>
</math>
</file>

<file path=Object 84/content.xml><?xml version="1.0" encoding="utf-8"?>
<math xmlns="http://www.w3.org/1998/Math/MathML" display="block">
  <semantics>
    <mrow>
      <mfrac>
        <mi mathvariant="italic">df</mi>
        <mi mathvariant="italic">dx</mi>
      </mfrac>
      <mfrac>
        <mi mathvariant="italic">dx</mi>
        <mi mathvariant="italic">dt</mi>
      </mfrac>
      <mrow>
        <mfrac>
          <mi mathvariant="italic">dy</mi>
          <mi mathvariant="italic">df</mi>
        </mfrac>
        <mo stretchy="false">=</mo>
        <mrow>
          <mo fence="true" stretchy="false">(</mo>
          <mrow>
            <mrow>
              <mfrac>
                <mi mathvariant="italic">dx</mi>
                <mi mathvariant="italic">dt</mi>
              </mfrac>
              <mrow>
                <mfrac>
                  <mrow>
                    <mo stretchy="false">∂</mo>
                    <mrow>
                      <mi>g</mi>
                      <mrow>
                        <mo fence="true" stretchy="false">(</mo>
                        <mrow>
                          <mrow>
                            <mi>t</mi>
                            <mi mathvariant="normal">@</mi>
                            <mi>x</mi>
                          </mrow>
                        </mrow>
                        <mo fence="true" stretchy="false">)</mo>
                      </mrow>
                    </mrow>
                  </mrow>
                  <mrow>
                    <mo stretchy="false">∂</mo>
                    <mi>x</mi>
                  </mrow>
                </mfrac>
                <mo stretchy="false">+</mo>
                <mfrac>
                  <mrow>
                    <mo stretchy="false">∂</mo>
                    <mrow>
                      <mi>g</mi>
                      <mrow>
                        <mo fence="true" stretchy="false">(</mo>
                        <mrow>
                          <mrow>
                            <mi>t</mi>
                            <mi mathvariant="normal">@</mi>
                            <mi>x</mi>
                          </mrow>
                        </mrow>
                        <mo fence="true" stretchy="false">)</mo>
                      </mrow>
                    </mrow>
                  </mrow>
                  <mrow>
                    <mo stretchy="false">∂</mo>
                    <mi>t</mi>
                  </mrow>
                </mfrac>
              </mrow>
            </mrow>
          </mrow>
          <mo fence="true" stretchy="false">)</mo>
        </mrow>
      </mrow>
      <mfrac>
        <mrow>
          <mi>d</mi>
          <mrow>
            <mi>f</mi>
            <mrow>
              <mo fence="true" stretchy="false">(</mo>
              <mrow>
                <mrow>
                  <mi>g</mi>
                  <mrow>
                    <mo fence="true" stretchy="false">(</mo>
                    <mrow>
                      <mrow>
                        <mi>t</mi>
                        <mi mathvariant="normal">@</mi>
                        <mi>x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row>
          <mi>d</mi>
          <mrow>
            <mi>g</mi>
            <mrow>
              <mo fence="true" stretchy="false">(</mo>
              <mrow>
                <mrow>
                  <mi>t</mi>
                  <mi mathvariant="normal">@</mi>
                  <mi>x</mi>
                </mrow>
              </mrow>
              <mo fence="true" stretchy="false">)</mo>
            </mrow>
          </mrow>
        </mrow>
      </mfrac>
    </mrow>
    <annotation encoding="StarMath 5.0">%%ii @4@ EQDEF DIFFERENTIATE(@prev@, t, 1)
{{alignc nospace{df}} over {alignc nospace{dx}}} {{alignc nospace{dx}} over {alignc nospace{dt}}} {{alignc nospace{dy}} over {alignc nospace{df}}}  = ({{alignc nospace{dx}} over {alignc nospace{dt}}} {{alignc partial {g(t %fc x)}} over {alignc nospace{partial x}}}  + {{alignc partial {g(t %fc x)}} over {alignc nospace{partial t}}}) {{alignc d{f(g(t %fc x))}} over {alignc d{g(t %fc x)}}}  %%gg
</annotation>
  </semantics>
</math>
</file>

<file path=Object 85/content.xml><?xml version="1.0" encoding="utf-8"?>
<math xmlns="http://www.w3.org/1998/Math/MathML" display="block">
  <semantics>
    <mrow>
      <mfrac>
        <mi mathvariant="italic">df</mi>
        <mi mathvariant="italic">dx</mi>
      </mfrac>
      <mfrac>
        <mi mathvariant="italic">dx</mi>
        <mi mathvariant="italic">dt</mi>
      </mfrac>
      <mrow>
        <mfrac>
          <mi mathvariant="italic">dy</mi>
          <mi mathvariant="italic">df</mi>
        </mfrac>
        <mo stretchy="false">=</mo>
        <mrow>
          <mo fence="true" stretchy="false">(</mo>
          <mrow>
            <mrow>
              <mfrac>
                <mi mathvariant="italic">dx</mi>
                <mi mathvariant="italic">dt</mi>
              </mfrac>
              <mrow>
                <mfrac>
                  <mrow>
                    <mo stretchy="false">∂</mo>
                    <mrow>
                      <mo fence="true" stretchy="false">(</mo>
                      <mrow>
                        <mrow>
                          <mi>a</mi>
                          <mrow>
                            <mi>t</mi>
                            <mo stretchy="false">+</mo>
                            <mi>b</mi>
                          </mrow>
                          <mi>x</mi>
                        </mrow>
                      </mrow>
                      <mo fence="true" stretchy="false">)</mo>
                    </mrow>
                  </mrow>
                  <mrow>
                    <mo stretchy="false">∂</mo>
                    <mi>x</mi>
                  </mrow>
                </mfrac>
                <mo stretchy="false">+</mo>
                <mfrac>
                  <mrow>
                    <mo stretchy="false">∂</mo>
                    <mrow>
                      <mo fence="true" stretchy="false">(</mo>
                      <mrow>
                        <mrow>
                          <mi>a</mi>
                          <mrow>
                            <mi>t</mi>
                            <mo stretchy="false">+</mo>
                            <mi>b</mi>
                          </mrow>
                          <mi>x</mi>
                        </mrow>
                      </mrow>
                      <mo fence="true" stretchy="false">)</mo>
                    </mrow>
                  </mrow>
                  <mrow>
                    <mo stretchy="false">∂</mo>
                    <mi>t</mi>
                  </mrow>
                </mfrac>
              </mrow>
            </mrow>
          </mrow>
          <mo fence="true" stretchy="false">)</mo>
        </mrow>
      </mrow>
      <mfrac>
        <mrow>
          <mi>d</mi>
          <mrow>
            <mi>f</mi>
            <mrow>
              <mo fence="true" stretchy="false">(</mo>
              <mrow>
                <mrow>
                  <mi>a</mi>
                  <mrow>
                    <mi>t</mi>
                    <mo stretchy="false">+</mo>
                    <mi>b</mi>
                  </mrow>
                  <mi>x</mi>
                </mrow>
              </mrow>
              <mo fence="true" stretchy="false">)</mo>
            </mrow>
          </mrow>
        </mrow>
        <mrow>
          <mi>d</mi>
          <mrow>
            <mo fence="true" stretchy="false">(</mo>
            <mrow>
              <mrow>
                <mi>a</mi>
                <mrow>
                  <mi>t</mi>
                  <mo stretchy="false">+</mo>
                  <mi>b</mi>
                </mrow>
                <mi>x</mi>
              </mrow>
            </mrow>
            <mo fence="true" stretchy="false">)</mo>
          </mrow>
        </mrow>
      </mfrac>
    </mrow>
    <annotation encoding="StarMath 5.0">%%ii @5@ EQDEF SUBSTC(@prev@, @g@)
{{alignc nospace{df}} over {alignc nospace{dx}}} {{alignc nospace{dx}} over {alignc nospace{dt}}} {{alignc nospace{dy}} over {alignc nospace{df}}}  = ({{alignc nospace{dx}} over {alignc nospace{dt}}} {{alignc partial (a t  + b x )} over {alignc nospace{partial x}}}  + {{alignc partial (a t  + b x )} over {alignc nospace{partial t}}}) {{alignc d{f(a t  + b x )}} over {alignc d(a t  + b x )}}  %%gg
</annotation>
  </semantics>
</math>
</file>

<file path=Object 86/content.xml><?xml version="1.0" encoding="utf-8"?>
<math xmlns="http://www.w3.org/1998/Math/MathML" display="block">
  <semantics>
    <mrow>
      <mfrac>
        <mi mathvariant="italic">df</mi>
        <mi mathvariant="italic">dx</mi>
      </mfrac>
      <mfrac>
        <mi mathvariant="italic">dx</mi>
        <mi mathvariant="italic">dt</mi>
      </mfrac>
      <mrow>
        <mfrac>
          <mi mathvariant="italic">dy</mi>
          <mi mathvariant="italic">df</mi>
        </mfrac>
        <mo stretchy="false">=</mo>
        <mrow>
          <mo fence="true" stretchy="false">(</mo>
          <mrow>
            <mrow>
              <mrow>
                <mi>a</mi>
                <mo stretchy="false">+</mo>
                <mi>b</mi>
              </mrow>
              <mfrac>
                <mi mathvariant="italic">dx</mi>
                <mi mathvariant="italic">dt</mi>
              </mfrac>
            </mrow>
          </mrow>
          <mo fence="true" stretchy="false">)</mo>
        </mrow>
      </mrow>
      <mfrac>
        <mrow>
          <mi>d</mi>
          <mrow>
            <mi>f</mi>
            <mrow>
              <mo fence="true" stretchy="false">(</mo>
              <mrow>
                <mrow>
                  <mi>a</mi>
                  <mrow>
                    <mi>t</mi>
                    <mo stretchy="false">+</mo>
                    <mi>b</mi>
                  </mrow>
                  <mi>x</mi>
                </mrow>
              </mrow>
              <mo fence="true" stretchy="false">)</mo>
            </mrow>
          </mrow>
        </mrow>
        <mrow>
          <mi>d</mi>
          <mrow>
            <mo fence="true" stretchy="false">(</mo>
            <mrow>
              <mrow>
                <mi>a</mi>
                <mrow>
                  <mi>t</mi>
                  <mo stretchy="false">+</mo>
                  <mi>b</mi>
                </mrow>
                <mi>x</mi>
              </mrow>
            </mrow>
            <mo fence="true" stretchy="false">)</mo>
          </mrow>
        </mrow>
      </mfrac>
    </mrow>
    <annotation encoding="StarMath 5.0">%%ii @6@ EQDEF SIMPLIFY(@prev@ , "diff")
{{alignc nospace{df}} over {alignc nospace{dx}}} {{alignc nospace{dx}} over {alignc nospace{dt}}} {{alignc nospace{dy}} over {alignc nospace{df}}}  = (a + b {{alignc nospace{dx}} over {alignc nospace{dt}}} ) {{alignc d{f(a t  + b x )}} over {alignc d(a t  + b x )}}  %%gg
</annotation>
  </semantics>
</math>
</file>

<file path=Object 87/content.xml><?xml version="1.0" encoding="utf-8"?>
<math xmlns="http://www.w3.org/1998/Math/MathML" display="block">
  <semantics>
    <mrow>
      <mo fence="true" stretchy="false">(</mo>
      <mrow>
        <mrow>
          <mi>t</mi>
          <mi>,</mi>
          <mi>x</mi>
        </mrow>
      </mrow>
      <mo fence="true" stretchy="false">)</mo>
    </mrow>
    <annotation encoding="StarMath 5.0">(t,x) </annotation>
  </semantics>
</math>
</file>

<file path=Object 88/content.xml><?xml version="1.0" encoding="utf-8"?>
<math xmlns="http://www.w3.org/1998/Math/MathML" display="block">
  <semantics>
    <mi>t</mi>
    <annotation encoding="StarMath 5.0">t</annotation>
  </semantics>
</math>
</file>

<file path=Object 89/content.xml><?xml version="1.0" encoding="utf-8"?>
<math xmlns="http://www.w3.org/1998/Math/MathML" display="block">
  <semantics>
    <mrow>
      <mfrac>
        <mi mathvariant="italic">dx</mi>
        <mi mathvariant="italic">dt</mi>
      </mfrac>
      <mo stretchy="false">=</mo>
      <mn>0</mn>
    </mrow>
    <annotation encoding="StarMath 5.0">%%ii @force-partial@ EQDEF differential (x) over differential (t) = 0
{{alignc nospace{dx}} over {alignc nospace{dt}}} = 0 %%gg
</annotation>
  </semantics>
</math>
</file>

<file path=Object 9/content.xml><?xml version="1.0" encoding="utf-8"?>
<math xmlns="http://www.w3.org/1998/Math/MathML" display="block">
  <semantics>
    <mi>y</mi>
    <annotation encoding="StarMath 5.0">y</annotation>
  </semantics>
</math>
</file>

<file path=Object 90/content.xml><?xml version="1.0" encoding="utf-8"?>
<math xmlns="http://www.w3.org/1998/Math/MathML" display="block">
  <semantics>
    <mrow>
      <mrow>
        <mn>0</mn>
        <mo stretchy="false">=</mo>
        <mi>a</mi>
      </mrow>
      <mfrac>
        <mrow>
          <mi>d</mi>
          <mrow>
            <mi>f</mi>
            <mrow>
              <mo fence="true" stretchy="false">(</mo>
              <mrow>
                <mrow>
                  <mi>a</mi>
                  <mrow>
                    <mi>t</mi>
                    <mo stretchy="false">+</mo>
                    <mi>b</mi>
                  </mrow>
                  <mi>x</mi>
                </mrow>
              </mrow>
              <mo fence="true" stretchy="false">)</mo>
            </mrow>
          </mrow>
        </mrow>
        <mrow>
          <mi>d</mi>
          <mrow>
            <mo fence="true" stretchy="false">(</mo>
            <mrow>
              <mrow>
                <mi>a</mi>
                <mrow>
                  <mi>t</mi>
                  <mo stretchy="false">+</mo>
                  <mi>b</mi>
                </mrow>
                <mi>x</mi>
              </mrow>
            </mrow>
            <mo fence="true" stretchy="false">)</mo>
          </mrow>
        </mrow>
      </mfrac>
    </mrow>
    <annotation encoding="StarMath 5.0">%%ii @7@ EQDEF pdifferentiate(@1@, t, 1)
0 = a {{alignc d{f(a t  + b x )}} over {alignc d(a t  + b x )}}  %%gg
</annotation>
  </semantics>
</math>
</file>

<file path=Object 91/content.xml><?xml version="1.0" encoding="utf-8"?>
<math xmlns="http://www.w3.org/1998/Math/MathML" display="block">
  <semantics>
    <mrow>
      <mrow>
        <mn>0</mn>
        <mo stretchy="false">=</mo>
        <mfrac>
          <mrow>
            <mi>d</mi>
            <mrow>
              <mi>f</mi>
              <mrow>
                <mo fence="true" stretchy="false">(</mo>
                <mrow>
                  <mrow>
                    <mi>g</mi>
                    <mrow>
                      <mo fence="true" stretchy="false">(</mo>
                      <mrow>
                        <mrow>
                          <mi>t</mi>
                          <mi mathvariant="normal">@</mi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row>
            <mi>d</mi>
            <mrow>
              <mi>g</mi>
              <mrow>
                <mo fence="true" stretchy="false">(</mo>
                <mrow>
                  <mrow>
                    <mi>t</mi>
                    <mi mathvariant="normal">@</mi>
                    <mi>x</mi>
                  </mrow>
                </mrow>
                <mo fence="true" stretchy="false">)</mo>
              </mrow>
            </mrow>
          </mrow>
        </mfrac>
      </mrow>
      <mfrac>
        <mrow>
          <mo stretchy="false">∂</mo>
          <mrow>
            <mi>g</mi>
            <mrow>
              <mo fence="true" stretchy="false">(</mo>
              <mrow>
                <mrow>
                  <mi>t</mi>
                  <mi mathvariant="normal">@</mi>
                  <mi>x</mi>
                </mrow>
              </mrow>
              <mo fence="true" stretchy="false">)</mo>
            </mrow>
          </mrow>
        </mrow>
        <mrow>
          <mo stretchy="false">∂</mo>
          <mi>t</mi>
        </mrow>
      </mfrac>
    </mrow>
    <annotation encoding="StarMath 5.0">%%ii @8@ EQDEF pdifferentiate(@3@, t, 1)
0 = {{alignc d{f(g(t %fc x))}} over {alignc d{g(t %fc x)}}} {{alignc partial {g(t %fc x)}} over {alignc nospace{partial t}}}  %%gg
</annotation>
  </semantics>
</math>
</file>

<file path=Object 92/content.xml><?xml version="1.0" encoding="utf-8"?>
<math xmlns="http://www.w3.org/1998/Math/MathML" display="block">
  <semantics>
    <mrow>
      <mrow>
        <mn>0</mn>
        <mo stretchy="false">=</mo>
        <mfrac>
          <mrow>
            <mi>d</mi>
            <mrow>
              <mi>f</mi>
              <mrow>
                <mo fence="true" stretchy="false">(</mo>
                <mrow>
                  <mrow>
                    <mi>a</mi>
                    <mrow>
                      <mi>t</mi>
                      <mo stretchy="false">+</mo>
                      <mi>b</mi>
                    </mrow>
                    <mi>x</mi>
                  </mrow>
                </mrow>
                <mo fence="true" stretchy="false">)</mo>
              </mrow>
            </mrow>
          </mrow>
          <mrow>
            <mi>d</mi>
            <mrow>
              <mo fence="true" stretchy="false">(</mo>
              <mrow>
                <mrow>
                  <mi>a</mi>
                  <mrow>
                    <mi>t</mi>
                    <mo stretchy="false">+</mo>
                    <mi>b</mi>
                  </mrow>
                  <mi>x</mi>
                </mrow>
              </mrow>
              <mo fence="true" stretchy="false">)</mo>
            </mrow>
          </mrow>
        </mfrac>
      </mrow>
      <mfrac>
        <mrow>
          <mo stretchy="false">∂</mo>
          <mrow>
            <mo fence="true" stretchy="false">(</mo>
            <mrow>
              <mrow>
                <mi>a</mi>
                <mrow>
                  <mi>t</mi>
                  <mo stretchy="false">+</mo>
                  <mi>b</mi>
                </mrow>
                <mi>x</mi>
              </mrow>
            </mrow>
            <mo fence="true" stretchy="false">)</mo>
          </mrow>
        </mrow>
        <mrow>
          <mo stretchy="false">∂</mo>
          <mi>t</mi>
        </mrow>
      </mfrac>
    </mrow>
    <annotation encoding="StarMath 5.0">%%ii @9@ EQDEF SUBSTC(@prev@, @g@)
0 = {{alignc d{f(a t  + b x )}} over {alignc d(a t  + b x )}} {{alignc partial (a t  + b x )} over {alignc nospace{partial t}}}  %%gg
</annotation>
  </semantics>
</math>
</file>

<file path=Object 93/content.xml><?xml version="1.0" encoding="utf-8"?>
<math xmlns="http://www.w3.org/1998/Math/MathML" display="block">
  <semantics>
    <mrow>
      <mrow>
        <mn>0</mn>
        <mo stretchy="false">=</mo>
        <mi>a</mi>
      </mrow>
      <mfrac>
        <mrow>
          <mi>d</mi>
          <mrow>
            <mi>f</mi>
            <mrow>
              <mo fence="true" stretchy="false">(</mo>
              <mrow>
                <mrow>
                  <mi>a</mi>
                  <mrow>
                    <mi>t</mi>
                    <mo stretchy="false">+</mo>
                    <mi>b</mi>
                  </mrow>
                  <mi>x</mi>
                </mrow>
              </mrow>
              <mo fence="true" stretchy="false">)</mo>
            </mrow>
          </mrow>
        </mrow>
        <mrow>
          <mi>d</mi>
          <mrow>
            <mo fence="true" stretchy="false">(</mo>
            <mrow>
              <mrow>
                <mi>a</mi>
                <mrow>
                  <mi>t</mi>
                  <mo stretchy="false">+</mo>
                  <mi>b</mi>
                </mrow>
                <mi>x</mi>
              </mrow>
            </mrow>
            <mo fence="true" stretchy="false">)</mo>
          </mrow>
        </mrow>
      </mfrac>
    </mrow>
    <annotation encoding="StarMath 5.0">%%ii @10@ EQDEF SIMPLIFY(@prev@ , "diff")
0 = a {{alignc d{f(a t  + b x )}} over {alignc d(a t  + b x )}}  %%gg
</annotation>
  </semantics>
</math>
</file>

<file path=Object 94/content.xml><?xml version="1.0" encoding="utf-8"?>
<math xmlns="http://www.w3.org/1998/Math/MathML" display="block">
  <semantics>
    <mi>y</mi>
    <annotation encoding="StarMath 5.0">y</annotation>
  </semantics>
</math>
</file>

<file path=Object 95/content.xml><?xml version="1.0" encoding="utf-8"?>
<math xmlns="http://www.w3.org/1998/Math/MathML" display="block">
  <semantics>
    <mi>f</mi>
    <annotation encoding="StarMath 5.0">f</annotation>
  </semantics>
</math>
</file>

<file path=Object 96/content.xml><?xml version="1.0" encoding="utf-8"?>
<math xmlns="http://www.w3.org/1998/Math/MathML" display="block">
  <semantics>
    <mi>x</mi>
    <annotation encoding="StarMath 5.0">x</annotation>
  </semantics>
</math>
</file>

<file path=Object 97/content.xml><?xml version="1.0" encoding="utf-8"?>
<math xmlns="http://www.w3.org/1998/Math/MathML" display="block">
  <semantics>
    <mi>t</mi>
    <annotation encoding="StarMath 5.0">t</annotation>
  </semantics>
</math>
</file>

<file path=Object 98/content.xml><?xml version="1.0" encoding="utf-8"?>
<math xmlns="http://www.w3.org/1998/Math/MathML" display="block">
  <semantics>
    <mi>g</mi>
    <annotation encoding="StarMath 5.0">g</annotation>
  </semantics>
</math>
</file>

<file path=Object 99/content.xml><?xml version="1.0" encoding="utf-8"?>
<math xmlns="http://www.w3.org/1998/Math/MathML" display="block">
  <semantics>
    <mrow>
      <mi>y</mi>
      <mrow>
        <mo fence="true" stretchy="false">(</mo>
        <mrow>
          <mi>f</mi>
        </mrow>
        <mo fence="true" stretchy="false">)</mo>
      </mrow>
    </mrow>
    <annotation encoding="StarMath 5.0">y(f)</annotation>
  </semantics>
</math>
</file>